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283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0.1819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1602in"/>
    </style:style>
    <style:style style:name="co7" style:family="table-column">
      <style:table-column-properties fo:break-before="auto" style:column-width="0.1071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7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fo:border-left="0.99pt solid #000000" fo:border-right="0.99pt solid #000000" fo:border-top="0.99pt solid #000000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/>
      <style:text-properties style:font-name="Liberation Sans1"/>
    </style:style>
    <style:style style:name="ce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order-left="none" fo:border-right="none" fo:border-top="0.99pt solid #000000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99pt solid #000000" fo:border-top="0.99pt solid #000000"/>
      <style:paragraph-properties fo:text-align="center" fo:margin-left="0in"/>
    </style:style>
    <style:style style:name="ce9" style:family="table-cell" style:parent-style-name="Default" style:data-style-name="N61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</style:style>
    <style:style style:name="ce10" style:family="table-cell" style:parent-style-name="Default" style:data-style-name="N61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12" style:family="table-cell" style:parent-style-name="Default" style:data-style-name="N61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3" style:family="table-cell" style:parent-style-name="Default" style:data-style-name="N61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order-left="none" fo:border-right="0.99pt solid #000000" fo:border-top="0.99pt solid #000000"/>
    </style:style>
    <style:style style:name="ce15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16" style:family="table-cell" style:parent-style-name="Default" style:data-style-name="N61">
      <style:table-cell-properties fo:border-bottom="0.74pt solid #000000" style:text-align-source="fix" style:repeat-content="false" fo:border-left="0.99pt solid #000000" fo:border-right="0.74pt solid #000000" fo:border-top="0.74pt solid #000000"/>
      <style:paragraph-properties fo:text-align="center" fo:margin-left="0in"/>
    </style:style>
    <style:style style:name="ce17" style:family="table-cell" style:parent-style-name="Default" style:data-style-name="N61">
      <style:table-cell-properties fo:border-bottom="0.99pt solid #000000" style:text-align-source="fix" style:repeat-content="false" fo:border-left="0.99pt solid #000000" fo:border-right="0.74pt solid #000000" fo:border-top="0.74pt solid #000000"/>
      <style:paragraph-properties fo:text-align="center" fo:margin-left="0in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99pt solid #000000"/>
      <style:paragraph-properties fo:text-align="center" fo:margin-left="0in"/>
    </style:style>
    <style:style style:name="ce1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 style:data-style-name="N61">
      <style:table-cell-properties fo:border-bottom="0.99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99pt solid #000000"/>
      <style:paragraph-properties fo:text-align="center" fo:margin-left="0in"/>
    </style:style>
    <style:style style:name="ce22" style:family="table-cell" style:parent-style-name="Default" style:data-style-name="N61">
      <style:table-cell-properties fo:border-bottom="0.74pt solid #000000" style:text-align-source="fix" style:repeat-content="false" fo:border-left="0.74pt solid #000000" fo:border-right="0.99pt solid #000000" fo:border-top="0.74pt solid #000000"/>
      <style:paragraph-properties fo:text-align="center" fo:margin-left="0in"/>
    </style:style>
    <style:style style:name="ce23" style:family="table-cell" style:parent-style-name="Default" style:data-style-name="N61">
      <style:table-cell-properties fo:border-bottom="0.99pt solid #000000" style:text-align-source="fix" style:repeat-content="false" fo:border-left="0.74pt solid #000000" fo:border-right="0.99pt solid #000000" fo:border-top="0.74pt solid #000000"/>
      <style:paragraph-properties fo:text-align="center" fo:margin-left="0in"/>
    </style:style>
  </office:automatic-styles>
  <office:body>
    <office:spreadsheet>
      <table:calculation-settings table:automatic-find-labels="false"/>
      <table:table table:name="Batch" table:style-name="ta1">
        <table:table-column table:style-name="co1" table:number-columns-repeated="18" table:default-cell-style-name="Default"/>
        <table:table-row table:style-name="ro1">
          <table:table-cell/>
          <table:table-cell table:style-name="ce1"/>
          <table:table-cell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atch</text:p>
          </table:table-cell>
          <table:covered-table-cell table:number-columns-repeated="2" table:style-name="ce7"/>
          <table:covered-table-cell table:style-name="ce14"/>
          <table:table-cell table:number-columns-repeated="13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Iter 0</text:p>
          </table:table-cell>
          <table:table-cell table:style-name="ce11" office:value-type="string" calcext:value-type="string">
            <text:p>Iter 1 </text:p>
          </table:table-cell>
          <table:table-cell table:style-name="ce11" office:value-type="string" calcext:value-type="string">
            <text:p>Iter 2</text:p>
          </table:table-cell>
          <table:table-cell/>
          <table:table-cell table:style-name="ce15" office:value-type="string" calcext:value-type="string" table:number-columns-spanned="12" table:number-rows-spanned="1">
            <text:p>Batch covariance matrix – final iteration</text:p>
          </table:table-cell>
          <table:covered-table-cell table:number-columns-repeated="10" table:style-name="ce18"/>
          <table:covered-table-cell table:style-name="ce21"/>
        </table:table-row>
        <table:table-row table:style-name="ro1">
          <table:table-cell/>
          <table:table-cell table:style-name="ce4" office:value-type="string" calcext:value-type="string">
            <text:p>x</text:p>
          </table:table-cell>
          <table:table-cell table:style-name="ce9" office:value-type="float" office:value="-65.042" calcext:value-type="float">
            <text:p>-6.50E+01</text:p>
          </table:table-cell>
          <table:table-cell table:style-name="ce12" office:value-type="float" office:value="-48.596" calcext:value-type="float">
            <text:p>-4.86E+01</text:p>
          </table:table-cell>
          <table:table-cell table:style-name="ce12" office:value-type="float" office:value="-0.000068599" calcext:value-type="float">
            <text:p>-6.86E-05</text:p>
          </table:table-cell>
          <table:table-cell/>
          <table:table-cell table:style-name="ce16" office:value-type="float" office:value="0.013474" calcext:value-type="float">
            <text:p>1.35E-02</text:p>
          </table:table-cell>
          <table:table-cell table:style-name="ce19" office:value-type="float" office:value="0.00093566" calcext:value-type="float">
            <text:p>9.36E-04</text:p>
          </table:table-cell>
          <table:table-cell table:style-name="ce19" office:value-type="float" office:value="0.00062432" calcext:value-type="float">
            <text:p>6.24E-04</text:p>
          </table:table-cell>
          <table:table-cell table:style-name="ce19" office:value-type="float" office:value="-0.00003261" calcext:value-type="float">
            <text:p>-3.26E-05</text:p>
          </table:table-cell>
          <table:table-cell table:style-name="ce19" office:value-type="float" office:value="0.000014471" calcext:value-type="float">
            <text:p>1.45E-05</text:p>
          </table:table-cell>
          <table:table-cell table:style-name="ce19" office:value-type="float" office:value="0.0000028985" calcext:value-type="float">
            <text:p>2.90E-06</text:p>
          </table:table-cell>
          <table:table-cell table:style-name="ce19" office:value-type="float" office:value="-1101" calcext:value-type="float">
            <text:p>-1.10E+03</text:p>
          </table:table-cell>
          <table:table-cell table:style-name="ce19" office:value-type="float" office:value="0.0000000087757" calcext:value-type="float">
            <text:p>8.78E-09</text:p>
          </table:table-cell>
          <table:table-cell table:style-name="ce19" office:value-type="float" office:value="0.000024166" calcext:value-type="float">
            <text:p>2.42E-05</text:p>
          </table:table-cell>
          <table:table-cell table:style-name="ce19" office:value-type="float" office:value="0.00071604" calcext:value-type="float">
            <text:p>7.16E-04</text:p>
          </table:table-cell>
          <table:table-cell table:style-name="ce19" office:value-type="float" office:value="-0.0056875" calcext:value-type="float">
            <text:p>-5.69E-03</text:p>
          </table:table-cell>
          <table:table-cell table:style-name="ce22" office:value-type="float" office:value="-0.0082559" calcext:value-type="float">
            <text:p>-8.26E-03</text:p>
          </table:table-cell>
        </table:table-row>
        <table:table-row table:style-name="ro1">
          <table:table-cell/>
          <table:table-cell table:style-name="ce4" office:value-type="string" calcext:value-type="string">
            <text:p>y</text:p>
          </table:table-cell>
          <table:table-cell table:style-name="ce9" office:value-type="float" office:value="110.36" calcext:value-type="float">
            <text:p>1.10E+02</text:p>
          </table:table-cell>
          <table:table-cell table:style-name="ce12" office:value-type="float" office:value="-0.50242" calcext:value-type="float">
            <text:p>-5.02E-01</text:p>
          </table:table-cell>
          <table:table-cell table:style-name="ce12" office:value-type="float" office:value="0.00052056" calcext:value-type="float">
            <text:p>5.21E-04</text:p>
          </table:table-cell>
          <table:table-cell/>
          <table:table-cell table:style-name="ce16" office:value-type="float" office:value="0.00093566" calcext:value-type="float">
            <text:p>9.36E-04</text:p>
          </table:table-cell>
          <table:table-cell table:style-name="ce19" office:value-type="float" office:value="0.0001871" calcext:value-type="float">
            <text:p>1.87E-04</text:p>
          </table:table-cell>
          <table:table-cell table:style-name="ce19" office:value-type="float" office:value="0.00046165" calcext:value-type="float">
            <text:p>4.62E-04</text:p>
          </table:table-cell>
          <table:table-cell table:style-name="ce19" office:value-type="float" office:value="-0.0000017685" calcext:value-type="float">
            <text:p>-1.77E-06</text:p>
          </table:table-cell>
          <table:table-cell table:style-name="ce19" office:value-type="float" office:value="0.00000074384" calcext:value-type="float">
            <text:p>7.44E-07</text:p>
          </table:table-cell>
          <table:table-cell table:style-name="ce19" office:value-type="float" office:value="-0.0000020759" calcext:value-type="float">
            <text:p>-2.08E-06</text:p>
          </table:table-cell>
          <table:table-cell table:style-name="ce19" office:value-type="float" office:value="-48.824" calcext:value-type="float">
            <text:p>-4.88E+01</text:p>
          </table:table-cell>
          <table:table-cell table:style-name="ce19" office:value-type="float" office:value="-0.00000000018345" calcext:value-type="float">
            <text:p>-1.83E-10</text:p>
          </table:table-cell>
          <table:table-cell table:style-name="ce19" office:value-type="float" office:value="0.00000063966" calcext:value-type="float">
            <text:p>6.40E-07</text:p>
          </table:table-cell>
          <table:table-cell table:style-name="ce19" office:value-type="float" office:value="-0.00040459" calcext:value-type="float">
            <text:p>-4.05E-04</text:p>
          </table:table-cell>
          <table:table-cell table:style-name="ce19" office:value-type="float" office:value="0.00010534" calcext:value-type="float">
            <text:p>1.05E-04</text:p>
          </table:table-cell>
          <table:table-cell table:style-name="ce22" office:value-type="float" office:value="0.0012871" calcext:value-type="float">
            <text:p>1.29E-03</text:p>
          </table:table-cell>
        </table:table-row>
        <table:table-row table:style-name="ro1">
          <table:table-cell/>
          <table:table-cell table:style-name="ce4" office:value-type="string" calcext:value-type="string">
            <text:p>z</text:p>
          </table:table-cell>
          <table:table-cell table:style-name="ce9" office:value-type="float" office:value="83.743" calcext:value-type="float">
            <text:p>8.37E+01</text:p>
          </table:table-cell>
          <table:table-cell table:style-name="ce12" office:value-type="float" office:value="-7.0824" calcext:value-type="float">
            <text:p>-7.08E+00</text:p>
          </table:table-cell>
          <table:table-cell table:style-name="ce12" office:value-type="float" office:value="-0.00047332" calcext:value-type="float">
            <text:p>-4.73E-04</text:p>
          </table:table-cell>
          <table:table-cell/>
          <table:table-cell table:style-name="ce16" office:value-type="float" office:value="0.00062432" calcext:value-type="float">
            <text:p>6.24E-04</text:p>
          </table:table-cell>
          <table:table-cell table:style-name="ce19" office:value-type="float" office:value="0.00046165" calcext:value-type="float">
            <text:p>4.62E-04</text:p>
          </table:table-cell>
          <table:table-cell table:style-name="ce19" office:value-type="float" office:value="0.0033102" calcext:value-type="float">
            <text:p>3.31E-03</text:p>
          </table:table-cell>
          <table:table-cell table:style-name="ce19" office:value-type="float" office:value="0.000001415" calcext:value-type="float">
            <text:p>1.42E-06</text:p>
          </table:table-cell>
          <table:table-cell table:style-name="ce19" office:value-type="float" office:value="0.00000034814" calcext:value-type="float">
            <text:p>3.48E-07</text:p>
          </table:table-cell>
          <table:table-cell table:style-name="ce19" office:value-type="float" office:value="-0.000016031" calcext:value-type="float">
            <text:p>-1.60E-05</text:p>
          </table:table-cell>
          <table:table-cell table:style-name="ce19" office:value-type="float" office:value="-333.1" calcext:value-type="float">
            <text:p>-3.33E+02</text:p>
          </table:table-cell>
          <table:table-cell table:style-name="ce19" office:value-type="float" office:value="-0.0000000045482" calcext:value-type="float">
            <text:p>-4.55E-09</text:p>
          </table:table-cell>
          <table:table-cell table:style-name="ce19" office:value-type="float" office:value="0.000011326" calcext:value-type="float">
            <text:p>1.13E-05</text:p>
          </table:table-cell>
          <table:table-cell table:style-name="ce19" office:value-type="float" office:value="-0.0022774" calcext:value-type="float">
            <text:p>-2.28E-03</text:p>
          </table:table-cell>
          <table:table-cell table:style-name="ce19" office:value-type="float" office:value="0.0022435" calcext:value-type="float">
            <text:p>2.24E-03</text:p>
          </table:table-cell>
          <table:table-cell table:style-name="ce22" office:value-type="float" office:value="0.0092676" calcext:value-type="float">
            <text:p>9.27E-03</text:p>
          </table:table-cell>
        </table:table-row>
        <table:table-row table:style-name="ro1">
          <table:table-cell/>
          <table:table-cell table:style-name="ce4" office:value-type="string" calcext:value-type="string">
            <text:p>u</text:p>
          </table:table-cell>
          <table:table-cell table:style-name="ce9" office:value-type="float" office:value="12.59" calcext:value-type="float">
            <text:p>1.26E+01</text:p>
          </table:table-cell>
          <table:table-cell table:style-name="ce12" office:value-type="float" office:value="0.0981" calcext:value-type="float">
            <text:p>9.81E-02</text:p>
          </table:table-cell>
          <table:table-cell table:style-name="ce12" office:value-type="float" office:value="-0.00000034051" calcext:value-type="float">
            <text:p>-3.41E-07</text:p>
          </table:table-cell>
          <table:table-cell/>
          <table:table-cell table:style-name="ce16" office:value-type="float" office:value="-0.00003261" calcext:value-type="float">
            <text:p>-3.26E-05</text:p>
          </table:table-cell>
          <table:table-cell table:style-name="ce19" office:value-type="float" office:value="-0.0000017685" calcext:value-type="float">
            <text:p>-1.77E-06</text:p>
          </table:table-cell>
          <table:table-cell table:style-name="ce19" office:value-type="float" office:value="0.000001415" calcext:value-type="float">
            <text:p>1.42E-06</text:p>
          </table:table-cell>
          <table:table-cell table:style-name="ce19" office:value-type="float" office:value="0.000000082738" calcext:value-type="float">
            <text:p>8.27E-08</text:p>
          </table:table-cell>
          <table:table-cell table:style-name="ce19" office:value-type="float" office:value="-0.000000036147" calcext:value-type="float">
            <text:p>-3.61E-08</text:p>
          </table:table-cell>
          <table:table-cell table:style-name="ce19" office:value-type="float" office:value="-0.000000024166" calcext:value-type="float">
            <text:p>-2.42E-08</text:p>
          </table:table-cell>
          <table:table-cell table:style-name="ce19" office:value-type="float" office:value="5.601" calcext:value-type="float">
            <text:p>5.60E+00</text:p>
          </table:table-cell>
          <table:table-cell table:style-name="ce19" office:value-type="float" office:value="-0.000000000027315" calcext:value-type="float">
            <text:p>-2.73E-11</text:p>
          </table:table-cell>
          <table:table-cell table:style-name="ce19" office:value-type="float" office:value="-0.000000037556" calcext:value-type="float">
            <text:p>-3.76E-08</text:p>
          </table:table-cell>
          <table:table-cell table:style-name="ce19" office:value-type="float" office:value="-0.0000042805" calcext:value-type="float">
            <text:p>-4.28E-06</text:p>
          </table:table-cell>
          <table:table-cell table:style-name="ce19" office:value-type="float" office:value="0.000016353" calcext:value-type="float">
            <text:p>1.64E-05</text:p>
          </table:table-cell>
          <table:table-cell table:style-name="ce22" office:value-type="float" office:value="0.00003016" calcext:value-type="float">
            <text:p>3.02E-05</text:p>
          </table:table-cell>
        </table:table-row>
        <table:table-row table:style-name="ro1">
          <table:table-cell/>
          <table:table-cell table:style-name="ce4" office:value-type="string" calcext:value-type="string">
            <text:p>v</text:p>
          </table:table-cell>
          <table:table-cell table:style-name="ce9" office:value-type="float" office:value="-5.2939" calcext:value-type="float">
            <text:p>-5.29E+00</text:p>
          </table:table-cell>
          <table:table-cell table:style-name="ce12" office:value-type="float" office:value="-0.08195" calcext:value-type="float">
            <text:p>-8.20E-02</text:p>
          </table:table-cell>
          <table:table-cell table:style-name="ce12" office:value-type="float" office:value="-0.0000012703" calcext:value-type="float">
            <text:p>-1.27E-06</text:p>
          </table:table-cell>
          <table:table-cell/>
          <table:table-cell table:style-name="ce16" office:value-type="float" office:value="0.000014471" calcext:value-type="float">
            <text:p>1.45E-05</text:p>
          </table:table-cell>
          <table:table-cell table:style-name="ce19" office:value-type="float" office:value="0.00000074384" calcext:value-type="float">
            <text:p>7.44E-07</text:p>
          </table:table-cell>
          <table:table-cell table:style-name="ce19" office:value-type="float" office:value="0.00000034814" calcext:value-type="float">
            <text:p>3.48E-07</text:p>
          </table:table-cell>
          <table:table-cell table:style-name="ce19" office:value-type="float" office:value="-0.000000036147" calcext:value-type="float">
            <text:p>-3.61E-08</text:p>
          </table:table-cell>
          <table:table-cell table:style-name="ce19" office:value-type="float" office:value="0.00000001682" calcext:value-type="float">
            <text:p>1.68E-08</text:p>
          </table:table-cell>
          <table:table-cell table:style-name="ce19" office:value-type="float" office:value="0.0000000066553" calcext:value-type="float">
            <text:p>6.66E-09</text:p>
          </table:table-cell>
          <table:table-cell table:style-name="ce19" office:value-type="float" office:value="-1.4189" calcext:value-type="float">
            <text:p>-1.42E+00</text:p>
          </table:table-cell>
          <table:table-cell table:style-name="ce19" office:value-type="float" office:value="0.000000000011388" calcext:value-type="float">
            <text:p>1.14E-11</text:p>
          </table:table-cell>
          <table:table-cell table:style-name="ce19" office:value-type="float" office:value="0.000000049531" calcext:value-type="float">
            <text:p>4.95E-08</text:p>
          </table:table-cell>
          <table:table-cell table:style-name="ce19" office:value-type="float" office:value="0.0000018393" calcext:value-type="float">
            <text:p>1.84E-06</text:p>
          </table:table-cell>
          <table:table-cell table:style-name="ce19" office:value-type="float" office:value="-0.0000071596" calcext:value-type="float">
            <text:p>-7.16E-06</text:p>
          </table:table-cell>
          <table:table-cell table:style-name="ce22" office:value-type="float" office:value="-0.00001265" calcext:value-type="float">
            <text:p>-1.27E-05</text:p>
          </table:table-cell>
        </table:table-row>
        <table:table-row table:style-name="ro1">
          <table:table-cell/>
          <table:table-cell table:style-name="ce4" office:value-type="string" calcext:value-type="string">
            <text:p>w</text:p>
          </table:table-cell>
          <table:table-cell table:style-name="ce9" office:value-type="float" office:value="-5.9538" calcext:value-type="float">
            <text:p>-5.95E+00</text:p>
          </table:table-cell>
          <table:table-cell table:style-name="ce12" office:value-type="float" office:value="-0.017072" calcext:value-type="float">
            <text:p>-1.71E-02</text:p>
          </table:table-cell>
          <table:table-cell table:style-name="ce12" office:value-type="float" office:value="0.00000082678" calcext:value-type="float">
            <text:p>8.27E-07</text:p>
          </table:table-cell>
          <table:table-cell/>
          <table:table-cell table:style-name="ce16" office:value-type="float" office:value="0.0000028985" calcext:value-type="float">
            <text:p>2.90E-06</text:p>
          </table:table-cell>
          <table:table-cell table:style-name="ce19" office:value-type="float" office:value="-0.0000020759" calcext:value-type="float">
            <text:p>-2.08E-06</text:p>
          </table:table-cell>
          <table:table-cell table:style-name="ce19" office:value-type="float" office:value="-0.000016031" calcext:value-type="float">
            <text:p>-1.60E-05</text:p>
          </table:table-cell>
          <table:table-cell table:style-name="ce19" office:value-type="float" office:value="-0.000000024166" calcext:value-type="float">
            <text:p>-2.42E-08</text:p>
          </table:table-cell>
          <table:table-cell table:style-name="ce19" office:value-type="float" office:value="0.0000000066553" calcext:value-type="float">
            <text:p>6.66E-09</text:p>
          </table:table-cell>
          <table:table-cell table:style-name="ce19" office:value-type="float" office:value="0.000000087775" calcext:value-type="float">
            <text:p>8.78E-08</text:p>
          </table:table-cell>
          <table:table-cell table:style-name="ce19" office:value-type="float" office:value="2.3777" calcext:value-type="float">
            <text:p>2.38E+00</text:p>
          </table:table-cell>
          <table:table-cell table:style-name="ce19" office:value-type="float" office:value="0.000000000031038" calcext:value-type="float">
            <text:p>3.10E-11</text:p>
          </table:table-cell>
          <table:table-cell table:style-name="ce19" office:value-type="float" office:value="-0.000000051742" calcext:value-type="float">
            <text:p>-5.17E-08</text:p>
          </table:table-cell>
          <table:table-cell table:style-name="ce19" office:value-type="float" office:value="0.000012534" calcext:value-type="float">
            <text:p>1.25E-05</text:p>
          </table:table-cell>
          <table:table-cell table:style-name="ce19" office:value-type="float" office:value="-0.000014261" calcext:value-type="float">
            <text:p>-1.43E-05</text:p>
          </table:table-cell>
          <table:table-cell table:style-name="ce22" office:value-type="float" office:value="-0.000052185" calcext:value-type="float">
            <text:p>-5.22E-05</text:p>
          </table:table-cell>
        </table:table-row>
        <table:table-row table:style-name="ro1">
          <table:table-cell/>
          <table:table-cell table:style-name="ce5" office:value-type="string" calcext:value-type="string">
            <text:p>μ</text:p>
          </table:table-cell>
          <table:table-cell table:style-name="ce9" office:value-type="float" office:value="-596780" calcext:value-type="float">
            <text:p>-5.97E+05</text:p>
          </table:table-cell>
          <table:table-cell table:style-name="ce12" office:value-type="float" office:value="594670" calcext:value-type="float">
            <text:p>5.95E+05</text:p>
          </table:table-cell>
          <table:table-cell table:style-name="ce12" office:value-type="float" office:value="-11.188" calcext:value-type="float">
            <text:p>-1.12E+01</text:p>
          </table:table-cell>
          <table:table-cell/>
          <table:table-cell table:style-name="ce16" office:value-type="float" office:value="-1101" calcext:value-type="float">
            <text:p>-1.10E+03</text:p>
          </table:table-cell>
          <table:table-cell table:style-name="ce19" office:value-type="float" office:value="-48.824" calcext:value-type="float">
            <text:p>-4.88E+01</text:p>
          </table:table-cell>
          <table:table-cell table:style-name="ce19" office:value-type="float" office:value="-333.1" calcext:value-type="float">
            <text:p>-3.33E+02</text:p>
          </table:table-cell>
          <table:table-cell table:style-name="ce19" office:value-type="float" office:value="5.601" calcext:value-type="float">
            <text:p>5.60E+00</text:p>
          </table:table-cell>
          <table:table-cell table:style-name="ce19" office:value-type="float" office:value="-1.4189" calcext:value-type="float">
            <text:p>-1.42E+00</text:p>
          </table:table-cell>
          <table:table-cell table:style-name="ce19" office:value-type="float" office:value="2.3777" calcext:value-type="float">
            <text:p>2.38E+00</text:p>
          </table:table-cell>
          <table:table-cell table:style-name="ce19" office:value-type="float" office:value="999990000000" calcext:value-type="float">
            <text:p>1.00E+12</text:p>
          </table:table-cell>
          <table:table-cell table:style-name="ce19" office:value-type="float" office:value="-0.00018652" calcext:value-type="float">
            <text:p>-1.87E-04</text:p>
          </table:table-cell>
          <table:table-cell table:style-name="ce19" office:value-type="float" office:value="-0.034613" calcext:value-type="float">
            <text:p>-3.46E-02</text:p>
          </table:table-cell>
          <table:table-cell table:style-name="ce19" office:value-type="float" office:value="72.957" calcext:value-type="float">
            <text:p>7.30E+01</text:p>
          </table:table-cell>
          <table:table-cell table:style-name="ce19" office:value-type="float" office:value="88.125" calcext:value-type="float">
            <text:p>8.81E+01</text:p>
          </table:table-cell>
          <table:table-cell table:style-name="ce22" office:value-type="float" office:value="405.17" calcext:value-type="float">
            <text:p>4.05E+02</text:p>
          </table:table-cell>
        </table:table-row>
        <table:table-row table:style-name="ro1">
          <table:table-cell/>
          <table:table-cell table:style-name="ce4" office:value-type="string" calcext:value-type="string">
            <text:p>J2</text:p>
          </table:table-cell>
          <table:table-cell table:style-name="ce9" office:value-type="float" office:value="0.000034266" calcext:value-type="float">
            <text:p>3.43E-05</text:p>
          </table:table-cell>
          <table:table-cell table:style-name="ce12" office:value-type="float" office:value="-0.000034204" calcext:value-type="float">
            <text:p>-3.42E-05</text:p>
          </table:table-cell>
          <table:table-cell table:style-name="ce12" office:value-type="float" office:value="0.00000000047981" calcext:value-type="float">
            <text:p>4.80E-10</text:p>
          </table:table-cell>
          <table:table-cell/>
          <table:table-cell table:style-name="ce16" office:value-type="float" office:value="0.0000000087757" calcext:value-type="float">
            <text:p>8.78E-09</text:p>
          </table:table-cell>
          <table:table-cell table:style-name="ce19" office:value-type="float" office:value="-0.00000000018345" calcext:value-type="float">
            <text:p>-1.83E-10</text:p>
          </table:table-cell>
          <table:table-cell table:style-name="ce19" office:value-type="float" office:value="-0.0000000045482" calcext:value-type="float">
            <text:p>-4.55E-09</text:p>
          </table:table-cell>
          <table:table-cell table:style-name="ce19" office:value-type="float" office:value="-0.000000000027315" calcext:value-type="float">
            <text:p>-2.73E-11</text:p>
          </table:table-cell>
          <table:table-cell table:style-name="ce19" office:value-type="float" office:value="0.000000000011388" calcext:value-type="float">
            <text:p>1.14E-11</text:p>
          </table:table-cell>
          <table:table-cell table:style-name="ce19" office:value-type="float" office:value="0.000000000031038" calcext:value-type="float">
            <text:p>3.10E-11</text:p>
          </table:table-cell>
          <table:table-cell table:style-name="ce19" office:value-type="float" office:value="-0.00018652" calcext:value-type="float">
            <text:p>-1.87E-04</text:p>
          </table:table-cell>
          <table:table-cell table:style-name="ce19" office:value-type="float" office:value="0.000000000000016451" calcext:value-type="float">
            <text:p>1.65E-14</text:p>
          </table:table-cell>
          <table:table-cell table:style-name="ce19" office:value-type="float" office:value="-0.0000000000073939" calcext:value-type="float">
            <text:p>-7.39E-12</text:p>
          </table:table-cell>
          <table:table-cell table:style-name="ce19" office:value-type="float" office:value="0.0000000046937" calcext:value-type="float">
            <text:p>4.69E-09</text:p>
          </table:table-cell>
          <table:table-cell table:style-name="ce19" office:value-type="float" office:value="-0.0000000080491" calcext:value-type="float">
            <text:p>-8.05E-09</text:p>
          </table:table-cell>
          <table:table-cell table:style-name="ce22" office:value-type="float" office:value="-0.000000022088" calcext:value-type="float">
            <text:p>-2.21E-08</text:p>
          </table:table-cell>
        </table:table-row>
        <table:table-row table:style-name="ro1">
          <table:table-cell/>
          <table:table-cell table:style-name="ce5" office:value-type="string" calcext:value-type="string">
            <text:p>β</text:p>
          </table:table-cell>
          <table:table-cell table:style-name="ce9" office:value-type="float" office:value="-0.0023222" calcext:value-type="float">
            <text:p>-2.32E-03</text:p>
          </table:table-cell>
          <table:table-cell table:style-name="ce12" office:value-type="float" office:value="0.0023118" calcext:value-type="float">
            <text:p>2.31E-03</text:p>
          </table:table-cell>
          <table:table-cell table:style-name="ce12" office:value-type="float" office:value="-0.000000043662" calcext:value-type="float">
            <text:p>-4.37E-08</text:p>
          </table:table-cell>
          <table:table-cell/>
          <table:table-cell table:style-name="ce16" office:value-type="float" office:value="0.000024166" calcext:value-type="float">
            <text:p>2.42E-05</text:p>
          </table:table-cell>
          <table:table-cell table:style-name="ce19" office:value-type="float" office:value="0.00000063966" calcext:value-type="float">
            <text:p>6.40E-07</text:p>
          </table:table-cell>
          <table:table-cell table:style-name="ce19" office:value-type="float" office:value="0.000011326" calcext:value-type="float">
            <text:p>1.13E-05</text:p>
          </table:table-cell>
          <table:table-cell table:style-name="ce19" office:value-type="float" office:value="-0.000000037556" calcext:value-type="float">
            <text:p>-3.76E-08</text:p>
          </table:table-cell>
          <table:table-cell table:style-name="ce19" office:value-type="float" office:value="0.000000049531" calcext:value-type="float">
            <text:p>4.95E-08</text:p>
          </table:table-cell>
          <table:table-cell table:style-name="ce19" office:value-type="float" office:value="-0.000000051742" calcext:value-type="float">
            <text:p>-5.17E-08</text:p>
          </table:table-cell>
          <table:table-cell table:style-name="ce19" office:value-type="float" office:value="-0.034613" calcext:value-type="float">
            <text:p>-3.46E-02</text:p>
          </table:table-cell>
          <table:table-cell table:style-name="ce19" office:value-type="float" office:value="-0.0000000000073939" calcext:value-type="float">
            <text:p>-7.39E-12</text:p>
          </table:table-cell>
          <table:table-cell table:style-name="ce19" office:value-type="float" office:value="0.0001" calcext:value-type="float">
            <text:p>1.00E-04</text:p>
          </table:table-cell>
          <table:table-cell table:style-name="ce19" office:value-type="float" office:value="-0.0000026018" calcext:value-type="float">
            <text:p>-2.60E-06</text:p>
          </table:table-cell>
          <table:table-cell table:style-name="ce19" office:value-type="float" office:value="-0.0000071876" calcext:value-type="float">
            <text:p>-7.19E-06</text:p>
          </table:table-cell>
          <table:table-cell table:style-name="ce22" office:value-type="float" office:value="0.0000035424" calcext:value-type="float">
            <text:p>3.54E-06</text:p>
          </table:table-cell>
        </table:table-row>
        <table:table-row table:style-name="ro1">
          <table:table-cell/>
          <table:table-cell table:style-name="ce4" office:value-type="string" calcext:value-type="string">
            <text:p>xs1</text:p>
          </table:table-cell>
          <table:table-cell table:style-name="ce9" office:value-type="float" office:value="110.85" calcext:value-type="float">
            <text:p>1.11E+02</text:p>
          </table:table-cell>
          <table:table-cell table:style-name="ce12" office:value-type="float" office:value="-5.6911" calcext:value-type="float">
            <text:p>-5.69E+00</text:p>
          </table:table-cell>
          <table:table-cell table:style-name="ce12" office:value-type="float" office:value="-0.00075754" calcext:value-type="float">
            <text:p>-7.58E-04</text:p>
          </table:table-cell>
          <table:table-cell/>
          <table:table-cell table:style-name="ce16" office:value-type="float" office:value="0.00071604" calcext:value-type="float">
            <text:p>7.16E-04</text:p>
          </table:table-cell>
          <table:table-cell table:style-name="ce19" office:value-type="float" office:value="-0.00040459" calcext:value-type="float">
            <text:p>-4.05E-04</text:p>
          </table:table-cell>
          <table:table-cell table:style-name="ce19" office:value-type="float" office:value="-0.0022774" calcext:value-type="float">
            <text:p>-2.28E-03</text:p>
          </table:table-cell>
          <table:table-cell table:style-name="ce19" office:value-type="float" office:value="-0.0000042805" calcext:value-type="float">
            <text:p>-4.28E-06</text:p>
          </table:table-cell>
          <table:table-cell table:style-name="ce19" office:value-type="float" office:value="0.0000018393" calcext:value-type="float">
            <text:p>1.84E-06</text:p>
          </table:table-cell>
          <table:table-cell table:style-name="ce19" office:value-type="float" office:value="0.000012534" calcext:value-type="float">
            <text:p>1.25E-05</text:p>
          </table:table-cell>
          <table:table-cell table:style-name="ce19" office:value-type="float" office:value="72.957" calcext:value-type="float">
            <text:p>7.30E+01</text:p>
          </table:table-cell>
          <table:table-cell table:style-name="ce19" office:value-type="float" office:value="0.0000000046937" calcext:value-type="float">
            <text:p>4.69E-09</text:p>
          </table:table-cell>
          <table:table-cell table:style-name="ce19" office:value-type="float" office:value="-0.0000026018" calcext:value-type="float">
            <text:p>-2.60E-06</text:p>
          </table:table-cell>
          <table:table-cell table:style-name="ce19" office:value-type="float" office:value="0.0041035" calcext:value-type="float">
            <text:p>4.10E-03</text:p>
          </table:table-cell>
          <table:table-cell table:style-name="ce19" office:value-type="float" office:value="-0.0044601" calcext:value-type="float">
            <text:p>-4.46E-03</text:p>
          </table:table-cell>
          <table:table-cell table:style-name="ce22" office:value-type="float" office:value="-0.01544" calcext:value-type="float">
            <text:p>-1.54E-02</text:p>
          </table:table-cell>
        </table:table-row>
        <table:table-row table:style-name="ro1">
          <table:table-cell/>
          <table:table-cell table:style-name="ce4" office:value-type="string" calcext:value-type="string">
            <text:p>ys1</text:p>
          </table:table-cell>
          <table:table-cell table:style-name="ce9" office:value-type="float" office:value="-51.983" calcext:value-type="float">
            <text:p>-5.20E+01</text:p>
          </table:table-cell>
          <table:table-cell table:style-name="ce12" office:value-type="float" office:value="25.811" calcext:value-type="float">
            <text:p>2.58E+01</text:p>
          </table:table-cell>
          <table:table-cell table:style-name="ce12" office:value-type="float" office:value="0.00031291" calcext:value-type="float">
            <text:p>3.13E-04</text:p>
          </table:table-cell>
          <table:table-cell/>
          <table:table-cell table:style-name="ce16" office:value-type="float" office:value="-0.0056875" calcext:value-type="float">
            <text:p>-5.69E-03</text:p>
          </table:table-cell>
          <table:table-cell table:style-name="ce19" office:value-type="float" office:value="0.00010534" calcext:value-type="float">
            <text:p>1.05E-04</text:p>
          </table:table-cell>
          <table:table-cell table:style-name="ce19" office:value-type="float" office:value="0.0022435" calcext:value-type="float">
            <text:p>2.24E-03</text:p>
          </table:table-cell>
          <table:table-cell table:style-name="ce19" office:value-type="float" office:value="0.000016353" calcext:value-type="float">
            <text:p>1.64E-05</text:p>
          </table:table-cell>
          <table:table-cell table:style-name="ce19" office:value-type="float" office:value="-0.0000071596" calcext:value-type="float">
            <text:p>-7.16E-06</text:p>
          </table:table-cell>
          <table:table-cell table:style-name="ce19" office:value-type="float" office:value="-0.000014261" calcext:value-type="float">
            <text:p>-1.43E-05</text:p>
          </table:table-cell>
          <table:table-cell table:style-name="ce19" office:value-type="float" office:value="88.125" calcext:value-type="float">
            <text:p>8.81E+01</text:p>
          </table:table-cell>
          <table:table-cell table:style-name="ce19" office:value-type="float" office:value="-0.0000000080491" calcext:value-type="float">
            <text:p>-8.05E-09</text:p>
          </table:table-cell>
          <table:table-cell table:style-name="ce19" office:value-type="float" office:value="-0.0000071876" calcext:value-type="float">
            <text:p>-7.19E-06</text:p>
          </table:table-cell>
          <table:table-cell table:style-name="ce19" office:value-type="float" office:value="-0.0044601" calcext:value-type="float">
            <text:p>-4.46E-03</text:p>
          </table:table-cell>
          <table:table-cell table:style-name="ce19" office:value-type="float" office:value="0.0067672" calcext:value-type="float">
            <text:p>6.77E-03</text:p>
          </table:table-cell>
          <table:table-cell table:style-name="ce22" office:value-type="float" office:value="0.019117" calcext:value-type="float">
            <text:p>1.91E-02</text:p>
          </table:table-cell>
        </table:table-row>
        <table:table-row table:style-name="ro1">
          <table:table-cell/>
          <table:table-cell table:style-name="ce6" office:value-type="string" calcext:value-type="string">
            <text:p>zs1</text:p>
          </table:table-cell>
          <table:table-cell table:style-name="ce10" office:value-type="float" office:value="4.5814" calcext:value-type="float">
            <text:p>4.58E+00</text:p>
          </table:table-cell>
          <table:table-cell table:style-name="ce13" office:value-type="float" office:value="35.168" calcext:value-type="float">
            <text:p>3.52E+01</text:p>
          </table:table-cell>
          <table:table-cell table:style-name="ce13" office:value-type="float" office:value="0.0018842" calcext:value-type="float">
            <text:p>1.88E-03</text:p>
          </table:table-cell>
          <table:table-cell/>
          <table:table-cell table:style-name="ce17" office:value-type="float" office:value="-0.0082559" calcext:value-type="float">
            <text:p>-8.26E-03</text:p>
          </table:table-cell>
          <table:table-cell table:style-name="ce20" office:value-type="float" office:value="0.0012871" calcext:value-type="float">
            <text:p>1.29E-03</text:p>
          </table:table-cell>
          <table:table-cell table:style-name="ce20" office:value-type="float" office:value="0.0092676" calcext:value-type="float">
            <text:p>9.27E-03</text:p>
          </table:table-cell>
          <table:table-cell table:style-name="ce20" office:value-type="float" office:value="0.00003016" calcext:value-type="float">
            <text:p>3.02E-05</text:p>
          </table:table-cell>
          <table:table-cell table:style-name="ce20" office:value-type="float" office:value="-0.00001265" calcext:value-type="float">
            <text:p>-1.27E-05</text:p>
          </table:table-cell>
          <table:table-cell table:style-name="ce20" office:value-type="float" office:value="-0.000052185" calcext:value-type="float">
            <text:p>-5.22E-05</text:p>
          </table:table-cell>
          <table:table-cell table:style-name="ce20" office:value-type="float" office:value="405.17" calcext:value-type="float">
            <text:p>4.05E+02</text:p>
          </table:table-cell>
          <table:table-cell table:style-name="ce20" office:value-type="float" office:value="-0.000000022088" calcext:value-type="float">
            <text:p>-2.21E-08</text:p>
          </table:table-cell>
          <table:table-cell table:style-name="ce20" office:value-type="float" office:value="0.0000035424" calcext:value-type="float">
            <text:p>3.54E-06</text:p>
          </table:table-cell>
          <table:table-cell table:style-name="ce20" office:value-type="float" office:value="-0.01544" calcext:value-type="float">
            <text:p>-1.54E-02</text:p>
          </table:table-cell>
          <table:table-cell table:style-name="ce20" office:value-type="float" office:value="0.019117" calcext:value-type="float">
            <text:p>1.91E-02</text:p>
          </table:table-cell>
          <table:table-cell table:style-name="ce23" office:value-type="float" office:value="0.061865" calcext:value-type="float">
            <text:p>6.19E-02</text:p>
          </table:table-cell>
        </table:table-row>
        <table:table-row table:style-name="ro1" table:number-rows-repeated="12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9"/>
        </table:table-row>
      </table:table>
      <table:table table:name="Sequential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9"/>
        <table:table-column table:style-name="co1" table:number-columns-repeated="2" table:default-cell-style-name="ce12"/>
        <table:table-column table:style-name="co1" table:default-cell-style-name="Default"/>
        <table:table-column table:style-name="co1" table:default-cell-style-name="ce16"/>
        <table:table-column table:style-name="co1" table:number-columns-repeated="10" table:default-cell-style-name="ce19"/>
        <table:table-column table:style-name="co1" table:default-cell-style-name="ce22"/>
        <table:table-row table:style-name="ro1">
          <table:table-cell/>
          <table:table-cell table:style-name="ce1"/>
          <table:table-cell table:style-name="Default" table:number-columns-repeated="3"/>
          <table:table-cell/>
          <table:table-cell table:style-name="Default" table:number-columns-repeated="12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Sequential</text:p>
          </table:table-cell>
          <table:covered-table-cell table:number-columns-repeated="2" table:style-name="ce7"/>
          <table:covered-table-cell table:style-name="ce14"/>
          <table:table-cell/>
          <table:table-cell table:style-name="Default" table:number-columns-repeated="12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Iter 0</text:p>
          </table:table-cell>
          <table:table-cell table:style-name="ce11" office:value-type="string" calcext:value-type="string">
            <text:p>Iter 1 </text:p>
          </table:table-cell>
          <table:table-cell table:style-name="ce11" office:value-type="string" calcext:value-type="string">
            <text:p>Iter 2</text:p>
          </table:table-cell>
          <table:table-cell/>
          <table:table-cell table:style-name="ce15" office:value-type="string" calcext:value-type="string" table:number-columns-spanned="12" table:number-rows-spanned="1">
            <text:p>Sequential covariance matrix – final iteration</text:p>
          </table:table-cell>
          <table:covered-table-cell table:number-columns-repeated="10" table:style-name="ce18"/>
          <table:covered-table-cell table:style-name="ce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-60.065" calcext:value-type="float">
            <text:p>-6.01E+01</text:p>
          </table:table-cell>
          <table:table-cell office:value-type="float" office:value="-48.597" calcext:value-type="float">
            <text:p>-4.86E+01</text:p>
          </table:table-cell>
          <table:table-cell office:value-type="float" office:value="-0.000016173" calcext:value-type="float">
            <text:p>-1.62E-05</text:p>
          </table:table-cell>
          <table:table-cell/>
          <table:table-cell office:value-type="float" office:value="0.013474" calcext:value-type="float">
            <text:p>1.35E-02</text:p>
          </table:table-cell>
          <table:table-cell office:value-type="float" office:value="0.00093566" calcext:value-type="float">
            <text:p>9.36E-04</text:p>
          </table:table-cell>
          <table:table-cell office:value-type="float" office:value="0.00062432" calcext:value-type="float">
            <text:p>6.24E-04</text:p>
          </table:table-cell>
          <table:table-cell office:value-type="float" office:value="-0.00003261" calcext:value-type="float">
            <text:p>-3.26E-05</text:p>
          </table:table-cell>
          <table:table-cell office:value-type="float" office:value="0.000014471" calcext:value-type="float">
            <text:p>1.45E-05</text:p>
          </table:table-cell>
          <table:table-cell office:value-type="float" office:value="0.0000028985" calcext:value-type="float">
            <text:p>2.90E-06</text:p>
          </table:table-cell>
          <table:table-cell office:value-type="float" office:value="-1101" calcext:value-type="float">
            <text:p>-1.10E+03</text:p>
          </table:table-cell>
          <table:table-cell office:value-type="float" office:value="0.0000000087757" calcext:value-type="float">
            <text:p>8.78E-09</text:p>
          </table:table-cell>
          <table:table-cell office:value-type="float" office:value="0.000024166" calcext:value-type="float">
            <text:p>2.42E-05</text:p>
          </table:table-cell>
          <table:table-cell office:value-type="float" office:value="0.00071604" calcext:value-type="float">
            <text:p>7.16E-04</text:p>
          </table:table-cell>
          <table:table-cell office:value-type="float" office:value="-0.0056875" calcext:value-type="float">
            <text:p>-5.69E-03</text:p>
          </table:table-cell>
          <table:table-cell office:value-type="float" office:value="-0.0082559" calcext:value-type="float">
            <text:p>-8.26E-03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108.17" calcext:value-type="float">
            <text:p>1.08E+02</text:p>
          </table:table-cell>
          <table:table-cell office:value-type="float" office:value="-0.50166" calcext:value-type="float">
            <text:p>-5.02E-01</text:p>
          </table:table-cell>
          <table:table-cell office:value-type="float" office:value="0.0005301" calcext:value-type="float">
            <text:p>5.30E-04</text:p>
          </table:table-cell>
          <table:table-cell/>
          <table:table-cell office:value-type="float" office:value="0.00093566" calcext:value-type="float">
            <text:p>9.36E-04</text:p>
          </table:table-cell>
          <table:table-cell office:value-type="float" office:value="0.0001871" calcext:value-type="float">
            <text:p>1.87E-04</text:p>
          </table:table-cell>
          <table:table-cell office:value-type="float" office:value="0.00046165" calcext:value-type="float">
            <text:p>4.62E-04</text:p>
          </table:table-cell>
          <table:table-cell office:value-type="float" office:value="-0.0000017685" calcext:value-type="float">
            <text:p>-1.77E-06</text:p>
          </table:table-cell>
          <table:table-cell office:value-type="float" office:value="0.00000074384" calcext:value-type="float">
            <text:p>7.44E-07</text:p>
          </table:table-cell>
          <table:table-cell office:value-type="float" office:value="-0.0000020759" calcext:value-type="float">
            <text:p>-2.08E-06</text:p>
          </table:table-cell>
          <table:table-cell office:value-type="float" office:value="-48.824" calcext:value-type="float">
            <text:p>-4.88E+01</text:p>
          </table:table-cell>
          <table:table-cell office:value-type="float" office:value="-0.00000000018345" calcext:value-type="float">
            <text:p>-1.83E-10</text:p>
          </table:table-cell>
          <table:table-cell office:value-type="float" office:value="0.00000063966" calcext:value-type="float">
            <text:p>6.40E-07</text:p>
          </table:table-cell>
          <table:table-cell office:value-type="float" office:value="-0.00040459" calcext:value-type="float">
            <text:p>-4.05E-04</text:p>
          </table:table-cell>
          <table:table-cell office:value-type="float" office:value="0.00010534" calcext:value-type="float">
            <text:p>1.05E-04</text:p>
          </table:table-cell>
          <table:table-cell office:value-type="float" office:value="0.0012871" calcext:value-type="float">
            <text:p>1.29E-03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float" office:value="81.819" calcext:value-type="float">
            <text:p>8.18E+01</text:p>
          </table:table-cell>
          <table:table-cell office:value-type="float" office:value="-7.083" calcext:value-type="float">
            <text:p>-7.08E+00</text:p>
          </table:table-cell>
          <table:table-cell office:value-type="float" office:value="-0.00054037" calcext:value-type="float">
            <text:p>-5.40E-04</text:p>
          </table:table-cell>
          <table:table-cell/>
          <table:table-cell office:value-type="float" office:value="0.00062432" calcext:value-type="float">
            <text:p>6.24E-04</text:p>
          </table:table-cell>
          <table:table-cell office:value-type="float" office:value="0.00046165" calcext:value-type="float">
            <text:p>4.62E-04</text:p>
          </table:table-cell>
          <table:table-cell office:value-type="float" office:value="0.0033102" calcext:value-type="float">
            <text:p>3.31E-03</text:p>
          </table:table-cell>
          <table:table-cell office:value-type="float" office:value="0.000001415" calcext:value-type="float">
            <text:p>1.42E-06</text:p>
          </table:table-cell>
          <table:table-cell office:value-type="float" office:value="0.00000034814" calcext:value-type="float">
            <text:p>3.48E-07</text:p>
          </table:table-cell>
          <table:table-cell office:value-type="float" office:value="-0.000016031" calcext:value-type="float">
            <text:p>-1.60E-05</text:p>
          </table:table-cell>
          <table:table-cell office:value-type="float" office:value="-333.1" calcext:value-type="float">
            <text:p>-3.33E+02</text:p>
          </table:table-cell>
          <table:table-cell office:value-type="float" office:value="-0.0000000045482" calcext:value-type="float">
            <text:p>-4.55E-09</text:p>
          </table:table-cell>
          <table:table-cell office:value-type="float" office:value="0.000011326" calcext:value-type="float">
            <text:p>1.13E-05</text:p>
          </table:table-cell>
          <table:table-cell office:value-type="float" office:value="-0.0022774" calcext:value-type="float">
            <text:p>-2.28E-03</text:p>
          </table:table-cell>
          <table:table-cell office:value-type="float" office:value="0.0022435" calcext:value-type="float">
            <text:p>2.24E-03</text:p>
          </table:table-cell>
          <table:table-cell office:value-type="float" office:value="0.0092676" calcext:value-type="float">
            <text:p>9.27E-03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12.582" calcext:value-type="float">
            <text:p>1.26E+01</text:p>
          </table:table-cell>
          <table:table-cell office:value-type="float" office:value="0.098102" calcext:value-type="float">
            <text:p>9.81E-02</text:p>
          </table:table-cell>
          <table:table-cell office:value-type="float" office:value="-0.0000027115" calcext:value-type="float">
            <text:p>-2.71E-06</text:p>
          </table:table-cell>
          <table:table-cell/>
          <table:table-cell office:value-type="float" office:value="-0.00003261" calcext:value-type="float">
            <text:p>-3.26E-05</text:p>
          </table:table-cell>
          <table:table-cell office:value-type="float" office:value="-0.0000017685" calcext:value-type="float">
            <text:p>-1.77E-06</text:p>
          </table:table-cell>
          <table:table-cell office:value-type="float" office:value="0.000001415" calcext:value-type="float">
            <text:p>1.42E-06</text:p>
          </table:table-cell>
          <table:table-cell office:value-type="float" office:value="0.000000082738" calcext:value-type="float">
            <text:p>8.27E-08</text:p>
          </table:table-cell>
          <table:table-cell office:value-type="float" office:value="-0.000000036147" calcext:value-type="float">
            <text:p>-3.61E-08</text:p>
          </table:table-cell>
          <table:table-cell office:value-type="float" office:value="-0.000000024166" calcext:value-type="float">
            <text:p>-2.42E-08</text:p>
          </table:table-cell>
          <table:table-cell office:value-type="float" office:value="5.601" calcext:value-type="float">
            <text:p>5.60E+00</text:p>
          </table:table-cell>
          <table:table-cell office:value-type="float" office:value="-0.000000000027315" calcext:value-type="float">
            <text:p>-2.73E-11</text:p>
          </table:table-cell>
          <table:table-cell office:value-type="float" office:value="-0.000000037556" calcext:value-type="float">
            <text:p>-3.76E-08</text:p>
          </table:table-cell>
          <table:table-cell office:value-type="float" office:value="-0.0000042805" calcext:value-type="float">
            <text:p>-4.28E-06</text:p>
          </table:table-cell>
          <table:table-cell office:value-type="float" office:value="0.000016353" calcext:value-type="float">
            <text:p>1.64E-05</text:p>
          </table:table-cell>
          <table:table-cell office:value-type="float" office:value="0.00003016" calcext:value-type="float">
            <text:p>3.02E-05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-5.2897" calcext:value-type="float">
            <text:p>-5.29E+00</text:p>
          </table:table-cell>
          <table:table-cell office:value-type="float" office:value="-0.081953" calcext:value-type="float">
            <text:p>-8.20E-02</text:p>
          </table:table-cell>
          <table:table-cell office:value-type="float" office:value="-0.0000016108" calcext:value-type="float">
            <text:p>-1.61E-06</text:p>
          </table:table-cell>
          <table:table-cell/>
          <table:table-cell office:value-type="float" office:value="0.000014471" calcext:value-type="float">
            <text:p>1.45E-05</text:p>
          </table:table-cell>
          <table:table-cell office:value-type="float" office:value="0.00000074384" calcext:value-type="float">
            <text:p>7.44E-07</text:p>
          </table:table-cell>
          <table:table-cell office:value-type="float" office:value="0.00000034814" calcext:value-type="float">
            <text:p>3.48E-07</text:p>
          </table:table-cell>
          <table:table-cell office:value-type="float" office:value="-0.000000036147" calcext:value-type="float">
            <text:p>-3.61E-08</text:p>
          </table:table-cell>
          <table:table-cell office:value-type="float" office:value="0.00000001682" calcext:value-type="float">
            <text:p>1.68E-08</text:p>
          </table:table-cell>
          <table:table-cell office:value-type="float" office:value="0.0000000066553" calcext:value-type="float">
            <text:p>6.66E-09</text:p>
          </table:table-cell>
          <table:table-cell office:value-type="float" office:value="-1.4189" calcext:value-type="float">
            <text:p>-1.42E+00</text:p>
          </table:table-cell>
          <table:table-cell office:value-type="float" office:value="0.000000000011388" calcext:value-type="float">
            <text:p>1.14E-11</text:p>
          </table:table-cell>
          <table:table-cell office:value-type="float" office:value="0.000000049531" calcext:value-type="float">
            <text:p>4.95E-08</text:p>
          </table:table-cell>
          <table:table-cell office:value-type="float" office:value="0.0000018393" calcext:value-type="float">
            <text:p>1.84E-06</text:p>
          </table:table-cell>
          <table:table-cell office:value-type="float" office:value="-0.0000071596" calcext:value-type="float">
            <text:p>-7.16E-06</text:p>
          </table:table-cell>
          <table:table-cell office:value-type="float" office:value="-0.00001265" calcext:value-type="float">
            <text:p>-1.27E-05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-5.9515" calcext:value-type="float">
            <text:p>-5.95E+00</text:p>
          </table:table-cell>
          <table:table-cell office:value-type="float" office:value="-0.017072" calcext:value-type="float">
            <text:p>-1.71E-02</text:p>
          </table:table-cell>
          <table:table-cell office:value-type="float" office:value="0.00000061403" calcext:value-type="float">
            <text:p>6.14E-07</text:p>
          </table:table-cell>
          <table:table-cell/>
          <table:table-cell office:value-type="float" office:value="0.0000028985" calcext:value-type="float">
            <text:p>2.90E-06</text:p>
          </table:table-cell>
          <table:table-cell office:value-type="float" office:value="-0.0000020759" calcext:value-type="float">
            <text:p>-2.08E-06</text:p>
          </table:table-cell>
          <table:table-cell office:value-type="float" office:value="-0.000016031" calcext:value-type="float">
            <text:p>-1.60E-05</text:p>
          </table:table-cell>
          <table:table-cell office:value-type="float" office:value="-0.000000024166" calcext:value-type="float">
            <text:p>-2.42E-08</text:p>
          </table:table-cell>
          <table:table-cell office:value-type="float" office:value="0.0000000066553" calcext:value-type="float">
            <text:p>6.66E-09</text:p>
          </table:table-cell>
          <table:table-cell office:value-type="float" office:value="0.000000087775" calcext:value-type="float">
            <text:p>8.78E-08</text:p>
          </table:table-cell>
          <table:table-cell office:value-type="float" office:value="2.3777" calcext:value-type="float">
            <text:p>2.38E+00</text:p>
          </table:table-cell>
          <table:table-cell office:value-type="float" office:value="0.000000000031038" calcext:value-type="float">
            <text:p>3.10E-11</text:p>
          </table:table-cell>
          <table:table-cell office:value-type="float" office:value="-0.000000051742" calcext:value-type="float">
            <text:p>-5.17E-08</text:p>
          </table:table-cell>
          <table:table-cell office:value-type="float" office:value="0.000012534" calcext:value-type="float">
            <text:p>1.25E-05</text:p>
          </table:table-cell>
          <table:table-cell office:value-type="float" office:value="-0.000014261" calcext:value-type="float">
            <text:p>-1.43E-05</text:p>
          </table:table-cell>
          <table:table-cell office:value-type="float" office:value="-0.000052185" calcext:value-type="float">
            <text:p>-5.22E-05</text:p>
          </table:table-cell>
        </table:table-row>
        <table:table-row table:style-name="ro1">
          <table:table-cell/>
          <table:table-cell table:style-name="ce5" office:value-type="string" calcext:value-type="string">
            <text:p>μ</text:p>
          </table:table-cell>
          <table:table-cell office:value-type="float" office:value="-596780" calcext:value-type="float">
            <text:p>-5.97E+05</text:p>
          </table:table-cell>
          <table:table-cell office:value-type="float" office:value="594670" calcext:value-type="float">
            <text:p>5.95E+05</text:p>
          </table:table-cell>
          <table:table-cell office:value-type="float" office:value="-596780" calcext:value-type="float">
            <text:p>-5.97E+05</text:p>
          </table:table-cell>
          <table:table-cell/>
          <table:table-cell office:value-type="float" office:value="-1101" calcext:value-type="float">
            <text:p>-1.10E+03</text:p>
          </table:table-cell>
          <table:table-cell office:value-type="float" office:value="-48.824" calcext:value-type="float">
            <text:p>-4.88E+01</text:p>
          </table:table-cell>
          <table:table-cell office:value-type="float" office:value="-333.1" calcext:value-type="float">
            <text:p>-3.33E+02</text:p>
          </table:table-cell>
          <table:table-cell office:value-type="float" office:value="5.601" calcext:value-type="float">
            <text:p>5.60E+00</text:p>
          </table:table-cell>
          <table:table-cell office:value-type="float" office:value="-1.4189" calcext:value-type="float">
            <text:p>-1.42E+00</text:p>
          </table:table-cell>
          <table:table-cell office:value-type="float" office:value="2.3777" calcext:value-type="float">
            <text:p>2.38E+00</text:p>
          </table:table-cell>
          <table:table-cell office:value-type="float" office:value="999990000000" calcext:value-type="float">
            <text:p>1.00E+12</text:p>
          </table:table-cell>
          <table:table-cell office:value-type="float" office:value="-0.00018652" calcext:value-type="float">
            <text:p>-1.87E-04</text:p>
          </table:table-cell>
          <table:table-cell office:value-type="float" office:value="-0.034613" calcext:value-type="float">
            <text:p>-3.46E-02</text:p>
          </table:table-cell>
          <table:table-cell office:value-type="float" office:value="72.957" calcext:value-type="float">
            <text:p>7.30E+01</text:p>
          </table:table-cell>
          <table:table-cell office:value-type="float" office:value="88.125" calcext:value-type="float">
            <text:p>8.81E+01</text:p>
          </table:table-cell>
          <table:table-cell office:value-type="float" office:value="405.17" calcext:value-type="float">
            <text:p>4.05E+02</text:p>
          </table:table-cell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float" office:value="0.000034266" calcext:value-type="float">
            <text:p>3.43E-05</text:p>
          </table:table-cell>
          <table:table-cell office:value-type="float" office:value="-0.000034204" calcext:value-type="float">
            <text:p>-3.42E-05</text:p>
          </table:table-cell>
          <table:table-cell office:value-type="float" office:value="0.00000000074353" calcext:value-type="float">
            <text:p>7.44E-10</text:p>
          </table:table-cell>
          <table:table-cell/>
          <table:table-cell office:value-type="float" office:value="0.0000000087757" calcext:value-type="float">
            <text:p>8.78E-09</text:p>
          </table:table-cell>
          <table:table-cell office:value-type="float" office:value="-0.00000000018345" calcext:value-type="float">
            <text:p>-1.83E-10</text:p>
          </table:table-cell>
          <table:table-cell office:value-type="float" office:value="-0.0000000045482" calcext:value-type="float">
            <text:p>-4.55E-09</text:p>
          </table:table-cell>
          <table:table-cell office:value-type="float" office:value="-0.000000000027315" calcext:value-type="float">
            <text:p>-2.73E-11</text:p>
          </table:table-cell>
          <table:table-cell office:value-type="float" office:value="0.000000000011388" calcext:value-type="float">
            <text:p>1.14E-11</text:p>
          </table:table-cell>
          <table:table-cell office:value-type="float" office:value="0.000000000031038" calcext:value-type="float">
            <text:p>3.10E-11</text:p>
          </table:table-cell>
          <table:table-cell office:value-type="float" office:value="-0.00018652" calcext:value-type="float">
            <text:p>-1.87E-04</text:p>
          </table:table-cell>
          <table:table-cell office:value-type="float" office:value="0.000000000000016451" calcext:value-type="float">
            <text:p>1.65E-14</text:p>
          </table:table-cell>
          <table:table-cell office:value-type="float" office:value="-0.0000000000073939" calcext:value-type="float">
            <text:p>-7.39E-12</text:p>
          </table:table-cell>
          <table:table-cell office:value-type="float" office:value="0.0000000046937" calcext:value-type="float">
            <text:p>4.69E-09</text:p>
          </table:table-cell>
          <table:table-cell office:value-type="float" office:value="-0.0000000080491" calcext:value-type="float">
            <text:p>-8.05E-09</text:p>
          </table:table-cell>
          <table:table-cell office:value-type="float" office:value="-0.000000022088" calcext:value-type="float">
            <text:p>-2.21E-08</text:p>
          </table:table-cell>
        </table:table-row>
        <table:table-row table:style-name="ro1">
          <table:table-cell/>
          <table:table-cell table:style-name="ce5" office:value-type="string" calcext:value-type="string">
            <text:p>β</text:p>
          </table:table-cell>
          <table:table-cell office:value-type="float" office:value="-0.0023222" calcext:value-type="float">
            <text:p>-2.32E-03</text:p>
          </table:table-cell>
          <table:table-cell office:value-type="float" office:value="0.0023118" calcext:value-type="float">
            <text:p>2.31E-03</text:p>
          </table:table-cell>
          <table:table-cell office:value-type="float" office:value="-0.0023223" calcext:value-type="float">
            <text:p>-2.32E-03</text:p>
          </table:table-cell>
          <table:table-cell/>
          <table:table-cell office:value-type="float" office:value="0.000024166" calcext:value-type="float">
            <text:p>2.42E-05</text:p>
          </table:table-cell>
          <table:table-cell office:value-type="float" office:value="0.00000063966" calcext:value-type="float">
            <text:p>6.40E-07</text:p>
          </table:table-cell>
          <table:table-cell office:value-type="float" office:value="0.000011326" calcext:value-type="float">
            <text:p>1.13E-05</text:p>
          </table:table-cell>
          <table:table-cell office:value-type="float" office:value="-0.000000037556" calcext:value-type="float">
            <text:p>-3.76E-08</text:p>
          </table:table-cell>
          <table:table-cell office:value-type="float" office:value="0.000000049531" calcext:value-type="float">
            <text:p>4.95E-08</text:p>
          </table:table-cell>
          <table:table-cell office:value-type="float" office:value="-0.000000051742" calcext:value-type="float">
            <text:p>-5.17E-08</text:p>
          </table:table-cell>
          <table:table-cell office:value-type="float" office:value="-0.034613" calcext:value-type="float">
            <text:p>-3.46E-02</text:p>
          </table:table-cell>
          <table:table-cell office:value-type="float" office:value="-0.0000000000073939" calcext:value-type="float">
            <text:p>-7.39E-12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-0.0000026018" calcext:value-type="float">
            <text:p>-2.60E-06</text:p>
          </table:table-cell>
          <table:table-cell office:value-type="float" office:value="-0.0000071876" calcext:value-type="float">
            <text:p>-7.19E-06</text:p>
          </table:table-cell>
          <table:table-cell office:value-type="float" office:value="0.0000035424" calcext:value-type="float">
            <text:p>3.54E-06</text:p>
          </table:table-cell>
        </table:table-row>
        <table:table-row table:style-name="ro1">
          <table:table-cell/>
          <table:table-cell office:value-type="string" calcext:value-type="string">
            <text:p>xs1</text:p>
          </table:table-cell>
          <table:table-cell office:value-type="float" office:value="110.85" calcext:value-type="float">
            <text:p>1.11E+02</text:p>
          </table:table-cell>
          <table:table-cell office:value-type="float" office:value="-5.6911" calcext:value-type="float">
            <text:p>-5.69E+00</text:p>
          </table:table-cell>
          <table:table-cell office:value-type="float" office:value="-0.00070864" calcext:value-type="float">
            <text:p>-7.09E-04</text:p>
          </table:table-cell>
          <table:table-cell/>
          <table:table-cell office:value-type="float" office:value="0.00071604" calcext:value-type="float">
            <text:p>7.16E-04</text:p>
          </table:table-cell>
          <table:table-cell office:value-type="float" office:value="-0.00040459" calcext:value-type="float">
            <text:p>-4.05E-04</text:p>
          </table:table-cell>
          <table:table-cell office:value-type="float" office:value="-0.0022774" calcext:value-type="float">
            <text:p>-2.28E-03</text:p>
          </table:table-cell>
          <table:table-cell office:value-type="float" office:value="-0.0000042805" calcext:value-type="float">
            <text:p>-4.28E-06</text:p>
          </table:table-cell>
          <table:table-cell office:value-type="float" office:value="0.0000018393" calcext:value-type="float">
            <text:p>1.84E-06</text:p>
          </table:table-cell>
          <table:table-cell office:value-type="float" office:value="0.000012534" calcext:value-type="float">
            <text:p>1.25E-05</text:p>
          </table:table-cell>
          <table:table-cell office:value-type="float" office:value="72.957" calcext:value-type="float">
            <text:p>7.30E+01</text:p>
          </table:table-cell>
          <table:table-cell office:value-type="float" office:value="0.0000000046937" calcext:value-type="float">
            <text:p>4.69E-09</text:p>
          </table:table-cell>
          <table:table-cell office:value-type="float" office:value="-0.0000026018" calcext:value-type="float">
            <text:p>-2.60E-06</text:p>
          </table:table-cell>
          <table:table-cell office:value-type="float" office:value="0.0041035" calcext:value-type="float">
            <text:p>4.10E-03</text:p>
          </table:table-cell>
          <table:table-cell office:value-type="float" office:value="-0.0044601" calcext:value-type="float">
            <text:p>-4.46E-03</text:p>
          </table:table-cell>
          <table:table-cell office:value-type="float" office:value="-0.01544" calcext:value-type="float">
            <text:p>-1.54E-02</text:p>
          </table:table-cell>
        </table:table-row>
        <table:table-row table:style-name="ro1">
          <table:table-cell/>
          <table:table-cell office:value-type="string" calcext:value-type="string">
            <text:p>ys1</text:p>
          </table:table-cell>
          <table:table-cell office:value-type="float" office:value="-51.983" calcext:value-type="float">
            <text:p>-5.20E+01</text:p>
          </table:table-cell>
          <table:table-cell office:value-type="float" office:value="25.811" calcext:value-type="float">
            <text:p>2.58E+01</text:p>
          </table:table-cell>
          <table:table-cell office:value-type="float" office:value="0.00041161" calcext:value-type="float">
            <text:p>4.12E-04</text:p>
          </table:table-cell>
          <table:table-cell/>
          <table:table-cell office:value-type="float" office:value="-0.0056875" calcext:value-type="float">
            <text:p>-5.69E-03</text:p>
          </table:table-cell>
          <table:table-cell office:value-type="float" office:value="0.00010534" calcext:value-type="float">
            <text:p>1.05E-04</text:p>
          </table:table-cell>
          <table:table-cell office:value-type="float" office:value="0.0022435" calcext:value-type="float">
            <text:p>2.24E-03</text:p>
          </table:table-cell>
          <table:table-cell office:value-type="float" office:value="0.000016353" calcext:value-type="float">
            <text:p>1.64E-05</text:p>
          </table:table-cell>
          <table:table-cell office:value-type="float" office:value="-0.0000071596" calcext:value-type="float">
            <text:p>-7.16E-06</text:p>
          </table:table-cell>
          <table:table-cell office:value-type="float" office:value="-0.000014261" calcext:value-type="float">
            <text:p>-1.43E-05</text:p>
          </table:table-cell>
          <table:table-cell office:value-type="float" office:value="88.125" calcext:value-type="float">
            <text:p>8.81E+01</text:p>
          </table:table-cell>
          <table:table-cell office:value-type="float" office:value="-0.0000000080491" calcext:value-type="float">
            <text:p>-8.05E-09</text:p>
          </table:table-cell>
          <table:table-cell office:value-type="float" office:value="-0.0000071876" calcext:value-type="float">
            <text:p>-7.19E-06</text:p>
          </table:table-cell>
          <table:table-cell office:value-type="float" office:value="-0.0044601" calcext:value-type="float">
            <text:p>-4.46E-03</text:p>
          </table:table-cell>
          <table:table-cell office:value-type="float" office:value="0.0067672" calcext:value-type="float">
            <text:p>6.77E-03</text:p>
          </table:table-cell>
          <table:table-cell office:value-type="float" office:value="0.019117" calcext:value-type="float">
            <text:p>1.91E-02</text:p>
          </table:table-cell>
        </table:table-row>
        <table:table-row table:style-name="ro1">
          <table:table-cell/>
          <table:table-cell table:style-name="ce6" office:value-type="string" calcext:value-type="string">
            <text:p>zs1</text:p>
          </table:table-cell>
          <table:table-cell table:style-name="ce10" office:value-type="float" office:value="4.5814" calcext:value-type="float">
            <text:p>4.58E+00</text:p>
          </table:table-cell>
          <table:table-cell table:style-name="ce13" office:value-type="float" office:value="35.168" calcext:value-type="float">
            <text:p>3.52E+01</text:p>
          </table:table-cell>
          <table:table-cell table:style-name="ce13" office:value-type="float" office:value="0.0014711" calcext:value-type="float">
            <text:p>1.47E-03</text:p>
          </table:table-cell>
          <table:table-cell/>
          <table:table-cell table:style-name="ce17" office:value-type="float" office:value="-0.0082559" calcext:value-type="float">
            <text:p>-8.26E-03</text:p>
          </table:table-cell>
          <table:table-cell table:style-name="ce20" office:value-type="float" office:value="0.0012871" calcext:value-type="float">
            <text:p>1.29E-03</text:p>
          </table:table-cell>
          <table:table-cell table:style-name="ce20" office:value-type="float" office:value="0.0092676" calcext:value-type="float">
            <text:p>9.27E-03</text:p>
          </table:table-cell>
          <table:table-cell table:style-name="ce20" office:value-type="float" office:value="0.00003016" calcext:value-type="float">
            <text:p>3.02E-05</text:p>
          </table:table-cell>
          <table:table-cell table:style-name="ce20" office:value-type="float" office:value="-0.00001265" calcext:value-type="float">
            <text:p>-1.27E-05</text:p>
          </table:table-cell>
          <table:table-cell table:style-name="ce20" office:value-type="float" office:value="-0.000052185" calcext:value-type="float">
            <text:p>-5.22E-05</text:p>
          </table:table-cell>
          <table:table-cell table:style-name="ce20" office:value-type="float" office:value="405.17" calcext:value-type="float">
            <text:p>4.05E+02</text:p>
          </table:table-cell>
          <table:table-cell table:style-name="ce20" office:value-type="float" office:value="-0.000000022088" calcext:value-type="float">
            <text:p>-2.21E-08</text:p>
          </table:table-cell>
          <table:table-cell table:style-name="ce20" office:value-type="float" office:value="0.0000035424" calcext:value-type="float">
            <text:p>3.54E-06</text:p>
          </table:table-cell>
          <table:table-cell table:style-name="ce20" office:value-type="float" office:value="-0.01544" calcext:value-type="float">
            <text:p>-1.54E-02</text:p>
          </table:table-cell>
          <table:table-cell table:style-name="ce20" office:value-type="float" office:value="0.019117" calcext:value-type="float">
            <text:p>1.91E-02</text:p>
          </table:table-cell>
          <table:table-cell table:style-name="ce23" office:value-type="float" office:value="0.061865" calcext:value-type="float">
            <text:p>6.19E-02</text:p>
          </table:table-cell>
        </table:table-row>
      </table:table>
      <table:table table:name="Ext. Sequential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9"/>
        <table:table-column table:style-name="co1" table:number-columns-repeated="2" table:default-cell-style-name="ce12"/>
        <table:table-column table:style-name="co1" table:default-cell-style-name="Default"/>
        <table:table-column table:style-name="co1" table:default-cell-style-name="ce16"/>
        <table:table-column table:style-name="co1" table:number-columns-repeated="10" table:default-cell-style-name="ce19"/>
        <table:table-column table:style-name="co1" table:default-cell-style-name="ce22"/>
        <table:table-row table:style-name="ro1">
          <table:table-cell/>
          <table:table-cell table:style-name="ce1"/>
          <table:table-cell table:style-name="Default" table:number-columns-repeated="3"/>
          <table:table-cell/>
          <table:table-cell table:style-name="Default" table:number-columns-repeated="12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Extended Sequential</text:p>
          </table:table-cell>
          <table:covered-table-cell table:number-columns-repeated="2" table:style-name="ce7"/>
          <table:covered-table-cell table:style-name="ce14"/>
          <table:table-cell/>
          <table:table-cell table:style-name="Default" table:number-columns-repeated="12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Iter 0</text:p>
          </table:table-cell>
          <table:table-cell table:style-name="ce11" office:value-type="string" calcext:value-type="string">
            <text:p>Iter 1 </text:p>
          </table:table-cell>
          <table:table-cell table:style-name="ce11" office:value-type="string" calcext:value-type="string">
            <text:p>Iter 2</text:p>
          </table:table-cell>
          <table:table-cell/>
          <table:table-cell table:style-name="ce15" office:value-type="string" calcext:value-type="string" table:number-columns-spanned="12" table:number-rows-spanned="1">
            <text:p>Extended sequential covariance matrix – final iteration</text:p>
          </table:table-cell>
          <table:covered-table-cell table:number-columns-repeated="10" table:style-name="ce18"/>
          <table:covered-table-cell table:style-name="ce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0.0046358" calcext:value-type="float">
            <text:p>4.64E-03</text:p>
          </table:table-cell>
          <table:table-cell table:number-columns-repeated="2" office:value-type="float" office:value="0.0046314" calcext:value-type="float">
            <text:p>4.63E-03</text:p>
          </table:table-cell>
          <table:table-cell/>
          <table:table-cell office:value-type="float" office:value="0.013481" calcext:value-type="float">
            <text:p>1.35E-02</text:p>
          </table:table-cell>
          <table:table-cell office:value-type="float" office:value="0.00093663" calcext:value-type="float">
            <text:p>9.37E-04</text:p>
          </table:table-cell>
          <table:table-cell office:value-type="float" office:value="0.00062459" calcext:value-type="float">
            <text:p>6.25E-04</text:p>
          </table:table-cell>
          <table:table-cell office:value-type="float" office:value="-0.000032626" calcext:value-type="float">
            <text:p>-3.26E-05</text:p>
          </table:table-cell>
          <table:table-cell office:value-type="float" office:value="0.000014477" calcext:value-type="float">
            <text:p>1.45E-05</text:p>
          </table:table-cell>
          <table:table-cell office:value-type="float" office:value="0.0000028988" calcext:value-type="float">
            <text:p>2.90E-06</text:p>
          </table:table-cell>
          <table:table-cell office:value-type="float" office:value="-1101.3" calcext:value-type="float">
            <text:p>-1.10E+03</text:p>
          </table:table-cell>
          <table:table-cell office:value-type="float" office:value="0.0000000087793" calcext:value-type="float">
            <text:p>8.78E-09</text:p>
          </table:table-cell>
          <table:table-cell office:value-type="float" office:value="0.000024171" calcext:value-type="float">
            <text:p>2.42E-05</text:p>
          </table:table-cell>
          <table:table-cell office:value-type="float" office:value="0.00071588" calcext:value-type="float">
            <text:p>7.16E-04</text:p>
          </table:table-cell>
          <table:table-cell office:value-type="float" office:value="-0.0056898" calcext:value-type="float">
            <text:p>-5.69E-03</text:p>
          </table:table-cell>
          <table:table-cell office:value-type="float" office:value="-0.0082581" calcext:value-type="float">
            <text:p>-8.26E-03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0.00030655" calcext:value-type="float">
            <text:p>3.07E-04</text:p>
          </table:table-cell>
          <table:table-cell table:number-columns-repeated="2" office:value-type="float" office:value="0.00030625" calcext:value-type="float">
            <text:p>3.06E-04</text:p>
          </table:table-cell>
          <table:table-cell/>
          <table:table-cell office:value-type="float" office:value="0.00093663" calcext:value-type="float">
            <text:p>9.37E-04</text:p>
          </table:table-cell>
          <table:table-cell office:value-type="float" office:value="0.00018722" calcext:value-type="float">
            <text:p>1.87E-04</text:p>
          </table:table-cell>
          <table:table-cell office:value-type="float" office:value="0.0004618" calcext:value-type="float">
            <text:p>4.62E-04</text:p>
          </table:table-cell>
          <table:table-cell office:value-type="float" office:value="-0.0000017707" calcext:value-type="float">
            <text:p>-1.77E-06</text:p>
          </table:table-cell>
          <table:table-cell office:value-type="float" office:value="0.00000074474" calcext:value-type="float">
            <text:p>7.45E-07</text:p>
          </table:table-cell>
          <table:table-cell office:value-type="float" office:value="-0.0000020764" calcext:value-type="float">
            <text:p>-2.08E-06</text:p>
          </table:table-cell>
          <table:table-cell office:value-type="float" office:value="-48.878" calcext:value-type="float">
            <text:p>-4.89E+01</text:p>
          </table:table-cell>
          <table:table-cell office:value-type="float" office:value="-0.00000000018312" calcext:value-type="float">
            <text:p>-1.83E-10</text:p>
          </table:table-cell>
          <table:table-cell office:value-type="float" office:value="0.00000064079" calcext:value-type="float">
            <text:p>6.41E-07</text:p>
          </table:table-cell>
          <table:table-cell office:value-type="float" office:value="-0.00040451" calcext:value-type="float">
            <text:p>-4.05E-04</text:p>
          </table:table-cell>
          <table:table-cell office:value-type="float" office:value="0.00010486" calcext:value-type="float">
            <text:p>1.05E-04</text:p>
          </table:table-cell>
          <table:table-cell office:value-type="float" office:value="0.0012864" calcext:value-type="float">
            <text:p>1.29E-03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float" office:value="0.001512" calcext:value-type="float">
            <text:p>1.51E-03</text:p>
          </table:table-cell>
          <table:table-cell table:number-columns-repeated="2" office:value-type="float" office:value="0.0015105" calcext:value-type="float">
            <text:p>1.51E-03</text:p>
          </table:table-cell>
          <table:table-cell/>
          <table:table-cell office:value-type="float" office:value="0.00062459" calcext:value-type="float">
            <text:p>6.25E-04</text:p>
          </table:table-cell>
          <table:table-cell office:value-type="float" office:value="0.0004618" calcext:value-type="float">
            <text:p>4.62E-04</text:p>
          </table:table-cell>
          <table:table-cell office:value-type="float" office:value="0.003311" calcext:value-type="float">
            <text:p>3.31E-03</text:p>
          </table:table-cell>
          <table:table-cell office:value-type="float" office:value="0.0000014153" calcext:value-type="float">
            <text:p>1.42E-06</text:p>
          </table:table-cell>
          <table:table-cell office:value-type="float" office:value="0.00000034815" calcext:value-type="float">
            <text:p>3.48E-07</text:p>
          </table:table-cell>
          <table:table-cell office:value-type="float" office:value="-0.000016035" calcext:value-type="float">
            <text:p>-1.60E-05</text:p>
          </table:table-cell>
          <table:table-cell office:value-type="float" office:value="-333.18" calcext:value-type="float">
            <text:p>-3.33E+02</text:p>
          </table:table-cell>
          <table:table-cell office:value-type="float" office:value="-0.0000000045496" calcext:value-type="float">
            <text:p>-4.55E-09</text:p>
          </table:table-cell>
          <table:table-cell office:value-type="float" office:value="0.000011327" calcext:value-type="float">
            <text:p>1.13E-05</text:p>
          </table:table-cell>
          <table:table-cell office:value-type="float" office:value="-0.0022774" calcext:value-type="float">
            <text:p>-2.28E-03</text:p>
          </table:table-cell>
          <table:table-cell office:value-type="float" office:value="0.0022432" calcext:value-type="float">
            <text:p>2.24E-03</text:p>
          </table:table-cell>
          <table:table-cell office:value-type="float" office:value="0.0092672" calcext:value-type="float">
            <text:p>9.27E-03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-0.0000099227" calcext:value-type="float">
            <text:p>-9.92E-06</text:p>
          </table:table-cell>
          <table:table-cell table:number-columns-repeated="2" office:value-type="float" office:value="-0.0000099132" calcext:value-type="float">
            <text:p>-9.91E-06</text:p>
          </table:table-cell>
          <table:table-cell/>
          <table:table-cell office:value-type="float" office:value="-0.000032626" calcext:value-type="float">
            <text:p>-3.26E-05</text:p>
          </table:table-cell>
          <table:table-cell office:value-type="float" office:value="-0.0000017707" calcext:value-type="float">
            <text:p>-1.77E-06</text:p>
          </table:table-cell>
          <table:table-cell office:value-type="float" office:value="0.0000014153" calcext:value-type="float">
            <text:p>1.42E-06</text:p>
          </table:table-cell>
          <table:table-cell office:value-type="float" office:value="0.000000082776" calcext:value-type="float">
            <text:p>8.28E-08</text:p>
          </table:table-cell>
          <table:table-cell office:value-type="float" office:value="-0.000000036161" calcext:value-type="float">
            <text:p>-3.62E-08</text:p>
          </table:table-cell>
          <table:table-cell office:value-type="float" office:value="-0.000000024172" calcext:value-type="float">
            <text:p>-2.42E-08</text:p>
          </table:table-cell>
          <table:table-cell office:value-type="float" office:value="5.6015" calcext:value-type="float">
            <text:p>5.60E+00</text:p>
          </table:table-cell>
          <table:table-cell office:value-type="float" office:value="-0.000000000027325" calcext:value-type="float">
            <text:p>-2.73E-11</text:p>
          </table:table-cell>
          <table:table-cell office:value-type="float" office:value="-0.000000037565" calcext:value-type="float">
            <text:p>-3.76E-08</text:p>
          </table:table-cell>
          <table:table-cell office:value-type="float" office:value="-0.0000042801" calcext:value-type="float">
            <text:p>-4.28E-06</text:p>
          </table:table-cell>
          <table:table-cell office:value-type="float" office:value="0.000016358" calcext:value-type="float">
            <text:p>1.64E-05</text:p>
          </table:table-cell>
          <table:table-cell office:value-type="float" office:value="0.000030165" calcext:value-type="float">
            <text:p>3.02E-05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0.0000058047" calcext:value-type="float">
            <text:p>5.80E-06</text:p>
          </table:table-cell>
          <table:table-cell table:number-columns-repeated="2" office:value-type="float" office:value="0.0000057991" calcext:value-type="float">
            <text:p>5.80E-06</text:p>
          </table:table-cell>
          <table:table-cell/>
          <table:table-cell office:value-type="float" office:value="0.000014477" calcext:value-type="float">
            <text:p>1.45E-05</text:p>
          </table:table-cell>
          <table:table-cell office:value-type="float" office:value="0.00000074474" calcext:value-type="float">
            <text:p>7.45E-07</text:p>
          </table:table-cell>
          <table:table-cell office:value-type="float" office:value="0.00000034814" calcext:value-type="float">
            <text:p>3.48E-07</text:p>
          </table:table-cell>
          <table:table-cell office:value-type="float" office:value="-0.000000036161" calcext:value-type="float">
            <text:p>-3.62E-08</text:p>
          </table:table-cell>
          <table:table-cell office:value-type="float" office:value="0.000000016825" calcext:value-type="float">
            <text:p>1.68E-08</text:p>
          </table:table-cell>
          <table:table-cell office:value-type="float" office:value="0.0000000066567" calcext:value-type="float">
            <text:p>6.66E-09</text:p>
          </table:table-cell>
          <table:table-cell office:value-type="float" office:value="-1.419" calcext:value-type="float">
            <text:p>-1.42E+00</text:p>
          </table:table-cell>
          <table:table-cell office:value-type="float" office:value="0.000000000011392" calcext:value-type="float">
            <text:p>1.14E-11</text:p>
          </table:table-cell>
          <table:table-cell office:value-type="float" office:value="0.000000049534" calcext:value-type="float">
            <text:p>4.95E-08</text:p>
          </table:table-cell>
          <table:table-cell office:value-type="float" office:value="0.0000018389" calcext:value-type="float">
            <text:p>1.84E-06</text:p>
          </table:table-cell>
          <table:table-cell office:value-type="float" office:value="-0.0000071613" calcext:value-type="float">
            <text:p>-7.16E-06</text:p>
          </table:table-cell>
          <table:table-cell office:value-type="float" office:value="-0.00001265" calcext:value-type="float">
            <text:p>-1.27E-05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-0.0000059427" calcext:value-type="float">
            <text:p>-5.94E-06</text:p>
          </table:table-cell>
          <table:table-cell table:number-columns-repeated="2" office:value-type="float" office:value="-0.000005937" calcext:value-type="float">
            <text:p>-5.94E-06</text:p>
          </table:table-cell>
          <table:table-cell/>
          <table:table-cell office:value-type="float" office:value="0.0000028988" calcext:value-type="float">
            <text:p>2.90E-06</text:p>
          </table:table-cell>
          <table:table-cell office:value-type="float" office:value="-0.0000020764" calcext:value-type="float">
            <text:p>-2.08E-06</text:p>
          </table:table-cell>
          <table:table-cell office:value-type="float" office:value="-0.000016035" calcext:value-type="float">
            <text:p>-1.60E-05</text:p>
          </table:table-cell>
          <table:table-cell office:value-type="float" office:value="-0.000000024172" calcext:value-type="float">
            <text:p>-2.42E-08</text:p>
          </table:table-cell>
          <table:table-cell office:value-type="float" office:value="0.0000000066567" calcext:value-type="float">
            <text:p>6.66E-09</text:p>
          </table:table-cell>
          <table:table-cell office:value-type="float" office:value="0.000000087799" calcext:value-type="float">
            <text:p>8.78E-08</text:p>
          </table:table-cell>
          <table:table-cell office:value-type="float" office:value="2.3781" calcext:value-type="float">
            <text:p>2.38E+00</text:p>
          </table:table-cell>
          <table:table-cell office:value-type="float" office:value="0.000000000031046" calcext:value-type="float">
            <text:p>3.10E-11</text:p>
          </table:table-cell>
          <table:table-cell office:value-type="float" office:value="-0.000000051747" calcext:value-type="float">
            <text:p>-5.17E-08</text:p>
          </table:table-cell>
          <table:table-cell office:value-type="float" office:value="0.000012534" calcext:value-type="float">
            <text:p>1.25E-05</text:p>
          </table:table-cell>
          <table:table-cell office:value-type="float" office:value="-0.000014261" calcext:value-type="float">
            <text:p>-1.43E-05</text:p>
          </table:table-cell>
          <table:table-cell office:value-type="float" office:value="-0.000052185" calcext:value-type="float">
            <text:p>-5.22E-05</text:p>
          </table:table-cell>
        </table:table-row>
        <table:table-row table:style-name="ro1">
          <table:table-cell/>
          <table:table-cell table:style-name="ce5" office:value-type="string" calcext:value-type="string">
            <text:p>μ</text:p>
          </table:table-cell>
          <table:table-cell office:value-type="float" office:value="193.8" calcext:value-type="float">
            <text:p>1.94E+02</text:p>
          </table:table-cell>
          <table:table-cell table:number-columns-repeated="2" office:value-type="float" office:value="193.61" calcext:value-type="float">
            <text:p>1.94E+02</text:p>
          </table:table-cell>
          <table:table-cell/>
          <table:table-cell office:value-type="float" office:value="-1101.3" calcext:value-type="float">
            <text:p>-1.10E+03</text:p>
          </table:table-cell>
          <table:table-cell office:value-type="float" office:value="-48.878" calcext:value-type="float">
            <text:p>-4.89E+01</text:p>
          </table:table-cell>
          <table:table-cell office:value-type="float" office:value="-333.18" calcext:value-type="float">
            <text:p>-3.33E+02</text:p>
          </table:table-cell>
          <table:table-cell office:value-type="float" office:value="5.6015" calcext:value-type="float">
            <text:p>5.60E+00</text:p>
          </table:table-cell>
          <table:table-cell office:value-type="float" office:value="-1.419" calcext:value-type="float">
            <text:p>-1.42E+00</text:p>
          </table:table-cell>
          <table:table-cell office:value-type="float" office:value="2.3781" calcext:value-type="float">
            <text:p>2.38E+00</text:p>
          </table:table-cell>
          <table:table-cell office:value-type="float" office:value="999990000000" calcext:value-type="float">
            <text:p>1.00E+12</text:p>
          </table:table-cell>
          <table:table-cell office:value-type="float" office:value="-0.0001865" calcext:value-type="float">
            <text:p>-1.87E-04</text:p>
          </table:table-cell>
          <table:table-cell office:value-type="float" office:value="-0.03463" calcext:value-type="float">
            <text:p>-3.46E-02</text:p>
          </table:table-cell>
          <table:table-cell office:value-type="float" office:value="72.979" calcext:value-type="float">
            <text:p>7.30E+01</text:p>
          </table:table-cell>
          <table:table-cell office:value-type="float" office:value="88.2" calcext:value-type="float">
            <text:p>8.82E+01</text:p>
          </table:table-cell>
          <table:table-cell office:value-type="float" office:value="405.19" calcext:value-type="float">
            <text:p>4.05E+02</text:p>
          </table:table-cell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float" office:value="0.00000000095865" calcext:value-type="float">
            <text:p>9.59E-10</text:p>
          </table:table-cell>
          <table:table-cell table:number-columns-repeated="2" office:value-type="float" office:value="0.00000000095773" calcext:value-type="float">
            <text:p>9.58E-10</text:p>
          </table:table-cell>
          <table:table-cell/>
          <table:table-cell office:value-type="float" office:value="0.0000000087793" calcext:value-type="float">
            <text:p>8.78E-09</text:p>
          </table:table-cell>
          <table:table-cell office:value-type="float" office:value="-0.00000000018312" calcext:value-type="float">
            <text:p>-1.83E-10</text:p>
          </table:table-cell>
          <table:table-cell office:value-type="float" office:value="-0.0000000045496" calcext:value-type="float">
            <text:p>-4.55E-09</text:p>
          </table:table-cell>
          <table:table-cell office:value-type="float" office:value="-0.000000000027325" calcext:value-type="float">
            <text:p>-2.73E-11</text:p>
          </table:table-cell>
          <table:table-cell office:value-type="float" office:value="0.000000000011392" calcext:value-type="float">
            <text:p>1.14E-11</text:p>
          </table:table-cell>
          <table:table-cell office:value-type="float" office:value="0.000000000031046" calcext:value-type="float">
            <text:p>3.10E-11</text:p>
          </table:table-cell>
          <table:table-cell office:value-type="float" office:value="-0.0001865" calcext:value-type="float">
            <text:p>-1.87E-04</text:p>
          </table:table-cell>
          <table:table-cell office:value-type="float" office:value="0.000000000000016456" calcext:value-type="float">
            <text:p>1.65E-14</text:p>
          </table:table-cell>
          <table:table-cell office:value-type="float" office:value="-0.0000000000073936" calcext:value-type="float">
            <text:p>-7.39E-12</text:p>
          </table:table-cell>
          <table:table-cell office:value-type="float" office:value="0.0000000046938" calcext:value-type="float">
            <text:p>4.69E-09</text:p>
          </table:table-cell>
          <table:table-cell office:value-type="float" office:value="-0.0000000080501" calcext:value-type="float">
            <text:p>-8.05E-09</text:p>
          </table:table-cell>
          <table:table-cell office:value-type="float" office:value="-0.000000022089" calcext:value-type="float">
            <text:p>-2.21E-08</text:p>
          </table:table-cell>
        </table:table-row>
        <table:table-row table:style-name="ro1">
          <table:table-cell/>
          <table:table-cell table:style-name="ce5" office:value-type="string" calcext:value-type="string">
            <text:p>β</text:p>
          </table:table-cell>
          <table:table-cell office:value-type="float" office:value="0.00000053355" calcext:value-type="float">
            <text:p>5.34E-07</text:p>
          </table:table-cell>
          <table:table-cell table:number-columns-repeated="2" office:value-type="float" office:value="0.00000053302" calcext:value-type="float">
            <text:p>5.33E-07</text:p>
          </table:table-cell>
          <table:table-cell/>
          <table:table-cell office:value-type="float" office:value="0.000024171" calcext:value-type="float">
            <text:p>2.42E-05</text:p>
          </table:table-cell>
          <table:table-cell office:value-type="float" office:value="0.00000064079" calcext:value-type="float">
            <text:p>6.41E-07</text:p>
          </table:table-cell>
          <table:table-cell office:value-type="float" office:value="0.000011327" calcext:value-type="float">
            <text:p>1.13E-05</text:p>
          </table:table-cell>
          <table:table-cell office:value-type="float" office:value="-0.000000037565" calcext:value-type="float">
            <text:p>-3.76E-08</text:p>
          </table:table-cell>
          <table:table-cell office:value-type="float" office:value="0.000000049534" calcext:value-type="float">
            <text:p>4.95E-08</text:p>
          </table:table-cell>
          <table:table-cell office:value-type="float" office:value="-0.000000051747" calcext:value-type="float">
            <text:p>-5.17E-08</text:p>
          </table:table-cell>
          <table:table-cell office:value-type="float" office:value="-0.03463" calcext:value-type="float">
            <text:p>-3.46E-02</text:p>
          </table:table-cell>
          <table:table-cell office:value-type="float" office:value="-0.0000000000073936" calcext:value-type="float">
            <text:p>-7.39E-12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-0.0000026011" calcext:value-type="float">
            <text:p>-2.60E-06</text:p>
          </table:table-cell>
          <table:table-cell office:value-type="float" office:value="-0.0000071902" calcext:value-type="float">
            <text:p>-7.19E-06</text:p>
          </table:table-cell>
          <table:table-cell office:value-type="float" office:value="0.0000035377" calcext:value-type="float">
            <text:p>3.54E-06</text:p>
          </table:table-cell>
        </table:table-row>
        <table:table-row table:style-name="ro1">
          <table:table-cell/>
          <table:table-cell office:value-type="string" calcext:value-type="string">
            <text:p>xs1</text:p>
          </table:table-cell>
          <table:table-cell office:value-type="float" office:value="0.00029943" calcext:value-type="float">
            <text:p>2.99E-04</text:p>
          </table:table-cell>
          <table:table-cell table:number-columns-repeated="2" office:value-type="float" office:value="0.00029916" calcext:value-type="float">
            <text:p>2.99E-04</text:p>
          </table:table-cell>
          <table:table-cell/>
          <table:table-cell office:value-type="float" office:value="0.00071588" calcext:value-type="float">
            <text:p>7.16E-04</text:p>
          </table:table-cell>
          <table:table-cell office:value-type="float" office:value="-0.00040451" calcext:value-type="float">
            <text:p>-4.05E-04</text:p>
          </table:table-cell>
          <table:table-cell office:value-type="float" office:value="-0.0022774" calcext:value-type="float">
            <text:p>-2.28E-03</text:p>
          </table:table-cell>
          <table:table-cell office:value-type="float" office:value="-0.0000042801" calcext:value-type="float">
            <text:p>-4.28E-06</text:p>
          </table:table-cell>
          <table:table-cell office:value-type="float" office:value="0.0000018389" calcext:value-type="float">
            <text:p>1.84E-06</text:p>
          </table:table-cell>
          <table:table-cell office:value-type="float" office:value="0.000012534" calcext:value-type="float">
            <text:p>1.25E-05</text:p>
          </table:table-cell>
          <table:table-cell office:value-type="float" office:value="72.979" calcext:value-type="float">
            <text:p>7.30E+01</text:p>
          </table:table-cell>
          <table:table-cell office:value-type="float" office:value="0.0000000046938" calcext:value-type="float">
            <text:p>4.69E-09</text:p>
          </table:table-cell>
          <table:table-cell office:value-type="float" office:value="-0.0000026011" calcext:value-type="float">
            <text:p>-2.60E-06</text:p>
          </table:table-cell>
          <table:table-cell office:value-type="float" office:value="0.0041011" calcext:value-type="float">
            <text:p>4.10E-03</text:p>
          </table:table-cell>
          <table:table-cell office:value-type="float" office:value="-0.0044571" calcext:value-type="float">
            <text:p>-4.46E-03</text:p>
          </table:table-cell>
          <table:table-cell office:value-type="float" office:value="-0.015431" calcext:value-type="float">
            <text:p>-1.54E-02</text:p>
          </table:table-cell>
        </table:table-row>
        <table:table-row table:style-name="ro1">
          <table:table-cell/>
          <table:table-cell office:value-type="string" calcext:value-type="string">
            <text:p>ys1</text:p>
          </table:table-cell>
          <table:table-cell office:value-type="float" office:value="-0.0019992" calcext:value-type="float">
            <text:p>-2.00E-03</text:p>
          </table:table-cell>
          <table:table-cell table:number-columns-repeated="2" office:value-type="float" office:value="-0.0019973" calcext:value-type="float">
            <text:p>-2.00E-03</text:p>
          </table:table-cell>
          <table:table-cell/>
          <table:table-cell office:value-type="float" office:value="-0.0056898" calcext:value-type="float">
            <text:p>-5.69E-03</text:p>
          </table:table-cell>
          <table:table-cell office:value-type="float" office:value="0.00010486" calcext:value-type="float">
            <text:p>1.05E-04</text:p>
          </table:table-cell>
          <table:table-cell office:value-type="float" office:value="0.0022432" calcext:value-type="float">
            <text:p>2.24E-03</text:p>
          </table:table-cell>
          <table:table-cell office:value-type="float" office:value="0.000016358" calcext:value-type="float">
            <text:p>1.64E-05</text:p>
          </table:table-cell>
          <table:table-cell office:value-type="float" office:value="-0.0000071613" calcext:value-type="float">
            <text:p>-7.16E-06</text:p>
          </table:table-cell>
          <table:table-cell office:value-type="float" office:value="-0.000014261" calcext:value-type="float">
            <text:p>-1.43E-05</text:p>
          </table:table-cell>
          <table:table-cell office:value-type="float" office:value="88.2" calcext:value-type="float">
            <text:p>8.82E+01</text:p>
          </table:table-cell>
          <table:table-cell office:value-type="float" office:value="-0.0000000080501" calcext:value-type="float">
            <text:p>-8.05E-09</text:p>
          </table:table-cell>
          <table:table-cell office:value-type="float" office:value="-0.0000071902" calcext:value-type="float">
            <text:p>-7.19E-06</text:p>
          </table:table-cell>
          <table:table-cell office:value-type="float" office:value="-0.0044571" calcext:value-type="float">
            <text:p>-4.46E-03</text:p>
          </table:table-cell>
          <table:table-cell office:value-type="float" office:value="0.0067646" calcext:value-type="float">
            <text:p>6.76E-03</text:p>
          </table:table-cell>
          <table:table-cell office:value-type="float" office:value="0.019106" calcext:value-type="float">
            <text:p>1.91E-02</text:p>
          </table:table-cell>
        </table:table-row>
        <table:table-row table:style-name="ro1">
          <table:table-cell/>
          <table:table-cell table:style-name="ce6" office:value-type="string" calcext:value-type="string">
            <text:p>zs1</text:p>
          </table:table-cell>
          <table:table-cell table:style-name="ce10" office:value-type="float" office:value="-0.0022454" calcext:value-type="float">
            <text:p>-2.25E-03</text:p>
          </table:table-cell>
          <table:table-cell table:number-columns-repeated="2" table:style-name="ce13" office:value-type="float" office:value="-0.0022433" calcext:value-type="float">
            <text:p>-2.24E-03</text:p>
          </table:table-cell>
          <table:table-cell/>
          <table:table-cell table:style-name="ce17" office:value-type="float" office:value="-0.0082581" calcext:value-type="float">
            <text:p>-8.26E-03</text:p>
          </table:table-cell>
          <table:table-cell table:style-name="ce20" office:value-type="float" office:value="0.0012864" calcext:value-type="float">
            <text:p>1.29E-03</text:p>
          </table:table-cell>
          <table:table-cell table:style-name="ce20" office:value-type="float" office:value="0.0092672" calcext:value-type="float">
            <text:p>9.27E-03</text:p>
          </table:table-cell>
          <table:table-cell table:style-name="ce20" office:value-type="float" office:value="0.000030165" calcext:value-type="float">
            <text:p>3.02E-05</text:p>
          </table:table-cell>
          <table:table-cell table:style-name="ce20" office:value-type="float" office:value="-0.00001265" calcext:value-type="float">
            <text:p>-1.27E-05</text:p>
          </table:table-cell>
          <table:table-cell table:style-name="ce20" office:value-type="float" office:value="-0.000052185" calcext:value-type="float">
            <text:p>-5.22E-05</text:p>
          </table:table-cell>
          <table:table-cell table:style-name="ce20" office:value-type="float" office:value="405.19" calcext:value-type="float">
            <text:p>4.05E+02</text:p>
          </table:table-cell>
          <table:table-cell table:style-name="ce20" office:value-type="float" office:value="-0.000000022089" calcext:value-type="float">
            <text:p>-2.21E-08</text:p>
          </table:table-cell>
          <table:table-cell table:style-name="ce20" office:value-type="float" office:value="0.0000035377" calcext:value-type="float">
            <text:p>3.54E-06</text:p>
          </table:table-cell>
          <table:table-cell table:style-name="ce20" office:value-type="float" office:value="-0.015431" calcext:value-type="float">
            <text:p>-1.54E-02</text:p>
          </table:table-cell>
          <table:table-cell table:style-name="ce20" office:value-type="float" office:value="0.019106" calcext:value-type="float">
            <text:p>1.91E-02</text:p>
          </table:table-cell>
          <table:table-cell table:style-name="ce23" office:value-type="float" office:value="0.061827" calcext:value-type="float">
            <text:p>6.18E-02</text:p>
          </table:table-cell>
        </table:table-row>
      </table:table>
      <table:table table:name="Batch 5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9"/>
        <table:table-column table:style-name="co1" table:number-columns-repeated="2" table:default-cell-style-name="ce12"/>
        <table:table-column table:style-name="co1" table:default-cell-style-name="Default"/>
        <table:table-column table:style-name="co1" table:default-cell-style-name="ce16"/>
        <table:table-column table:style-name="co1" table:number-columns-repeated="10" table:default-cell-style-name="ce19"/>
        <table:table-column table:style-name="co1" table:default-cell-style-name="ce22"/>
        <table:table-row table:style-name="ro1">
          <table:table-cell/>
          <table:table-cell table:style-name="ce1"/>
          <table:table-cell table:style-name="Default" table:number-columns-repeated="3"/>
          <table:table-cell/>
          <table:table-cell table:style-name="Default" table:number-columns-repeated="12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atch – Problem 5</text:p>
          </table:table-cell>
          <table:covered-table-cell table:number-columns-repeated="2" table:style-name="ce7"/>
          <table:covered-table-cell table:style-name="ce14"/>
          <table:table-cell/>
          <table:table-cell table:style-name="Default" table:number-columns-repeated="12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Iter 0</text:p>
          </table:table-cell>
          <table:table-cell table:style-name="ce11" office:value-type="string" calcext:value-type="string">
            <text:p>Iter 1 </text:p>
          </table:table-cell>
          <table:table-cell table:style-name="ce11" office:value-type="string" calcext:value-type="string">
            <text:p>Iter 2</text:p>
          </table:table-cell>
          <table:table-cell/>
          <table:table-cell table:style-name="ce15" office:value-type="string" calcext:value-type="string" table:number-columns-spanned="12" table:number-rows-spanned="1">
            <text:p>Batch – problem 5 covariance matrix – final iteration</text:p>
          </table:table-cell>
          <table:covered-table-cell table:number-columns-repeated="10" table:style-name="ce18"/>
          <table:covered-table-cell table:style-name="ce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-58.823" calcext:value-type="float">
            <text:p>-5.88E+01</text:p>
          </table:table-cell>
          <table:table-cell office:value-type="float" office:value="7.0062" calcext:value-type="float">
            <text:p>7.01E+00</text:p>
          </table:table-cell>
          <table:table-cell office:value-type="float" office:value="0.00045006" calcext:value-type="float">
            <text:p>4.50E-04</text:p>
          </table:table-cell>
          <table:table-cell/>
          <table:table-cell office:value-type="float" office:value="0.00061308" calcext:value-type="float">
            <text:p>6.13E-04</text:p>
          </table:table-cell>
          <table:table-cell office:value-type="float" office:value="0.000075199" calcext:value-type="float">
            <text:p>7.52E-05</text:p>
          </table:table-cell>
          <table:table-cell office:value-type="float" office:value="-0.0000045848" calcext:value-type="float">
            <text:p>-4.58E-06</text:p>
          </table:table-cell>
          <table:table-cell office:value-type="float" office:value="-0.0000018619" calcext:value-type="float">
            <text:p>-1.86E-06</text:p>
          </table:table-cell>
          <table:table-cell office:value-type="float" office:value="0.00000070984" calcext:value-type="float">
            <text:p>7.10E-07</text:p>
          </table:table-cell>
          <table:table-cell office:value-type="float" office:value="0.00000095672" calcext:value-type="float">
            <text:p>9.57E-07</text:p>
          </table:table-cell>
          <table:table-cell office:value-type="float" office:value="-896.21" calcext:value-type="float">
            <text:p>-8.96E+02</text:p>
          </table:table-cell>
          <table:table-cell office:value-type="float" office:value="0.00000000079036" calcext:value-type="float">
            <text:p>7.90E-10</text:p>
          </table:table-cell>
          <table:table-cell office:value-type="float" office:value="-0.0000036185" calcext:value-type="float">
            <text:p>-3.62E-06</text:p>
          </table:table-cell>
          <table:table-cell office:value-type="float" office:value="-0.00000000015253" calcext:value-type="float">
            <text:p>-1.53E-10</text:p>
          </table:table-cell>
          <table:table-cell office:value-type="float" office:value="-0.0000000003095" calcext:value-type="float">
            <text:p>-3.10E-10</text:p>
          </table:table-cell>
          <table:table-cell office:value-type="float" office:value="0.000000000044219" calcext:value-type="float">
            <text:p>4.42E-11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70.615" calcext:value-type="float">
            <text:p>7.06E+01</text:p>
          </table:table-cell>
          <table:table-cell office:value-type="float" office:value="4.2239" calcext:value-type="float">
            <text:p>4.22E+00</text:p>
          </table:table-cell>
          <table:table-cell office:value-type="float" office:value="0.000037689" calcext:value-type="float">
            <text:p>3.77E-05</text:p>
          </table:table-cell>
          <table:table-cell/>
          <table:table-cell office:value-type="float" office:value="0.000075199" calcext:value-type="float">
            <text:p>7.52E-05</text:p>
          </table:table-cell>
          <table:table-cell office:value-type="float" office:value="0.000057211" calcext:value-type="float">
            <text:p>5.72E-05</text:p>
          </table:table-cell>
          <table:table-cell office:value-type="float" office:value="0.000015212" calcext:value-type="float">
            <text:p>1.52E-05</text:p>
          </table:table-cell>
          <table:table-cell office:value-type="float" office:value="-0.0000001194" calcext:value-type="float">
            <text:p>-1.19E-07</text:p>
          </table:table-cell>
          <table:table-cell office:value-type="float" office:value="-0.000000075333" calcext:value-type="float">
            <text:p>-7.53E-08</text:p>
          </table:table-cell>
          <table:table-cell office:value-type="float" office:value="-0.00000016491" calcext:value-type="float">
            <text:p>-1.65E-07</text:p>
          </table:table-cell>
          <table:table-cell office:value-type="float" office:value="-100.54" calcext:value-type="float">
            <text:p>-1.01E+02</text:p>
          </table:table-cell>
          <table:table-cell office:value-type="float" office:value="-0.000000000078399" calcext:value-type="float">
            <text:p>-7.84E-11</text:p>
          </table:table-cell>
          <table:table-cell office:value-type="float" office:value="-0.0000024605" calcext:value-type="float">
            <text:p>-2.46E-06</text:p>
          </table:table-cell>
          <table:table-cell office:value-type="float" office:value="0.00000000001636" calcext:value-type="float">
            <text:p>1.64E-11</text:p>
          </table:table-cell>
          <table:table-cell office:value-type="float" office:value="-0.000000000039919" calcext:value-type="float">
            <text:p>-3.99E-11</text:p>
          </table:table-cell>
          <table:table-cell office:value-type="float" office:value="0.000000000018502" calcext:value-type="float">
            <text:p>1.85E-11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float" office:value="-203.1" calcext:value-type="float">
            <text:p>-2.03E+02</text:p>
          </table:table-cell>
          <table:table-cell office:value-type="float" office:value="1.5948" calcext:value-type="float">
            <text:p>1.59E+00</text:p>
          </table:table-cell>
          <table:table-cell office:value-type="float" office:value="0.0010891" calcext:value-type="float">
            <text:p>1.09E-03</text:p>
          </table:table-cell>
          <table:table-cell/>
          <table:table-cell office:value-type="float" office:value="-0.0000045848" calcext:value-type="float">
            <text:p>-4.58E-06</text:p>
          </table:table-cell>
          <table:table-cell office:value-type="float" office:value="0.000015212" calcext:value-type="float">
            <text:p>1.52E-05</text:p>
          </table:table-cell>
          <table:table-cell office:value-type="float" office:value="0.00098137" calcext:value-type="float">
            <text:p>9.81E-04</text:p>
          </table:table-cell>
          <table:table-cell office:value-type="float" office:value="0.0000006403" calcext:value-type="float">
            <text:p>6.40E-07</text:p>
          </table:table-cell>
          <table:table-cell office:value-type="float" office:value="0.00000016604" calcext:value-type="float">
            <text:p>1.66E-07</text:p>
          </table:table-cell>
          <table:table-cell office:value-type="float" office:value="-0.0000046589" calcext:value-type="float">
            <text:p>-4.66E-06</text:p>
          </table:table-cell>
          <table:table-cell office:value-type="float" office:value="-775.9" calcext:value-type="float">
            <text:p>-7.76E+02</text:p>
          </table:table-cell>
          <table:table-cell office:value-type="float" office:value="-0.0000000014092" calcext:value-type="float">
            <text:p>-1.41E-09</text:p>
          </table:table-cell>
          <table:table-cell office:value-type="float" office:value="0.0000023955" calcext:value-type="float">
            <text:p>2.40E-06</text:p>
          </table:table-cell>
          <table:table-cell office:value-type="float" office:value="0.00000000018951" calcext:value-type="float">
            <text:p>1.90E-10</text:p>
          </table:table-cell>
          <table:table-cell office:value-type="float" office:value="-0.00000000014069" calcext:value-type="float">
            <text:p>-1.41E-10</text:p>
          </table:table-cell>
          <table:table-cell office:value-type="float" office:value="0.00000000010578" calcext:value-type="float">
            <text:p>1.06E-10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12.355" calcext:value-type="float">
            <text:p>1.24E+01</text:p>
          </table:table-cell>
          <table:table-cell office:value-type="float" office:value="-0.030508" calcext:value-type="float">
            <text:p>-3.05E-02</text:p>
          </table:table-cell>
          <table:table-cell office:value-type="float" office:value="-0.00000065235" calcext:value-type="float">
            <text:p>-6.52E-07</text:p>
          </table:table-cell>
          <table:table-cell/>
          <table:table-cell office:value-type="float" office:value="-0.0000018619" calcext:value-type="float">
            <text:p>-1.86E-06</text:p>
          </table:table-cell>
          <table:table-cell office:value-type="float" office:value="-0.0000001194" calcext:value-type="float">
            <text:p>-1.19E-07</text:p>
          </table:table-cell>
          <table:table-cell office:value-type="float" office:value="0.0000006403" calcext:value-type="float">
            <text:p>6.40E-07</text:p>
          </table:table-cell>
          <table:table-cell office:value-type="float" office:value="0.0000000069249" calcext:value-type="float">
            <text:p>6.92E-09</text:p>
          </table:table-cell>
          <table:table-cell office:value-type="float" office:value="-0.0000000026685" calcext:value-type="float">
            <text:p>-2.67E-09</text:p>
          </table:table-cell>
          <table:table-cell office:value-type="float" office:value="-0.0000000080145" calcext:value-type="float">
            <text:p>-8.01E-09</text:p>
          </table:table-cell>
          <table:table-cell office:value-type="float" office:value="4.7487" calcext:value-type="float">
            <text:p>4.75E+00</text:p>
          </table:table-cell>
          <table:table-cell office:value-type="float" office:value="-0.0000000000046134" calcext:value-type="float">
            <text:p>-4.61E-12</text:p>
          </table:table-cell>
          <table:table-cell office:value-type="float" office:value="0.000000021917" calcext:value-type="float">
            <text:p>2.19E-08</text:p>
          </table:table-cell>
          <table:table-cell office:value-type="float" office:value="0.00000000000051103" calcext:value-type="float">
            <text:p>5.11E-13</text:p>
          </table:table-cell>
          <table:table-cell office:value-type="float" office:value="0.00000000000063281" calcext:value-type="float">
            <text:p>6.33E-13</text:p>
          </table:table-cell>
          <table:table-cell office:value-type="float" office:value="-0.000000000000019215" calcext:value-type="float">
            <text:p>-1.92E-14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-5.3602" calcext:value-type="float">
            <text:p>-5.36E+00</text:p>
          </table:table-cell>
          <table:table-cell office:value-type="float" office:value="-0.020232" calcext:value-type="float">
            <text:p>-2.02E-02</text:p>
          </table:table-cell>
          <table:table-cell office:value-type="float" office:value="0.00000087964" calcext:value-type="float">
            <text:p>8.80E-07</text:p>
          </table:table-cell>
          <table:table-cell/>
          <table:table-cell office:value-type="float" office:value="0.00000070984" calcext:value-type="float">
            <text:p>7.10E-07</text:p>
          </table:table-cell>
          <table:table-cell office:value-type="float" office:value="-0.000000075333" calcext:value-type="float">
            <text:p>-7.53E-08</text:p>
          </table:table-cell>
          <table:table-cell office:value-type="float" office:value="0.00000016604" calcext:value-type="float">
            <text:p>1.66E-07</text:p>
          </table:table-cell>
          <table:table-cell office:value-type="float" office:value="-0.0000000026685" calcext:value-type="float">
            <text:p>-2.67E-09</text:p>
          </table:table-cell>
          <table:table-cell office:value-type="float" office:value="0.0000000017979" calcext:value-type="float">
            <text:p>1.80E-09</text:p>
          </table:table-cell>
          <table:table-cell office:value-type="float" office:value="0.0000000018325" calcext:value-type="float">
            <text:p>1.83E-09</text:p>
          </table:table-cell>
          <table:table-cell office:value-type="float" office:value="-1.2834" calcext:value-type="float">
            <text:p>-1.28E+00</text:p>
          </table:table-cell>
          <table:table-cell office:value-type="float" office:value="0.0000000000018576" calcext:value-type="float">
            <text:p>1.86E-12</text:p>
          </table:table-cell>
          <table:table-cell office:value-type="float" office:value="0.000000020265" calcext:value-type="float">
            <text:p>2.03E-08</text:p>
          </table:table-cell>
          <table:table-cell office:value-type="float" office:value="-0.0000000000001028" calcext:value-type="float">
            <text:p>-1.03E-13</text:p>
          </table:table-cell>
          <table:table-cell office:value-type="float" office:value="-0.0000000000003408" calcext:value-type="float">
            <text:p>-3.41E-13</text:p>
          </table:table-cell>
          <table:table-cell office:value-type="float" office:value="0.000000000000059208" calcext:value-type="float">
            <text:p>5.92E-14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-4.7288" calcext:value-type="float">
            <text:p>-4.73E+00</text:p>
          </table:table-cell>
          <table:table-cell office:value-type="float" office:value="-0.029806" calcext:value-type="float">
            <text:p>-2.98E-02</text:p>
          </table:table-cell>
          <table:table-cell office:value-type="float" office:value="-0.0000049593" calcext:value-type="float">
            <text:p>-4.96E-06</text:p>
          </table:table-cell>
          <table:table-cell/>
          <table:table-cell office:value-type="float" office:value="0.00000095672" calcext:value-type="float">
            <text:p>9.57E-07</text:p>
          </table:table-cell>
          <table:table-cell office:value-type="float" office:value="-0.00000016491" calcext:value-type="float">
            <text:p>-1.65E-07</text:p>
          </table:table-cell>
          <table:table-cell office:value-type="float" office:value="-0.0000046589" calcext:value-type="float">
            <text:p>-4.66E-06</text:p>
          </table:table-cell>
          <table:table-cell office:value-type="float" office:value="-0.0000000080145" calcext:value-type="float">
            <text:p>-8.01E-09</text:p>
          </table:table-cell>
          <table:table-cell office:value-type="float" office:value="0.0000000018325" calcext:value-type="float">
            <text:p>1.83E-09</text:p>
          </table:table-cell>
          <table:table-cell office:value-type="float" office:value="0.000000029811" calcext:value-type="float">
            <text:p>2.98E-08</text:p>
          </table:table-cell>
          <table:table-cell office:value-type="float" office:value="4.392" calcext:value-type="float">
            <text:p>4.39E+00</text:p>
          </table:table-cell>
          <table:table-cell office:value-type="float" office:value="0.000000000011865" calcext:value-type="float">
            <text:p>1.19E-11</text:p>
          </table:table-cell>
          <table:table-cell office:value-type="float" office:value="-0.000000019925" calcext:value-type="float">
            <text:p>-1.99E-08</text:p>
          </table:table-cell>
          <table:table-cell office:value-type="float" office:value="-0.00000000000084914" calcext:value-type="float">
            <text:p>-8.49E-13</text:p>
          </table:table-cell>
          <table:table-cell office:value-type="float" office:value="0.00000000000052402" calcext:value-type="float">
            <text:p>5.24E-13</text:p>
          </table:table-cell>
          <table:table-cell office:value-type="float" office:value="-0.00000000000045834" calcext:value-type="float">
            <text:p>-4.58E-13</text:p>
          </table:table-cell>
        </table:table-row>
        <table:table-row table:style-name="ro1">
          <table:table-cell/>
          <table:table-cell table:style-name="ce5" office:value-type="string" calcext:value-type="string">
            <text:p>μ</text:p>
          </table:table-cell>
          <table:table-cell office:value-type="float" office:value="-182100000" calcext:value-type="float">
            <text:p>-1.82E+08</text:p>
          </table:table-cell>
          <table:table-cell office:value-type="float" office:value="3898100" calcext:value-type="float">
            <text:p>3.90E+06</text:p>
          </table:table-cell>
          <table:table-cell office:value-type="float" office:value="2778.5" calcext:value-type="float">
            <text:p>2.78E+03</text:p>
          </table:table-cell>
          <table:table-cell/>
          <table:table-cell office:value-type="float" office:value="-896.21" calcext:value-type="float">
            <text:p>-8.96E+02</text:p>
          </table:table-cell>
          <table:table-cell office:value-type="float" office:value="-100.54" calcext:value-type="float">
            <text:p>-1.01E+02</text:p>
          </table:table-cell>
          <table:table-cell office:value-type="float" office:value="-775.9" calcext:value-type="float">
            <text:p>-7.76E+02</text:p>
          </table:table-cell>
          <table:table-cell office:value-type="float" office:value="4.7487" calcext:value-type="float">
            <text:p>4.75E+00</text:p>
          </table:table-cell>
          <table:table-cell office:value-type="float" office:value="-1.2834" calcext:value-type="float">
            <text:p>-1.28E+00</text:p>
          </table:table-cell>
          <table:table-cell office:value-type="float" office:value="4.392" calcext:value-type="float">
            <text:p>4.39E+00</text:p>
          </table:table-cell>
          <table:table-cell office:value-type="float" office:value="999730000000" calcext:value-type="float">
            <text:p>1.00E+12</text:p>
          </table:table-cell>
          <table:table-cell office:value-type="float" office:value="0.00041815" calcext:value-type="float">
            <text:p>4.18E-04</text:p>
          </table:table-cell>
          <table:table-cell office:value-type="float" office:value="-2.1649" calcext:value-type="float">
            <text:p>-2.16E+00</text:p>
          </table:table-cell>
          <table:table-cell office:value-type="float" office:value="0.00013664" calcext:value-type="float">
            <text:p>1.37E-04</text:p>
          </table:table-cell>
          <table:table-cell office:value-type="float" office:value="-0.000053771" calcext:value-type="float">
            <text:p>-5.38E-05</text:p>
          </table:table-cell>
          <table:table-cell office:value-type="float" office:value="0.000051388" calcext:value-type="float">
            <text:p>5.14E-05</text:p>
          </table:table-cell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float" office:value="0.00031515" calcext:value-type="float">
            <text:p>3.15E-04</text:p>
          </table:table-cell>
          <table:table-cell office:value-type="float" office:value="-0.0000022315" calcext:value-type="float">
            <text:p>-2.23E-06</text:p>
          </table:table-cell>
          <table:table-cell office:value-type="float" office:value="-0.000000001137" calcext:value-type="float">
            <text:p>-1.14E-09</text:p>
          </table:table-cell>
          <table:table-cell/>
          <table:table-cell office:value-type="float" office:value="0.00000000079036" calcext:value-type="float">
            <text:p>7.90E-10</text:p>
          </table:table-cell>
          <table:table-cell office:value-type="float" office:value="-0.000000000078399" calcext:value-type="float">
            <text:p>-7.84E-11</text:p>
          </table:table-cell>
          <table:table-cell office:value-type="float" office:value="-0.0000000014092" calcext:value-type="float">
            <text:p>-1.41E-09</text:p>
          </table:table-cell>
          <table:table-cell office:value-type="float" office:value="-0.0000000000046134" calcext:value-type="float">
            <text:p>-4.61E-12</text:p>
          </table:table-cell>
          <table:table-cell office:value-type="float" office:value="0.0000000000018576" calcext:value-type="float">
            <text:p>1.86E-12</text:p>
          </table:table-cell>
          <table:table-cell office:value-type="float" office:value="0.000000000011865" calcext:value-type="float">
            <text:p>1.19E-11</text:p>
          </table:table-cell>
          <table:table-cell office:value-type="float" office:value="0.00041815" calcext:value-type="float">
            <text:p>4.18E-04</text:p>
          </table:table-cell>
          <table:table-cell office:value-type="float" office:value="5.7926E-015" calcext:value-type="float">
            <text:p>5.79E-15</text:p>
          </table:table-cell>
          <table:table-cell office:value-type="float" office:value="-0.000000000014413" calcext:value-type="float">
            <text:p>-1.44E-11</text:p>
          </table:table-cell>
          <table:table-cell office:value-type="float" office:value="-2.7393E-016" calcext:value-type="float">
            <text:p>-2.74E-16</text:p>
          </table:table-cell>
          <table:table-cell office:value-type="float" office:value="-4.3216E-017" calcext:value-type="float">
            <text:p>-4.32E-17</text:p>
          </table:table-cell>
          <table:table-cell office:value-type="float" office:value="-9.0753E-017" calcext:value-type="float">
            <text:p>-9.08E-17</text:p>
          </table:table-cell>
        </table:table-row>
        <table:table-row table:style-name="ro1">
          <table:table-cell/>
          <table:table-cell table:style-name="ce5" office:value-type="string" calcext:value-type="string">
            <text:p>β</text:p>
          </table:table-cell>
          <table:table-cell office:value-type="float" office:value="-1.7732" calcext:value-type="float">
            <text:p>-1.77E+00</text:p>
          </table:table-cell>
          <table:table-cell office:value-type="float" office:value="0.19766" calcext:value-type="float">
            <text:p>1.98E-01</text:p>
          </table:table-cell>
          <table:table-cell office:value-type="float" office:value="-0.000067327" calcext:value-type="float">
            <text:p>-6.73E-05</text:p>
          </table:table-cell>
          <table:table-cell/>
          <table:table-cell office:value-type="float" office:value="-0.0000036185" calcext:value-type="float">
            <text:p>-3.62E-06</text:p>
          </table:table-cell>
          <table:table-cell office:value-type="float" office:value="-0.0000024605" calcext:value-type="float">
            <text:p>-2.46E-06</text:p>
          </table:table-cell>
          <table:table-cell office:value-type="float" office:value="0.0000023955" calcext:value-type="float">
            <text:p>2.40E-06</text:p>
          </table:table-cell>
          <table:table-cell office:value-type="float" office:value="0.000000021917" calcext:value-type="float">
            <text:p>2.19E-08</text:p>
          </table:table-cell>
          <table:table-cell office:value-type="float" office:value="0.000000020265" calcext:value-type="float">
            <text:p>2.03E-08</text:p>
          </table:table-cell>
          <table:table-cell office:value-type="float" office:value="-0.000000019925" calcext:value-type="float">
            <text:p>-1.99E-08</text:p>
          </table:table-cell>
          <table:table-cell office:value-type="float" office:value="-2.1649" calcext:value-type="float">
            <text:p>-2.16E+00</text:p>
          </table:table-cell>
          <table:table-cell office:value-type="float" office:value="-0.000000000014413" calcext:value-type="float">
            <text:p>-1.44E-11</text:p>
          </table:table-cell>
          <table:table-cell office:value-type="float" office:value="0.000099908" calcext:value-type="float">
            <text:p>9.99E-05</text:p>
          </table:table-cell>
          <table:table-cell office:value-type="float" office:value="0.00000000000093272" calcext:value-type="float">
            <text:p>9.33E-13</text:p>
          </table:table-cell>
          <table:table-cell office:value-type="float" office:value="-0.0000000000013004" calcext:value-type="float">
            <text:p>-1.30E-12</text:p>
          </table:table-cell>
          <table:table-cell office:value-type="float" office:value="0.00000000000064052" calcext:value-type="float">
            <text:p>6.41E-13</text:p>
          </table:table-cell>
        </table:table-row>
        <table:table-row table:style-name="ro1">
          <table:table-cell/>
          <table:table-cell office:value-type="string" calcext:value-type="string">
            <text:p>xs1</text:p>
          </table:table-cell>
          <table:table-cell office:value-type="float" office:value="0.000096136" calcext:value-type="float">
            <text:p>9.61E-05</text:p>
          </table:table-cell>
          <table:table-cell office:value-type="float" office:value="-0.0000021496" calcext:value-type="float">
            <text:p>-2.15E-06</text:p>
          </table:table-cell>
          <table:table-cell office:value-type="float" office:value="0.00000000020944" calcext:value-type="float">
            <text:p>2.09E-10</text:p>
          </table:table-cell>
          <table:table-cell/>
          <table:table-cell office:value-type="float" office:value="-0.00000000015253" calcext:value-type="float">
            <text:p>-1.53E-10</text:p>
          </table:table-cell>
          <table:table-cell office:value-type="float" office:value="0.00000000001636" calcext:value-type="float">
            <text:p>1.64E-11</text:p>
          </table:table-cell>
          <table:table-cell office:value-type="float" office:value="0.00000000018951" calcext:value-type="float">
            <text:p>1.90E-10</text:p>
          </table:table-cell>
          <table:table-cell office:value-type="float" office:value="0.00000000000051103" calcext:value-type="float">
            <text:p>5.11E-13</text:p>
          </table:table-cell>
          <table:table-cell office:value-type="float" office:value="-0.0000000000001028" calcext:value-type="float">
            <text:p>-1.03E-13</text:p>
          </table:table-cell>
          <table:table-cell office:value-type="float" office:value="-0.00000000000084914" calcext:value-type="float">
            <text:p>-8.49E-13</text:p>
          </table:table-cell>
          <table:table-cell office:value-type="float" office:value="0.00013664" calcext:value-type="float">
            <text:p>1.37E-04</text:p>
          </table:table-cell>
          <table:table-cell office:value-type="float" office:value="-2.7393E-016" calcext:value-type="float">
            <text:p>-2.74E-16</text:p>
          </table:table-cell>
          <table:table-cell office:value-type="float" office:value="0.00000000000093272" calcext:value-type="float">
            <text:p>9.33E-13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.6368E-017" calcext:value-type="float">
            <text:p>2.64E-17</text:p>
          </table:table-cell>
          <table:table-cell office:value-type="float" office:value="-2.6338E-017" calcext:value-type="float">
            <text:p>-2.63E-17</text:p>
          </table:table-cell>
        </table:table-row>
        <table:table-row table:style-name="ro1">
          <table:table-cell/>
          <table:table-cell office:value-type="string" calcext:value-type="string">
            <text:p>ys1</text:p>
          </table:table-cell>
          <table:table-cell office:value-type="float" office:value="-0.000040885" calcext:value-type="float">
            <text:p>-4.09E-05</text:p>
          </table:table-cell>
          <table:table-cell office:value-type="float" office:value="0.0000024015" calcext:value-type="float">
            <text:p>2.40E-06</text:p>
          </table:table-cell>
          <table:table-cell office:value-type="float" office:value="-0.00000000034677" calcext:value-type="float">
            <text:p>-3.47E-10</text:p>
          </table:table-cell>
          <table:table-cell/>
          <table:table-cell office:value-type="float" office:value="-0.0000000003095" calcext:value-type="float">
            <text:p>-3.10E-10</text:p>
          </table:table-cell>
          <table:table-cell office:value-type="float" office:value="-0.000000000039919" calcext:value-type="float">
            <text:p>-3.99E-11</text:p>
          </table:table-cell>
          <table:table-cell office:value-type="float" office:value="-0.00000000014069" calcext:value-type="float">
            <text:p>-1.41E-10</text:p>
          </table:table-cell>
          <table:table-cell office:value-type="float" office:value="0.00000000000063281" calcext:value-type="float">
            <text:p>6.33E-13</text:p>
          </table:table-cell>
          <table:table-cell office:value-type="float" office:value="-0.0000000000003408" calcext:value-type="float">
            <text:p>-3.41E-13</text:p>
          </table:table-cell>
          <table:table-cell office:value-type="float" office:value="0.00000000000052402" calcext:value-type="float">
            <text:p>5.24E-13</text:p>
          </table:table-cell>
          <table:table-cell office:value-type="float" office:value="-0.000053771" calcext:value-type="float">
            <text:p>-5.38E-05</text:p>
          </table:table-cell>
          <table:table-cell office:value-type="float" office:value="-4.3216E-017" calcext:value-type="float">
            <text:p>-4.32E-17</text:p>
          </table:table-cell>
          <table:table-cell office:value-type="float" office:value="-0.0000000000013004" calcext:value-type="float">
            <text:p>-1.30E-12</text:p>
          </table:table-cell>
          <table:table-cell office:value-type="float" office:value="2.6368E-017" calcext:value-type="float">
            <text:p>2.64E-17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.3125E-017" calcext:value-type="float">
            <text:p>1.31E-17</text:p>
          </table:table-cell>
        </table:table-row>
        <table:table-row table:style-name="ro1">
          <table:table-cell/>
          <table:table-cell table:style-name="ce6" office:value-type="string" calcext:value-type="string">
            <text:p>zs1</text:p>
          </table:table-cell>
          <table:table-cell table:style-name="ce10" office:value-type="float" office:value="0.000036792" calcext:value-type="float">
            <text:p>3.68E-05</text:p>
          </table:table-cell>
          <table:table-cell table:style-name="ce13" office:value-type="float" office:value="-0.0000013687" calcext:value-type="float">
            <text:p>-1.37E-06</text:p>
          </table:table-cell>
          <table:table-cell table:style-name="ce13" office:value-type="float" office:value="-0.000000000075421" calcext:value-type="float">
            <text:p>-7.54E-11</text:p>
          </table:table-cell>
          <table:table-cell/>
          <table:table-cell table:style-name="ce17" office:value-type="float" office:value="0.000000000044219" calcext:value-type="float">
            <text:p>4.42E-11</text:p>
          </table:table-cell>
          <table:table-cell table:style-name="ce20" office:value-type="float" office:value="0.000000000018502" calcext:value-type="float">
            <text:p>1.85E-11</text:p>
          </table:table-cell>
          <table:table-cell table:style-name="ce20" office:value-type="float" office:value="0.00000000010578" calcext:value-type="float">
            <text:p>1.06E-10</text:p>
          </table:table-cell>
          <table:table-cell table:style-name="ce20" office:value-type="float" office:value="-0.000000000000019215" calcext:value-type="float">
            <text:p>-1.92E-14</text:p>
          </table:table-cell>
          <table:table-cell table:style-name="ce20" office:value-type="float" office:value="0.000000000000059208" calcext:value-type="float">
            <text:p>5.92E-14</text:p>
          </table:table-cell>
          <table:table-cell table:style-name="ce20" office:value-type="float" office:value="-0.00000000000045834" calcext:value-type="float">
            <text:p>-4.58E-13</text:p>
          </table:table-cell>
          <table:table-cell table:style-name="ce20" office:value-type="float" office:value="0.000051387" calcext:value-type="float">
            <text:p>5.14E-05</text:p>
          </table:table-cell>
          <table:table-cell table:style-name="ce20" office:value-type="float" office:value="-9.0753E-017" calcext:value-type="float">
            <text:p>-9.08E-17</text:p>
          </table:table-cell>
          <table:table-cell table:style-name="ce20" office:value-type="float" office:value="0.00000000000064052" calcext:value-type="float">
            <text:p>6.41E-13</text:p>
          </table:table-cell>
          <table:table-cell table:style-name="ce20" office:value-type="float" office:value="-2.6338E-017" calcext:value-type="float">
            <text:p>-2.63E-17</text:p>
          </table:table-cell>
          <table:table-cell table:style-name="ce20" office:value-type="float" office:value="1.3125E-017" calcext:value-type="float">
            <text:p>1.31E-17</text:p>
          </table:table-cell>
          <table:table-cell table:style-name="ce23" office:value-type="float" office:value="0.0000000001" calcext:value-type="float">
            <text:p>1.00E-10</text:p>
          </table:table-cell>
        </table:table-row>
      </table:table>
      <table:table table:name="Batch 6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9"/>
        <table:table-column table:style-name="co1" table:number-columns-repeated="2" table:default-cell-style-name="ce12"/>
        <table:table-column table:style-name="co1" table:default-cell-style-name="Default"/>
        <table:table-column table:style-name="co1" table:default-cell-style-name="ce16"/>
        <table:table-column table:style-name="co1" table:number-columns-repeated="10" table:default-cell-style-name="ce19"/>
        <table:table-column table:style-name="co1" table:default-cell-style-name="ce22"/>
        <table:table-row table:style-name="ro1">
          <table:table-cell/>
          <table:table-cell table:style-name="ce1"/>
          <table:table-cell table:style-name="Default" table:number-columns-repeated="3"/>
          <table:table-cell/>
          <table:table-cell table:style-name="Default" table:number-columns-repeated="12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atch – Problem 6</text:p>
          </table:table-cell>
          <table:covered-table-cell table:number-columns-repeated="2" table:style-name="ce7"/>
          <table:covered-table-cell table:style-name="ce14"/>
          <table:table-cell/>
          <table:table-cell table:style-name="Default" table:number-columns-repeated="12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Iter 0</text:p>
          </table:table-cell>
          <table:table-cell table:style-name="ce11" office:value-type="string" calcext:value-type="string">
            <text:p>Iter 1 </text:p>
          </table:table-cell>
          <table:table-cell table:style-name="ce11" office:value-type="string" calcext:value-type="string">
            <text:p>Iter 2</text:p>
          </table:table-cell>
          <table:table-cell/>
          <table:table-cell table:style-name="ce15" office:value-type="string" calcext:value-type="string" table:number-columns-spanned="12" table:number-rows-spanned="1">
            <text:p>Batch – problem 6 covariance matrix – final iteration</text:p>
          </table:table-cell>
          <table:covered-table-cell table:number-columns-repeated="10" table:style-name="ce18"/>
          <table:covered-table-cell table:style-name="ce2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-0.0000042096" calcext:value-type="float">
            <text:p>-4.21E-06</text:p>
          </table:table-cell>
          <table:table-cell office:value-type="float" office:value="-0.000000028365" calcext:value-type="float">
            <text:p>-2.84E-08</text:p>
          </table:table-cell>
          <table:table-cell office:value-type="float" office:value="0" calcext:value-type="float">
            <text:p>0.00E+00</text:p>
          </table:table-cell>
          <table:table-cell/>
          <table:table-cell office:value-type="float" office:value="0.00061327" calcext:value-type="float">
            <text:p>6.13E-04</text:p>
          </table:table-cell>
          <table:table-cell office:value-type="float" office:value="0.000075217" calcext:value-type="float">
            <text:p>7.52E-05</text:p>
          </table:table-cell>
          <table:table-cell office:value-type="float" office:value="-0.0000045575" calcext:value-type="float">
            <text:p>-4.56E-06</text:p>
          </table:table-cell>
          <table:table-cell office:value-type="float" office:value="-0.0000018625" calcext:value-type="float">
            <text:p>-1.86E-06</text:p>
          </table:table-cell>
          <table:table-cell office:value-type="float" office:value="0.00000071013" calcext:value-type="float">
            <text:p>7.10E-07</text:p>
          </table:table-cell>
          <table:table-cell office:value-type="float" office:value="0.00000095679" calcext:value-type="float">
            <text:p>9.57E-07</text:p>
          </table:table-cell>
          <table:table-cell office:value-type="float" office:value="-896.16" calcext:value-type="float">
            <text:p>-8.96E+02</text:p>
          </table:table-cell>
          <table:table-cell office:value-type="float" office:value="0.00000000079054" calcext:value-type="float">
            <text:p>7.91E-10</text:p>
          </table:table-cell>
          <table:table-cell office:value-type="float" office:value="-0.0000036178" calcext:value-type="float">
            <text:p>-3.62E-06</text:p>
          </table:table-cell>
          <table:table-cell office:value-type="float" office:value="-0.00000000015256" calcext:value-type="float">
            <text:p>-1.53E-10</text:p>
          </table:table-cell>
          <table:table-cell office:value-type="float" office:value="-0.00000000030954" calcext:value-type="float">
            <text:p>-3.10E-10</text:p>
          </table:table-cell>
          <table:table-cell office:value-type="float" office:value="0.000000000044231" calcext:value-type="float">
            <text:p>4.42E-11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0.00000036518" calcext:value-type="float">
            <text:p>3.65E-07</text:p>
          </table:table-cell>
          <table:table-cell office:value-type="float" office:value="-0.00000000038753" calcext:value-type="float">
            <text:p>-3.88E-10</text:p>
          </table:table-cell>
          <table:table-cell office:value-type="float" office:value="0" calcext:value-type="float">
            <text:p>0.00E+00</text:p>
          </table:table-cell>
          <table:table-cell/>
          <table:table-cell office:value-type="float" office:value="0.000075217" calcext:value-type="float">
            <text:p>7.52E-05</text:p>
          </table:table-cell>
          <table:table-cell office:value-type="float" office:value="0.000057211" calcext:value-type="float">
            <text:p>5.72E-05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-0.00000011941" calcext:value-type="float">
            <text:p>-1.19E-07</text:p>
          </table:table-cell>
          <table:table-cell office:value-type="float" office:value="-0.000000075278" calcext:value-type="float">
            <text:p>-7.53E-08</text:p>
          </table:table-cell>
          <table:table-cell office:value-type="float" office:value="-0.00000016527" calcext:value-type="float">
            <text:p>-1.65E-07</text:p>
          </table:table-cell>
          <table:table-cell office:value-type="float" office:value="-100.57" calcext:value-type="float">
            <text:p>-1.01E+02</text:p>
          </table:table-cell>
          <table:table-cell office:value-type="float" office:value="-0.000000000078478" calcext:value-type="float">
            <text:p>-7.85E-11</text:p>
          </table:table-cell>
          <table:table-cell office:value-type="float" office:value="-0.0000024601" calcext:value-type="float">
            <text:p>-2.46E-06</text:p>
          </table:table-cell>
          <table:table-cell office:value-type="float" office:value="0.000000000016379" calcext:value-type="float">
            <text:p>1.64E-11</text:p>
          </table:table-cell>
          <table:table-cell office:value-type="float" office:value="-0.000000000039933" calcext:value-type="float">
            <text:p>-3.99E-11</text:p>
          </table:table-cell>
          <table:table-cell office:value-type="float" office:value="0.000000000018508" calcext:value-type="float">
            <text:p>1.85E-11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float" office:value="0.0000095135" calcext:value-type="float">
            <text:p>9.51E-06</text:p>
          </table:table-cell>
          <table:table-cell office:value-type="float" office:value="-0.0000000052977" calcext:value-type="float">
            <text:p>-5.30E-09</text:p>
          </table:table-cell>
          <table:table-cell office:value-type="float" office:value="0" calcext:value-type="float">
            <text:p>0.00E+00</text:p>
          </table:table-cell>
          <table:table-cell/>
          <table:table-cell office:value-type="float" office:value="-0.0000045575" calcext:value-type="float">
            <text:p>-4.56E-06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0.00098149" calcext:value-type="float">
            <text:p>9.81E-04</text:p>
          </table:table-cell>
          <table:table-cell office:value-type="float" office:value="0.00000064056" calcext:value-type="float">
            <text:p>6.41E-07</text:p>
          </table:table-cell>
          <table:table-cell office:value-type="float" office:value="0.00000016576" calcext:value-type="float">
            <text:p>1.66E-07</text:p>
          </table:table-cell>
          <table:table-cell office:value-type="float" office:value="-0.0000046596" calcext:value-type="float">
            <text:p>-4.66E-06</text:p>
          </table:table-cell>
          <table:table-cell office:value-type="float" office:value="-775.87" calcext:value-type="float">
            <text:p>-7.76E+02</text:p>
          </table:table-cell>
          <table:table-cell office:value-type="float" office:value="-0.0000000014095" calcext:value-type="float">
            <text:p>-1.41E-09</text:p>
          </table:table-cell>
          <table:table-cell office:value-type="float" office:value="0.0000023955" calcext:value-type="float">
            <text:p>2.40E-06</text:p>
          </table:table-cell>
          <table:table-cell office:value-type="float" office:value="0.00000000018951" calcext:value-type="float">
            <text:p>1.90E-10</text:p>
          </table:table-cell>
          <table:table-cell office:value-type="float" office:value="-0.00000000014073" calcext:value-type="float">
            <text:p>-1.41E-10</text:p>
          </table:table-cell>
          <table:table-cell office:value-type="float" office:value="0.00000000010577" calcext:value-type="float">
            <text:p>1.06E-10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0.000000013836" calcext:value-type="float">
            <text:p>1.38E-08</text:p>
          </table:table-cell>
          <table:table-cell office:value-type="float" office:value="0.000000000079657" calcext:value-type="float">
            <text:p>7.97E-11</text:p>
          </table:table-cell>
          <table:table-cell office:value-type="float" office:value="0" calcext:value-type="float">
            <text:p>0.00E+00</text:p>
          </table:table-cell>
          <table:table-cell/>
          <table:table-cell office:value-type="float" office:value="-0.0000018625" calcext:value-type="float">
            <text:p>-1.86E-06</text:p>
          </table:table-cell>
          <table:table-cell office:value-type="float" office:value="-0.00000011941" calcext:value-type="float">
            <text:p>-1.19E-07</text:p>
          </table:table-cell>
          <table:table-cell office:value-type="float" office:value="0.00000064056" calcext:value-type="float">
            <text:p>6.41E-07</text:p>
          </table:table-cell>
          <table:table-cell office:value-type="float" office:value="0.0000000069274" calcext:value-type="float">
            <text:p>6.93E-09</text:p>
          </table:table-cell>
          <table:table-cell office:value-type="float" office:value="-0.0000000026697" calcext:value-type="float">
            <text:p>-2.67E-09</text:p>
          </table:table-cell>
          <table:table-cell office:value-type="float" office:value="-0.0000000080167" calcext:value-type="float">
            <text:p>-8.02E-09</text:p>
          </table:table-cell>
          <table:table-cell office:value-type="float" office:value="4.7483" calcext:value-type="float">
            <text:p>4.75E+00</text:p>
          </table:table-cell>
          <table:table-cell office:value-type="float" office:value="-0.0000000000046147" calcext:value-type="float">
            <text:p>-4.61E-12</text:p>
          </table:table-cell>
          <table:table-cell office:value-type="float" office:value="0.000000021915" calcext:value-type="float">
            <text:p>2.19E-08</text:p>
          </table:table-cell>
          <table:table-cell office:value-type="float" office:value="0.00000000000051117" calcext:value-type="float">
            <text:p>5.11E-13</text:p>
          </table:table-cell>
          <table:table-cell office:value-type="float" office:value="0.0000000000006329" calcext:value-type="float">
            <text:p>6.33E-13</text:p>
          </table:table-cell>
          <table:table-cell office:value-type="float" office:value="-0.000000000000019242" calcext:value-type="float">
            <text:p>-1.92E-14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-0.0000000075694" calcext:value-type="float">
            <text:p>-7.57E-09</text:p>
          </table:table-cell>
          <table:table-cell office:value-type="float" office:value="-0.000000000012193" calcext:value-type="float">
            <text:p>-1.22E-11</text:p>
          </table:table-cell>
          <table:table-cell office:value-type="float" office:value="0" calcext:value-type="float">
            <text:p>0.00E+00</text:p>
          </table:table-cell>
          <table:table-cell/>
          <table:table-cell office:value-type="float" office:value="0.00000071013" calcext:value-type="float">
            <text:p>7.10E-07</text:p>
          </table:table-cell>
          <table:table-cell office:value-type="float" office:value="-0.000000075278" calcext:value-type="float">
            <text:p>-7.53E-08</text:p>
          </table:table-cell>
          <table:table-cell office:value-type="float" office:value="0.00000016576" calcext:value-type="float">
            <text:p>1.66E-07</text:p>
          </table:table-cell>
          <table:table-cell office:value-type="float" office:value="-0.0000000026697" calcext:value-type="float">
            <text:p>-2.67E-09</text:p>
          </table:table-cell>
          <table:table-cell office:value-type="float" office:value="0.0000000017982" calcext:value-type="float">
            <text:p>1.80E-09</text:p>
          </table:table-cell>
          <table:table-cell office:value-type="float" office:value="0.0000000018342" calcext:value-type="float">
            <text:p>1.83E-09</text:p>
          </table:table-cell>
          <table:table-cell office:value-type="float" office:value="-1.2832" calcext:value-type="float">
            <text:p>-1.28E+00</text:p>
          </table:table-cell>
          <table:table-cell office:value-type="float" office:value="0.0000000000018583" calcext:value-type="float">
            <text:p>1.86E-12</text:p>
          </table:table-cell>
          <table:table-cell office:value-type="float" office:value="0.00000002026" calcext:value-type="float">
            <text:p>2.03E-08</text:p>
          </table:table-cell>
          <table:table-cell office:value-type="float" office:value="-0.00000000000010292" calcext:value-type="float">
            <text:p>-1.03E-13</text:p>
          </table:table-cell>
          <table:table-cell office:value-type="float" office:value="-0.00000000000034082" calcext:value-type="float">
            <text:p>-3.41E-13</text:p>
          </table:table-cell>
          <table:table-cell office:value-type="float" office:value="0.000000000000059182" calcext:value-type="float">
            <text:p>5.92E-14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-0.000000058587" calcext:value-type="float">
            <text:p>-5.86E-08</text:p>
          </table:table-cell>
          <table:table-cell office:value-type="float" office:value="-0.000000000083996" calcext:value-type="float">
            <text:p>-8.40E-11</text:p>
          </table:table-cell>
          <table:table-cell office:value-type="float" office:value="0" calcext:value-type="float">
            <text:p>0.00E+00</text:p>
          </table:table-cell>
          <table:table-cell/>
          <table:table-cell office:value-type="float" office:value="0.00000095679" calcext:value-type="float">
            <text:p>9.57E-07</text:p>
          </table:table-cell>
          <table:table-cell office:value-type="float" office:value="-0.00000016527" calcext:value-type="float">
            <text:p>-1.65E-07</text:p>
          </table:table-cell>
          <table:table-cell office:value-type="float" office:value="-0.0000046596" calcext:value-type="float">
            <text:p>-4.66E-06</text:p>
          </table:table-cell>
          <table:table-cell office:value-type="float" office:value="-0.0000000080167" calcext:value-type="float">
            <text:p>-8.02E-09</text:p>
          </table:table-cell>
          <table:table-cell office:value-type="float" office:value="0.0000000018342" calcext:value-type="float">
            <text:p>1.83E-09</text:p>
          </table:table-cell>
          <table:table-cell office:value-type="float" office:value="0.000000029814" calcext:value-type="float">
            <text:p>2.98E-08</text:p>
          </table:table-cell>
          <table:table-cell office:value-type="float" office:value="4.3921" calcext:value-type="float">
            <text:p>4.39E+00</text:p>
          </table:table-cell>
          <table:table-cell office:value-type="float" office:value="0.000000000011866" calcext:value-type="float">
            <text:p>1.19E-11</text:p>
          </table:table-cell>
          <table:table-cell office:value-type="float" office:value="-0.000000019926" calcext:value-type="float">
            <text:p>-1.99E-08</text:p>
          </table:table-cell>
          <table:table-cell office:value-type="float" office:value="-0.00000000000084919" calcext:value-type="float">
            <text:p>-8.49E-13</text:p>
          </table:table-cell>
          <table:table-cell office:value-type="float" office:value="0.00000000000052418" calcext:value-type="float">
            <text:p>5.24E-13</text:p>
          </table:table-cell>
          <table:table-cell office:value-type="float" office:value="-0.00000000000045828" calcext:value-type="float">
            <text:p>-4.58E-13</text:p>
          </table:table-cell>
        </table:table-row>
        <table:table-row table:style-name="ro1">
          <table:table-cell/>
          <table:table-cell table:style-name="ce5" office:value-type="string" calcext:value-type="string">
            <text:p>μ</text:p>
          </table:table-cell>
          <table:table-cell office:value-type="float" office:value="-2120.1" calcext:value-type="float">
            <text:p>-2.12E+03</text:p>
          </table:table-cell>
          <table:table-cell office:value-type="float" office:value="-0.0018033" calcext:value-type="float">
            <text:p>-1.80E-03</text:p>
          </table:table-cell>
          <table:table-cell office:value-type="float" office:value="0" calcext:value-type="float">
            <text:p>0.00E+00</text:p>
          </table:table-cell>
          <table:table-cell/>
          <table:table-cell office:value-type="float" office:value="-896.16" calcext:value-type="float">
            <text:p>-8.96E+02</text:p>
          </table:table-cell>
          <table:table-cell office:value-type="float" office:value="-100.57" calcext:value-type="float">
            <text:p>-1.01E+02</text:p>
          </table:table-cell>
          <table:table-cell office:value-type="float" office:value="-775.87" calcext:value-type="float">
            <text:p>-7.76E+02</text:p>
          </table:table-cell>
          <table:table-cell office:value-type="float" office:value="4.7483" calcext:value-type="float">
            <text:p>4.75E+00</text:p>
          </table:table-cell>
          <table:table-cell office:value-type="float" office:value="-1.2832" calcext:value-type="float">
            <text:p>-1.28E+00</text:p>
          </table:table-cell>
          <table:table-cell office:value-type="float" office:value="4.3921" calcext:value-type="float">
            <text:p>4.39E+00</text:p>
          </table:table-cell>
          <table:table-cell office:value-type="float" office:value="999730000000" calcext:value-type="float">
            <text:p>1.00E+12</text:p>
          </table:table-cell>
          <table:table-cell office:value-type="float" office:value="0.00041908" calcext:value-type="float">
            <text:p>4.19E-04</text:p>
          </table:table-cell>
          <table:table-cell office:value-type="float" office:value="-2.1634" calcext:value-type="float">
            <text:p>-2.16E+00</text:p>
          </table:table-cell>
          <table:table-cell office:value-type="float" office:value="0.00013661" calcext:value-type="float">
            <text:p>1.37E-04</text:p>
          </table:table-cell>
          <table:table-cell office:value-type="float" office:value="-0.000053754" calcext:value-type="float">
            <text:p>-5.38E-05</text:p>
          </table:table-cell>
          <table:table-cell office:value-type="float" office:value="0.000051361" calcext:value-type="float">
            <text:p>5.14E-05</text:p>
          </table:table-cell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float" office:value="-0.000000000021423" calcext:value-type="float">
            <text:p>-2.14E-11</text:p>
          </table:table-cell>
          <table:table-cell office:value-type="float" office:value="-0.000000000000030956" calcext:value-type="float">
            <text:p>-3.10E-14</text:p>
          </table:table-cell>
          <table:table-cell office:value-type="float" office:value="0" calcext:value-type="float">
            <text:p>0.00E+00</text:p>
          </table:table-cell>
          <table:table-cell/>
          <table:table-cell office:value-type="float" office:value="0.00000000079054" calcext:value-type="float">
            <text:p>7.91E-10</text:p>
          </table:table-cell>
          <table:table-cell office:value-type="float" office:value="-0.000000000078478" calcext:value-type="float">
            <text:p>-7.85E-11</text:p>
          </table:table-cell>
          <table:table-cell office:value-type="float" office:value="-0.0000000014095" calcext:value-type="float">
            <text:p>-1.41E-09</text:p>
          </table:table-cell>
          <table:table-cell office:value-type="float" office:value="-0.0000000000046147" calcext:value-type="float">
            <text:p>-4.61E-12</text:p>
          </table:table-cell>
          <table:table-cell office:value-type="float" office:value="0.0000000000018583" calcext:value-type="float">
            <text:p>1.86E-12</text:p>
          </table:table-cell>
          <table:table-cell office:value-type="float" office:value="0.000000000011866" calcext:value-type="float">
            <text:p>1.19E-11</text:p>
          </table:table-cell>
          <table:table-cell office:value-type="float" office:value="0.00041908" calcext:value-type="float">
            <text:p>4.19E-04</text:p>
          </table:table-cell>
          <table:table-cell office:value-type="float" office:value="5.7934E-015" calcext:value-type="float">
            <text:p>5.79E-15</text:p>
          </table:table-cell>
          <table:table-cell office:value-type="float" office:value="-0.000000000014411" calcext:value-type="float">
            <text:p>-1.44E-11</text:p>
          </table:table-cell>
          <table:table-cell office:value-type="float" office:value="-2.7398E-016" calcext:value-type="float">
            <text:p>-2.74E-16</text:p>
          </table:table-cell>
          <table:table-cell office:value-type="float" office:value="-4.3168E-017" calcext:value-type="float">
            <text:p>-4.32E-17</text:p>
          </table:table-cell>
          <table:table-cell office:value-type="float" office:value="-9.0745E-017" calcext:value-type="float">
            <text:p>-9.07E-17</text:p>
          </table:table-cell>
        </table:table-row>
        <table:table-row table:style-name="ro1">
          <table:table-cell/>
          <table:table-cell table:style-name="ce5" office:value-type="string" calcext:value-type="string">
            <text:p>β</text:p>
          </table:table-cell>
          <table:table-cell office:value-type="float" office:value="-0.000010412" calcext:value-type="float">
            <text:p>-1.04E-05</text:p>
          </table:table-cell>
          <table:table-cell office:value-type="float" office:value="-0.000000000050067" calcext:value-type="float">
            <text:p>-5.01E-11</text:p>
          </table:table-cell>
          <table:table-cell office:value-type="float" office:value="0" calcext:value-type="float">
            <text:p>0.00E+00</text:p>
          </table:table-cell>
          <table:table-cell/>
          <table:table-cell office:value-type="float" office:value="-0.0000036178" calcext:value-type="float">
            <text:p>-3.62E-06</text:p>
          </table:table-cell>
          <table:table-cell office:value-type="float" office:value="-0.0000024601" calcext:value-type="float">
            <text:p>-2.46E-06</text:p>
          </table:table-cell>
          <table:table-cell office:value-type="float" office:value="0.0000023955" calcext:value-type="float">
            <text:p>2.40E-06</text:p>
          </table:table-cell>
          <table:table-cell office:value-type="float" office:value="0.000000021915" calcext:value-type="float">
            <text:p>2.19E-08</text:p>
          </table:table-cell>
          <table:table-cell office:value-type="float" office:value="0.00000002026" calcext:value-type="float">
            <text:p>2.03E-08</text:p>
          </table:table-cell>
          <table:table-cell office:value-type="float" office:value="-0.000000019926" calcext:value-type="float">
            <text:p>-1.99E-08</text:p>
          </table:table-cell>
          <table:table-cell office:value-type="float" office:value="-2.1634" calcext:value-type="float">
            <text:p>-2.16E+00</text:p>
          </table:table-cell>
          <table:table-cell office:value-type="float" office:value="-0.000000000014411" calcext:value-type="float">
            <text:p>-1.44E-11</text:p>
          </table:table-cell>
          <table:table-cell office:value-type="float" office:value="0.000099908" calcext:value-type="float">
            <text:p>9.99E-05</text:p>
          </table:table-cell>
          <table:table-cell office:value-type="float" office:value="0.00000000000093252" calcext:value-type="float">
            <text:p>9.33E-13</text:p>
          </table:table-cell>
          <table:table-cell office:value-type="float" office:value="-0.0000000000013007" calcext:value-type="float">
            <text:p>-1.30E-12</text:p>
          </table:table-cell>
          <table:table-cell office:value-type="float" office:value="0.00000000000064041" calcext:value-type="float">
            <text:p>6.40E-13</text:p>
          </table:table-cell>
        </table:table-row>
        <table:table-row table:style-name="ro1">
          <table:table-cell/>
          <table:table-cell office:value-type="string" calcext:value-type="string">
            <text:p>xs1</text:p>
          </table:table-cell>
          <table:table-cell office:value-type="float" office:value="0.0000000000041529" calcext:value-type="float">
            <text:p>4.15E-12</text:p>
          </table:table-cell>
          <table:table-cell office:value-type="float" office:value="8.0765E-016" calcext:value-type="float">
            <text:p>8.08E-16</text:p>
          </table:table-cell>
          <table:table-cell office:value-type="float" office:value="0" calcext:value-type="float">
            <text:p>0.00E+00</text:p>
          </table:table-cell>
          <table:table-cell/>
          <table:table-cell office:value-type="float" office:value="-0.00000000015256" calcext:value-type="float">
            <text:p>-1.53E-10</text:p>
          </table:table-cell>
          <table:table-cell office:value-type="float" office:value="0.000000000016379" calcext:value-type="float">
            <text:p>1.64E-11</text:p>
          </table:table-cell>
          <table:table-cell office:value-type="float" office:value="0.00000000018951" calcext:value-type="float">
            <text:p>1.90E-10</text:p>
          </table:table-cell>
          <table:table-cell office:value-type="float" office:value="0.00000000000051117" calcext:value-type="float">
            <text:p>5.11E-13</text:p>
          </table:table-cell>
          <table:table-cell office:value-type="float" office:value="-0.00000000000010292" calcext:value-type="float">
            <text:p>-1.03E-13</text:p>
          </table:table-cell>
          <table:table-cell office:value-type="float" office:value="-0.00000000000084919" calcext:value-type="float">
            <text:p>-8.49E-13</text:p>
          </table:table-cell>
          <table:table-cell office:value-type="float" office:value="0.00013661" calcext:value-type="float">
            <text:p>1.37E-04</text:p>
          </table:table-cell>
          <table:table-cell office:value-type="float" office:value="-2.7398E-016" calcext:value-type="float">
            <text:p>-2.74E-16</text:p>
          </table:table-cell>
          <table:table-cell office:value-type="float" office:value="0.00000000000093252" calcext:value-type="float">
            <text:p>9.33E-13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.6369E-017" calcext:value-type="float">
            <text:p>2.64E-17</text:p>
          </table:table-cell>
          <table:table-cell office:value-type="float" office:value="-2.6333E-017" calcext:value-type="float">
            <text:p>-2.63E-17</text:p>
          </table:table-cell>
        </table:table-row>
        <table:table-row table:style-name="ro1">
          <table:table-cell/>
          <table:table-cell office:value-type="string" calcext:value-type="string">
            <text:p>ys1</text:p>
          </table:table-cell>
          <table:table-cell office:value-type="float" office:value="0.0000000000020541" calcext:value-type="float">
            <text:p>2.05E-12</text:p>
          </table:table-cell>
          <table:table-cell office:value-type="float" office:value="-7.9063E-016" calcext:value-type="float">
            <text:p>-7.91E-16</text:p>
          </table:table-cell>
          <table:table-cell office:value-type="float" office:value="0" calcext:value-type="float">
            <text:p>0.00E+00</text:p>
          </table:table-cell>
          <table:table-cell/>
          <table:table-cell office:value-type="float" office:value="-0.00000000030954" calcext:value-type="float">
            <text:p>-3.10E-10</text:p>
          </table:table-cell>
          <table:table-cell office:value-type="float" office:value="-0.000000000039933" calcext:value-type="float">
            <text:p>-3.99E-11</text:p>
          </table:table-cell>
          <table:table-cell office:value-type="float" office:value="-0.00000000014073" calcext:value-type="float">
            <text:p>-1.41E-10</text:p>
          </table:table-cell>
          <table:table-cell office:value-type="float" office:value="0.0000000000006329" calcext:value-type="float">
            <text:p>6.33E-13</text:p>
          </table:table-cell>
          <table:table-cell office:value-type="float" office:value="-0.00000000000034082" calcext:value-type="float">
            <text:p>-3.41E-13</text:p>
          </table:table-cell>
          <table:table-cell office:value-type="float" office:value="0.00000000000052418" calcext:value-type="float">
            <text:p>5.24E-13</text:p>
          </table:table-cell>
          <table:table-cell office:value-type="float" office:value="-0.000053754" calcext:value-type="float">
            <text:p>-5.38E-05</text:p>
          </table:table-cell>
          <table:table-cell office:value-type="float" office:value="-4.3168E-017" calcext:value-type="float">
            <text:p>-4.32E-17</text:p>
          </table:table-cell>
          <table:table-cell office:value-type="float" office:value="-0.0000000000013007" calcext:value-type="float">
            <text:p>-1.30E-12</text:p>
          </table:table-cell>
          <table:table-cell office:value-type="float" office:value="2.6369E-017" calcext:value-type="float">
            <text:p>2.64E-17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.3124E-017" calcext:value-type="float">
            <text:p>1.31E-17</text:p>
          </table:table-cell>
        </table:table-row>
        <table:table-row table:style-name="ro1">
          <table:table-cell/>
          <table:table-cell table:style-name="ce6" office:value-type="string" calcext:value-type="string">
            <text:p>zs1</text:p>
          </table:table-cell>
          <table:table-cell table:style-name="ce10" office:value-type="float" office:value="0.00000000000075556" calcext:value-type="float">
            <text:p>7.56E-13</text:p>
          </table:table-cell>
          <table:table-cell table:style-name="ce13" office:value-type="float" office:value="4.7191E-016" calcext:value-type="float">
            <text:p>4.72E-16</text:p>
          </table:table-cell>
          <table:table-cell table:style-name="ce13" office:value-type="float" office:value="0" calcext:value-type="float">
            <text:p>0.00E+00</text:p>
          </table:table-cell>
          <table:table-cell/>
          <table:table-cell table:style-name="ce17" office:value-type="float" office:value="0.000000000044231" calcext:value-type="float">
            <text:p>4.42E-11</text:p>
          </table:table-cell>
          <table:table-cell table:style-name="ce20" office:value-type="float" office:value="0.000000000018508" calcext:value-type="float">
            <text:p>1.85E-11</text:p>
          </table:table-cell>
          <table:table-cell table:style-name="ce20" office:value-type="float" office:value="0.00000000010577" calcext:value-type="float">
            <text:p>1.06E-10</text:p>
          </table:table-cell>
          <table:table-cell table:style-name="ce20" office:value-type="float" office:value="-0.000000000000019242" calcext:value-type="float">
            <text:p>-1.92E-14</text:p>
          </table:table-cell>
          <table:table-cell table:style-name="ce20" office:value-type="float" office:value="0.000000000000059182" calcext:value-type="float">
            <text:p>5.92E-14</text:p>
          </table:table-cell>
          <table:table-cell table:style-name="ce20" office:value-type="float" office:value="-0.00000000000045828" calcext:value-type="float">
            <text:p>-4.58E-13</text:p>
          </table:table-cell>
          <table:table-cell table:style-name="ce20" office:value-type="float" office:value="0.00005136" calcext:value-type="float">
            <text:p>5.14E-05</text:p>
          </table:table-cell>
          <table:table-cell table:style-name="ce20" office:value-type="float" office:value="-9.0745E-017" calcext:value-type="float">
            <text:p>-9.07E-17</text:p>
          </table:table-cell>
          <table:table-cell table:style-name="ce20" office:value-type="float" office:value="0.00000000000064041" calcext:value-type="float">
            <text:p>6.40E-13</text:p>
          </table:table-cell>
          <table:table-cell table:style-name="ce20" office:value-type="float" office:value="-2.6333E-017" calcext:value-type="float">
            <text:p>-2.63E-17</text:p>
          </table:table-cell>
          <table:table-cell table:style-name="ce20" office:value-type="float" office:value="1.3124E-017" calcext:value-type="float">
            <text:p>1.31E-17</text:p>
          </table:table-cell>
          <table:table-cell table:style-name="ce23" office:value-type="float" office:value="0.0000000001" calcext:value-type="float">
            <text:p>1.00E-10</text:p>
          </table:table-cell>
        </table:table-row>
      </table:table>
      <table:table table:name="State Deviations" table:style-name="ta1">
        <table:table-column table:style-name="co2" table:default-cell-style-name="Default"/>
        <table:table-column table:style-name="co3" table:default-cell-style-name="ce4"/>
        <table:table-column table:style-name="co1" table:default-cell-style-name="ce9"/>
        <table:table-column table:style-name="co1" table:number-columns-repeated="2" table:default-cell-style-name="ce12"/>
        <table:table-column table:style-name="co4" table:default-cell-style-name="Default"/>
        <table:table-column table:style-name="co5" table:default-cell-style-name="ce4"/>
        <table:table-column table:style-name="co1" table:default-cell-style-name="ce9"/>
        <table:table-column table:style-name="co1" table:number-columns-repeated="2" table:default-cell-style-name="ce12"/>
        <table:table-column table:style-name="co6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atch</text:p>
          </table:table-cell>
          <table:covered-table-cell table:number-columns-repeated="2" table:style-name="ce7"/>
          <table:covered-table-cell table:style-name="ce14"/>
          <table:table-cell/>
          <table:table-cell table:style-name="ce2" office:value-type="string" calcext:value-type="string" table:number-columns-spanned="4" table:number-rows-spanned="1">
            <text:p>Batch – Problem 5</text:p>
          </table:table-cell>
          <table:covered-table-cell table:number-columns-repeated="2" table:style-name="ce7"/>
          <table:covered-table-cell table:style-name="ce14"/>
          <table:table-cell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Iter 0</text:p>
          </table:table-cell>
          <table:table-cell table:style-name="ce11" office:value-type="string" calcext:value-type="string">
            <text:p>Iter 1 </text:p>
          </table:table-cell>
          <table:table-cell table:style-name="ce11" office:value-type="string" calcext:value-type="string">
            <text:p>Iter 2</text:p>
          </table:table-cell>
          <table:table-cell/>
          <table:table-cell table:style-name="ce3"/>
          <table:table-cell table:style-name="ce8" office:value-type="string" calcext:value-type="string">
            <text:p>Iter 0</text:p>
          </table:table-cell>
          <table:table-cell table:style-name="ce11" office:value-type="string" calcext:value-type="string">
            <text:p>Iter 1 </text:p>
          </table:table-cell>
          <table:table-cell table:style-name="ce11" office:value-type="string" calcext:value-type="string">
            <text:p>Iter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-65.042" calcext:value-type="float">
            <text:p>-6.50E+01</text:p>
          </table:table-cell>
          <table:table-cell office:value-type="float" office:value="-48.596" calcext:value-type="float">
            <text:p>-4.86E+01</text:p>
          </table:table-cell>
          <table:table-cell office:value-type="float" office:value="-0.000068599" calcext:value-type="float">
            <text:p>-6.86E-0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-58.823" calcext:value-type="float">
            <text:p>-5.88E+01</text:p>
          </table:table-cell>
          <table:table-cell office:value-type="float" office:value="7.0062" calcext:value-type="float">
            <text:p>7.01E+00</text:p>
          </table:table-cell>
          <table:table-cell office:value-type="float" office:value="0.00045006" calcext:value-type="float">
            <text:p>4.50E-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110.36" calcext:value-type="float">
            <text:p>1.10E+02</text:p>
          </table:table-cell>
          <table:table-cell office:value-type="float" office:value="-0.50242" calcext:value-type="float">
            <text:p>-5.02E-01</text:p>
          </table:table-cell>
          <table:table-cell office:value-type="float" office:value="0.00052056" calcext:value-type="float">
            <text:p>5.21E-04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70.615" calcext:value-type="float">
            <text:p>7.06E+01</text:p>
          </table:table-cell>
          <table:table-cell office:value-type="float" office:value="4.2239" calcext:value-type="float">
            <text:p>4.22E+00</text:p>
          </table:table-cell>
          <table:table-cell office:value-type="float" office:value="0.000037689" calcext:value-type="float">
            <text:p>3.77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float" office:value="83.743" calcext:value-type="float">
            <text:p>8.37E+01</text:p>
          </table:table-cell>
          <table:table-cell office:value-type="float" office:value="-7.0824" calcext:value-type="float">
            <text:p>-7.08E+00</text:p>
          </table:table-cell>
          <table:table-cell office:value-type="float" office:value="-0.00047332" calcext:value-type="float">
            <text:p>-4.73E-04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-203.1" calcext:value-type="float">
            <text:p>-2.03E+02</text:p>
          </table:table-cell>
          <table:table-cell office:value-type="float" office:value="1.5948" calcext:value-type="float">
            <text:p>1.59E+00</text:p>
          </table:table-cell>
          <table:table-cell office:value-type="float" office:value="0.0010891" calcext:value-type="float">
            <text:p>1.09E-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12.59" calcext:value-type="float">
            <text:p>1.26E+01</text:p>
          </table:table-cell>
          <table:table-cell office:value-type="float" office:value="0.0981" calcext:value-type="float">
            <text:p>9.81E-02</text:p>
          </table:table-cell>
          <table:table-cell office:value-type="float" office:value="-0.00000034051" calcext:value-type="float">
            <text:p>-3.41E-07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12.355" calcext:value-type="float">
            <text:p>1.24E+01</text:p>
          </table:table-cell>
          <table:table-cell office:value-type="float" office:value="-0.030508" calcext:value-type="float">
            <text:p>-3.05E-02</text:p>
          </table:table-cell>
          <table:table-cell office:value-type="float" office:value="-0.00000065235" calcext:value-type="float">
            <text:p>-6.52E-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-5.2939" calcext:value-type="float">
            <text:p>-5.29E+00</text:p>
          </table:table-cell>
          <table:table-cell office:value-type="float" office:value="-0.08195" calcext:value-type="float">
            <text:p>-8.20E-02</text:p>
          </table:table-cell>
          <table:table-cell office:value-type="float" office:value="-0.0000012703" calcext:value-type="float">
            <text:p>-1.27E-06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-5.3602" calcext:value-type="float">
            <text:p>-5.36E+00</text:p>
          </table:table-cell>
          <table:table-cell office:value-type="float" office:value="-0.020232" calcext:value-type="float">
            <text:p>-2.02E-02</text:p>
          </table:table-cell>
          <table:table-cell office:value-type="float" office:value="0.00000087964" calcext:value-type="float">
            <text:p>8.80E-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-5.9538" calcext:value-type="float">
            <text:p>-5.95E+00</text:p>
          </table:table-cell>
          <table:table-cell office:value-type="float" office:value="-0.017072" calcext:value-type="float">
            <text:p>-1.71E-02</text:p>
          </table:table-cell>
          <table:table-cell office:value-type="float" office:value="0.00000082678" calcext:value-type="float">
            <text:p>8.27E-07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-4.7288" calcext:value-type="float">
            <text:p>-4.73E+00</text:p>
          </table:table-cell>
          <table:table-cell office:value-type="float" office:value="-0.029806" calcext:value-type="float">
            <text:p>-2.98E-02</text:p>
          </table:table-cell>
          <table:table-cell office:value-type="float" office:value="-0.0000049593" calcext:value-type="float">
            <text:p>-4.96E-06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μ</text:p>
          </table:table-cell>
          <table:table-cell office:value-type="float" office:value="-596780" calcext:value-type="float">
            <text:p>-5.97E+05</text:p>
          </table:table-cell>
          <table:table-cell office:value-type="float" office:value="594670" calcext:value-type="float">
            <text:p>5.95E+05</text:p>
          </table:table-cell>
          <table:table-cell office:value-type="float" office:value="-11.188" calcext:value-type="float">
            <text:p>-1.12E+01</text:p>
          </table:table-cell>
          <table:table-cell/>
          <table:table-cell table:style-name="ce5" office:value-type="string" calcext:value-type="string">
            <text:p>μ</text:p>
          </table:table-cell>
          <table:table-cell office:value-type="float" office:value="-182100000" calcext:value-type="float">
            <text:p>-1.82E+08</text:p>
          </table:table-cell>
          <table:table-cell office:value-type="float" office:value="3898100" calcext:value-type="float">
            <text:p>3.90E+06</text:p>
          </table:table-cell>
          <table:table-cell office:value-type="float" office:value="2778.5" calcext:value-type="float">
            <text:p>2.78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float" office:value="0.000034266" calcext:value-type="float">
            <text:p>3.43E-05</text:p>
          </table:table-cell>
          <table:table-cell office:value-type="float" office:value="-0.000034204" calcext:value-type="float">
            <text:p>-3.42E-05</text:p>
          </table:table-cell>
          <table:table-cell office:value-type="float" office:value="0.00000000047981" calcext:value-type="float">
            <text:p>4.80E-10</text:p>
          </table:table-cell>
          <table:table-cell/>
          <table:table-cell office:value-type="string" calcext:value-type="string">
            <text:p>J2</text:p>
          </table:table-cell>
          <table:table-cell office:value-type="float" office:value="0.00031515" calcext:value-type="float">
            <text:p>3.15E-04</text:p>
          </table:table-cell>
          <table:table-cell office:value-type="float" office:value="-0.0000022315" calcext:value-type="float">
            <text:p>-2.23E-06</text:p>
          </table:table-cell>
          <table:table-cell office:value-type="float" office:value="-0.000000001137" calcext:value-type="float">
            <text:p>-1.14E-09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β</text:p>
          </table:table-cell>
          <table:table-cell office:value-type="float" office:value="-0.0023222" calcext:value-type="float">
            <text:p>-2.32E-03</text:p>
          </table:table-cell>
          <table:table-cell office:value-type="float" office:value="0.0023118" calcext:value-type="float">
            <text:p>2.31E-03</text:p>
          </table:table-cell>
          <table:table-cell office:value-type="float" office:value="-0.000000043662" calcext:value-type="float">
            <text:p>-4.37E-08</text:p>
          </table:table-cell>
          <table:table-cell/>
          <table:table-cell table:style-name="ce5" office:value-type="string" calcext:value-type="string">
            <text:p>β</text:p>
          </table:table-cell>
          <table:table-cell office:value-type="float" office:value="-1.7732" calcext:value-type="float">
            <text:p>-1.77E+00</text:p>
          </table:table-cell>
          <table:table-cell office:value-type="float" office:value="0.19766" calcext:value-type="float">
            <text:p>1.98E-01</text:p>
          </table:table-cell>
          <table:table-cell office:value-type="float" office:value="-0.000067327" calcext:value-type="float">
            <text:p>-6.73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s1</text:p>
          </table:table-cell>
          <table:table-cell office:value-type="float" office:value="110.85" calcext:value-type="float">
            <text:p>1.11E+02</text:p>
          </table:table-cell>
          <table:table-cell office:value-type="float" office:value="-5.6911" calcext:value-type="float">
            <text:p>-5.69E+00</text:p>
          </table:table-cell>
          <table:table-cell office:value-type="float" office:value="-0.00075754" calcext:value-type="float">
            <text:p>-7.58E-04</text:p>
          </table:table-cell>
          <table:table-cell/>
          <table:table-cell office:value-type="string" calcext:value-type="string">
            <text:p>xs1</text:p>
          </table:table-cell>
          <table:table-cell office:value-type="float" office:value="0.000096136" calcext:value-type="float">
            <text:p>9.61E-05</text:p>
          </table:table-cell>
          <table:table-cell office:value-type="float" office:value="-0.0000021496" calcext:value-type="float">
            <text:p>-2.15E-06</text:p>
          </table:table-cell>
          <table:table-cell office:value-type="float" office:value="0.00000000020944" calcext:value-type="float">
            <text:p>2.09E-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s1</text:p>
          </table:table-cell>
          <table:table-cell office:value-type="float" office:value="-51.983" calcext:value-type="float">
            <text:p>-5.20E+01</text:p>
          </table:table-cell>
          <table:table-cell office:value-type="float" office:value="25.811" calcext:value-type="float">
            <text:p>2.58E+01</text:p>
          </table:table-cell>
          <table:table-cell office:value-type="float" office:value="0.00031291" calcext:value-type="float">
            <text:p>3.13E-04</text:p>
          </table:table-cell>
          <table:table-cell/>
          <table:table-cell office:value-type="string" calcext:value-type="string">
            <text:p>ys1</text:p>
          </table:table-cell>
          <table:table-cell office:value-type="float" office:value="-0.000040885" calcext:value-type="float">
            <text:p>-4.09E-05</text:p>
          </table:table-cell>
          <table:table-cell office:value-type="float" office:value="0.0000024015" calcext:value-type="float">
            <text:p>2.40E-06</text:p>
          </table:table-cell>
          <table:table-cell office:value-type="float" office:value="-0.00000000034677" calcext:value-type="float">
            <text:p>-3.47E-1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zs1</text:p>
          </table:table-cell>
          <table:table-cell table:style-name="ce10" office:value-type="float" office:value="4.5814" calcext:value-type="float">
            <text:p>4.58E+00</text:p>
          </table:table-cell>
          <table:table-cell table:style-name="ce13" office:value-type="float" office:value="35.168" calcext:value-type="float">
            <text:p>3.52E+01</text:p>
          </table:table-cell>
          <table:table-cell table:style-name="ce13" office:value-type="float" office:value="0.0018842" calcext:value-type="float">
            <text:p>1.88E-03</text:p>
          </table:table-cell>
          <table:table-cell/>
          <table:table-cell table:style-name="ce6" office:value-type="string" calcext:value-type="string">
            <text:p>zs1</text:p>
          </table:table-cell>
          <table:table-cell table:style-name="ce10" office:value-type="float" office:value="0.000036792" calcext:value-type="float">
            <text:p>3.68E-05</text:p>
          </table:table-cell>
          <table:table-cell table:style-name="ce13" office:value-type="float" office:value="-0.0000013687" calcext:value-type="float">
            <text:p>-1.37E-06</text:p>
          </table:table-cell>
          <table:table-cell table:style-name="ce13" office:value-type="float" office:value="-0.000000000075421" calcext:value-type="float">
            <text:p>-7.54E-11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Sequential</text:p>
          </table:table-cell>
          <table:covered-table-cell table:number-columns-repeated="2" table:style-name="ce7"/>
          <table:covered-table-cell table:style-name="ce14"/>
          <table:table-cell/>
          <table:table-cell table:style-name="ce2" office:value-type="string" calcext:value-type="string" table:number-columns-spanned="4" table:number-rows-spanned="1">
            <text:p>Batch – Problem 6</text:p>
          </table:table-cell>
          <table:covered-table-cell table:number-columns-repeated="2" table:style-name="ce7"/>
          <table:covered-table-cell table:style-name="ce14"/>
          <table:table-cell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Iter 0</text:p>
          </table:table-cell>
          <table:table-cell table:style-name="ce11" office:value-type="string" calcext:value-type="string">
            <text:p>Iter 1 </text:p>
          </table:table-cell>
          <table:table-cell table:style-name="ce11" office:value-type="string" calcext:value-type="string">
            <text:p>Iter 2</text:p>
          </table:table-cell>
          <table:table-cell/>
          <table:table-cell table:style-name="ce3"/>
          <table:table-cell table:style-name="ce8" office:value-type="string" calcext:value-type="string">
            <text:p>Iter 0</text:p>
          </table:table-cell>
          <table:table-cell table:style-name="ce11" office:value-type="string" calcext:value-type="string">
            <text:p>Iter 1 </text:p>
          </table:table-cell>
          <table:table-cell table:style-name="ce11" office:value-type="string" calcext:value-type="string">
            <text:p>Iter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-60.065" calcext:value-type="float">
            <text:p>-6.01E+01</text:p>
          </table:table-cell>
          <table:table-cell office:value-type="float" office:value="-48.597" calcext:value-type="float">
            <text:p>-4.86E+01</text:p>
          </table:table-cell>
          <table:table-cell office:value-type="float" office:value="-0.000016173" calcext:value-type="float">
            <text:p>-1.62E-0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-0.0000042096" calcext:value-type="float">
            <text:p>-4.21E-06</text:p>
          </table:table-cell>
          <table:table-cell office:value-type="float" office:value="-0.000000028365" calcext:value-type="float">
            <text:p>-2.84E-08</text:p>
          </table:table-cell>
          <table:table-cell office:value-type="float" office:value="0" calcext:value-type="float">
            <text:p>0.00E+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108.17" calcext:value-type="float">
            <text:p>1.08E+02</text:p>
          </table:table-cell>
          <table:table-cell office:value-type="float" office:value="-0.50166" calcext:value-type="float">
            <text:p>-5.02E-01</text:p>
          </table:table-cell>
          <table:table-cell office:value-type="float" office:value="0.0005301" calcext:value-type="float">
            <text:p>5.30E-04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.00000036518" calcext:value-type="float">
            <text:p>3.65E-07</text:p>
          </table:table-cell>
          <table:table-cell office:value-type="float" office:value="-0.00000000038753" calcext:value-type="float">
            <text:p>-3.88E-10</text:p>
          </table:table-cell>
          <table:table-cell office:value-type="float" office:value="0" calcext:value-type="float">
            <text:p>0.00E+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float" office:value="81.819" calcext:value-type="float">
            <text:p>8.18E+01</text:p>
          </table:table-cell>
          <table:table-cell office:value-type="float" office:value="-7.083" calcext:value-type="float">
            <text:p>-7.08E+00</text:p>
          </table:table-cell>
          <table:table-cell office:value-type="float" office:value="-0.00054037" calcext:value-type="float">
            <text:p>-5.40E-04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0.0000095135" calcext:value-type="float">
            <text:p>9.51E-06</text:p>
          </table:table-cell>
          <table:table-cell office:value-type="float" office:value="-0.0000000052977" calcext:value-type="float">
            <text:p>-5.30E-09</text:p>
          </table:table-cell>
          <table:table-cell office:value-type="float" office:value="0" calcext:value-type="float">
            <text:p>0.00E+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12.582" calcext:value-type="float">
            <text:p>1.26E+01</text:p>
          </table:table-cell>
          <table:table-cell office:value-type="float" office:value="0.098102" calcext:value-type="float">
            <text:p>9.81E-02</text:p>
          </table:table-cell>
          <table:table-cell office:value-type="float" office:value="-0.0000027115" calcext:value-type="float">
            <text:p>-2.71E-06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0.000000013836" calcext:value-type="float">
            <text:p>1.38E-08</text:p>
          </table:table-cell>
          <table:table-cell office:value-type="float" office:value="0.000000000079657" calcext:value-type="float">
            <text:p>7.97E-11</text:p>
          </table:table-cell>
          <table:table-cell office:value-type="float" office:value="0" calcext:value-type="float">
            <text:p>0.00E+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-5.2897" calcext:value-type="float">
            <text:p>-5.29E+00</text:p>
          </table:table-cell>
          <table:table-cell office:value-type="float" office:value="-0.081953" calcext:value-type="float">
            <text:p>-8.20E-02</text:p>
          </table:table-cell>
          <table:table-cell office:value-type="float" office:value="-0.0000016108" calcext:value-type="float">
            <text:p>-1.61E-06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-0.0000000075694" calcext:value-type="float">
            <text:p>-7.57E-09</text:p>
          </table:table-cell>
          <table:table-cell office:value-type="float" office:value="-0.000000000012193" calcext:value-type="float">
            <text:p>-1.22E-11</text:p>
          </table:table-cell>
          <table:table-cell office:value-type="float" office:value="0" calcext:value-type="float">
            <text:p>0.00E+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-5.9515" calcext:value-type="float">
            <text:p>-5.95E+00</text:p>
          </table:table-cell>
          <table:table-cell office:value-type="float" office:value="-0.017072" calcext:value-type="float">
            <text:p>-1.71E-02</text:p>
          </table:table-cell>
          <table:table-cell office:value-type="float" office:value="0.00000061403" calcext:value-type="float">
            <text:p>6.14E-07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-0.000000058587" calcext:value-type="float">
            <text:p>-5.86E-08</text:p>
          </table:table-cell>
          <table:table-cell office:value-type="float" office:value="-0.000000000083996" calcext:value-type="float">
            <text:p>-8.40E-11</text:p>
          </table:table-cell>
          <table:table-cell office:value-type="float" office:value="0" calcext:value-type="float">
            <text:p>0.00E+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μ</text:p>
          </table:table-cell>
          <table:table-cell office:value-type="float" office:value="-596780" calcext:value-type="float">
            <text:p>-5.97E+05</text:p>
          </table:table-cell>
          <table:table-cell office:value-type="float" office:value="594670" calcext:value-type="float">
            <text:p>5.95E+05</text:p>
          </table:table-cell>
          <table:table-cell office:value-type="float" office:value="-596780" calcext:value-type="float">
            <text:p>-5.97E+05</text:p>
          </table:table-cell>
          <table:table-cell/>
          <table:table-cell table:style-name="ce5" office:value-type="string" calcext:value-type="string">
            <text:p>μ</text:p>
          </table:table-cell>
          <table:table-cell office:value-type="float" office:value="-2120.1" calcext:value-type="float">
            <text:p>-2.12E+03</text:p>
          </table:table-cell>
          <table:table-cell office:value-type="float" office:value="-0.0018033" calcext:value-type="float">
            <text:p>-1.80E-03</text:p>
          </table:table-cell>
          <table:table-cell office:value-type="float" office:value="0" calcext:value-type="float">
            <text:p>0.00E+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float" office:value="0.000034266" calcext:value-type="float">
            <text:p>3.43E-05</text:p>
          </table:table-cell>
          <table:table-cell office:value-type="float" office:value="-0.000034204" calcext:value-type="float">
            <text:p>-3.42E-05</text:p>
          </table:table-cell>
          <table:table-cell office:value-type="float" office:value="0.00000000074353" calcext:value-type="float">
            <text:p>7.44E-10</text:p>
          </table:table-cell>
          <table:table-cell/>
          <table:table-cell office:value-type="string" calcext:value-type="string">
            <text:p>J2</text:p>
          </table:table-cell>
          <table:table-cell office:value-type="float" office:value="-0.000000000021423" calcext:value-type="float">
            <text:p>-2.14E-11</text:p>
          </table:table-cell>
          <table:table-cell office:value-type="float" office:value="-0.000000000000030956" calcext:value-type="float">
            <text:p>-3.10E-14</text:p>
          </table:table-cell>
          <table:table-cell office:value-type="float" office:value="0" calcext:value-type="float">
            <text:p>0.00E+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β</text:p>
          </table:table-cell>
          <table:table-cell office:value-type="float" office:value="-0.0023222" calcext:value-type="float">
            <text:p>-2.32E-03</text:p>
          </table:table-cell>
          <table:table-cell office:value-type="float" office:value="0.0023118" calcext:value-type="float">
            <text:p>2.31E-03</text:p>
          </table:table-cell>
          <table:table-cell office:value-type="float" office:value="-0.0023223" calcext:value-type="float">
            <text:p>-2.32E-03</text:p>
          </table:table-cell>
          <table:table-cell/>
          <table:table-cell table:style-name="ce5" office:value-type="string" calcext:value-type="string">
            <text:p>β</text:p>
          </table:table-cell>
          <table:table-cell office:value-type="float" office:value="-0.000010412" calcext:value-type="float">
            <text:p>-1.04E-05</text:p>
          </table:table-cell>
          <table:table-cell office:value-type="float" office:value="-0.000000000050067" calcext:value-type="float">
            <text:p>-5.01E-11</text:p>
          </table:table-cell>
          <table:table-cell office:value-type="float" office:value="0" calcext:value-type="float">
            <text:p>0.00E+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s1</text:p>
          </table:table-cell>
          <table:table-cell office:value-type="float" office:value="110.85" calcext:value-type="float">
            <text:p>1.11E+02</text:p>
          </table:table-cell>
          <table:table-cell office:value-type="float" office:value="-5.6911" calcext:value-type="float">
            <text:p>-5.69E+00</text:p>
          </table:table-cell>
          <table:table-cell office:value-type="float" office:value="-0.00070864" calcext:value-type="float">
            <text:p>-7.09E-04</text:p>
          </table:table-cell>
          <table:table-cell/>
          <table:table-cell office:value-type="string" calcext:value-type="string">
            <text:p>xs1</text:p>
          </table:table-cell>
          <table:table-cell office:value-type="float" office:value="0.0000000000041529" calcext:value-type="float">
            <text:p>4.15E-12</text:p>
          </table:table-cell>
          <table:table-cell office:value-type="float" office:value="8.0765E-016" calcext:value-type="float">
            <text:p>8.08E-16</text:p>
          </table:table-cell>
          <table:table-cell office:value-type="float" office:value="0" calcext:value-type="float">
            <text:p>0.00E+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s1</text:p>
          </table:table-cell>
          <table:table-cell office:value-type="float" office:value="-51.983" calcext:value-type="float">
            <text:p>-5.20E+01</text:p>
          </table:table-cell>
          <table:table-cell office:value-type="float" office:value="25.811" calcext:value-type="float">
            <text:p>2.58E+01</text:p>
          </table:table-cell>
          <table:table-cell office:value-type="float" office:value="0.00041161" calcext:value-type="float">
            <text:p>4.12E-04</text:p>
          </table:table-cell>
          <table:table-cell/>
          <table:table-cell office:value-type="string" calcext:value-type="string">
            <text:p>ys1</text:p>
          </table:table-cell>
          <table:table-cell office:value-type="float" office:value="0.0000000000020541" calcext:value-type="float">
            <text:p>2.05E-12</text:p>
          </table:table-cell>
          <table:table-cell office:value-type="float" office:value="-7.9063E-016" calcext:value-type="float">
            <text:p>-7.91E-16</text:p>
          </table:table-cell>
          <table:table-cell office:value-type="float" office:value="0" calcext:value-type="float">
            <text:p>0.00E+0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zs1</text:p>
          </table:table-cell>
          <table:table-cell table:style-name="ce10" office:value-type="float" office:value="4.5814" calcext:value-type="float">
            <text:p>4.58E+00</text:p>
          </table:table-cell>
          <table:table-cell table:style-name="ce13" office:value-type="float" office:value="35.168" calcext:value-type="float">
            <text:p>3.52E+01</text:p>
          </table:table-cell>
          <table:table-cell table:style-name="ce13" office:value-type="float" office:value="0.0014711" calcext:value-type="float">
            <text:p>1.47E-03</text:p>
          </table:table-cell>
          <table:table-cell/>
          <table:table-cell table:style-name="ce6" office:value-type="string" calcext:value-type="string">
            <text:p>zs1</text:p>
          </table:table-cell>
          <table:table-cell table:style-name="ce10" office:value-type="float" office:value="0.00000000000075556" calcext:value-type="float">
            <text:p>7.56E-13</text:p>
          </table:table-cell>
          <table:table-cell table:style-name="ce13" office:value-type="float" office:value="4.7191E-016" calcext:value-type="float">
            <text:p>4.72E-16</text:p>
          </table:table-cell>
          <table:table-cell table:style-name="ce13" office:value-type="float" office:value="0" calcext:value-type="float">
            <text:p>0.00E+00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Extended Sequential</text:p>
          </table:table-cell>
          <table:covered-table-cell table:number-columns-repeated="2" table:style-name="ce7"/>
          <table:covered-table-cell table:style-name="ce14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Iter 0</text:p>
          </table:table-cell>
          <table:table-cell table:style-name="ce11" office:value-type="string" calcext:value-type="string">
            <text:p>Iter 1 </text:p>
          </table:table-cell>
          <table:table-cell table:style-name="ce11" office:value-type="string" calcext:value-type="string">
            <text:p>Iter 2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0.0046358" calcext:value-type="float">
            <text:p>4.64E-03</text:p>
          </table:table-cell>
          <table:table-cell table:number-columns-repeated="2" office:value-type="float" office:value="0.0046314" calcext:value-type="float">
            <text:p>4.63E-03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0.00030655" calcext:value-type="float">
            <text:p>3.07E-04</text:p>
          </table:table-cell>
          <table:table-cell table:number-columns-repeated="2" office:value-type="float" office:value="0.00030625" calcext:value-type="float">
            <text:p>3.06E-04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float" office:value="0.001512" calcext:value-type="float">
            <text:p>1.51E-03</text:p>
          </table:table-cell>
          <table:table-cell table:number-columns-repeated="2" office:value-type="float" office:value="0.0015105" calcext:value-type="float">
            <text:p>1.51E-03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-0.0000099227" calcext:value-type="float">
            <text:p>-9.92E-06</text:p>
          </table:table-cell>
          <table:table-cell table:number-columns-repeated="2" office:value-type="float" office:value="-0.0000099132" calcext:value-type="float">
            <text:p>-9.91E-06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0.0000058047" calcext:value-type="float">
            <text:p>5.80E-06</text:p>
          </table:table-cell>
          <table:table-cell table:number-columns-repeated="2" office:value-type="float" office:value="0.0000057991" calcext:value-type="float">
            <text:p>5.80E-06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-0.0000059427" calcext:value-type="float">
            <text:p>-5.94E-06</text:p>
          </table:table-cell>
          <table:table-cell table:number-columns-repeated="2" office:value-type="float" office:value="-0.000005937" calcext:value-type="float">
            <text:p>-5.94E-06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5" office:value-type="string" calcext:value-type="string">
            <text:p>μ</text:p>
          </table:table-cell>
          <table:table-cell office:value-type="float" office:value="193.8" calcext:value-type="float">
            <text:p>1.94E+02</text:p>
          </table:table-cell>
          <table:table-cell table:number-columns-repeated="2" office:value-type="float" office:value="193.61" calcext:value-type="float">
            <text:p>1.94E+02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office:value-type="float" office:value="0.00000000095865" calcext:value-type="float">
            <text:p>9.59E-10</text:p>
          </table:table-cell>
          <table:table-cell table:number-columns-repeated="2" office:value-type="float" office:value="0.00000000095773" calcext:value-type="float">
            <text:p>9.58E-10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5" office:value-type="string" calcext:value-type="string">
            <text:p>β</text:p>
          </table:table-cell>
          <table:table-cell office:value-type="float" office:value="0.00000053355" calcext:value-type="float">
            <text:p>5.34E-07</text:p>
          </table:table-cell>
          <table:table-cell table:number-columns-repeated="2" office:value-type="float" office:value="0.00000053302" calcext:value-type="float">
            <text:p>5.33E-07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xs1</text:p>
          </table:table-cell>
          <table:table-cell office:value-type="float" office:value="0.00029943" calcext:value-type="float">
            <text:p>2.99E-04</text:p>
          </table:table-cell>
          <table:table-cell table:number-columns-repeated="2" office:value-type="float" office:value="0.00029916" calcext:value-type="float">
            <text:p>2.99E-04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ys1</text:p>
          </table:table-cell>
          <table:table-cell office:value-type="float" office:value="-0.0019992" calcext:value-type="float">
            <text:p>-2.00E-03</text:p>
          </table:table-cell>
          <table:table-cell table:number-columns-repeated="2" office:value-type="float" office:value="-0.0019973" calcext:value-type="float">
            <text:p>-2.00E-03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6" office:value-type="string" calcext:value-type="string">
            <text:p>zs1</text:p>
          </table:table-cell>
          <table:table-cell table:style-name="ce10" office:value-type="float" office:value="-0.0022454" calcext:value-type="float">
            <text:p>-2.25E-03</text:p>
          </table:table-cell>
          <table:table-cell table:number-columns-repeated="2" table:style-name="ce13" office:value-type="float" office:value="-0.0022433" calcext:value-type="float">
            <text:p>-2.24E-03</text:p>
          </table:table-cell>
          <table:table-cell/>
          <table:table-cell table:style-name="Default" table:number-columns-repeated="4"/>
          <table:table-cell/>
        </table:table-row>
      </table:table>
      <table:table table:name="Covariance Matrices" table:style-name="ta1">
        <table:table-column table:style-name="co7" table:default-cell-style-name="Default"/>
        <table:table-column table:style-name="co8" table:default-cell-style-name="ce16"/>
        <table:table-column table:style-name="co8" table:number-columns-repeated="2" table:default-cell-style-name="ce19"/>
        <table:table-column table:style-name="co9" table:default-cell-style-name="ce19"/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column table:style-name="co9" table:number-columns-repeated="4" table:default-cell-style-name="ce19"/>
        <table:table-column table:style-name="co9" table:default-cell-style-name="ce22"/>
        <table:table-column table:style-name="co2" table:default-cell-style-name="Default"/>
        <table:table-row table:style-name="ro2">
          <table:table-cell/>
          <table:table-cell table:style-name="Default" table:number-columns-repeated="12"/>
          <table:table-cell/>
        </table:table-row>
        <table:table-row table:style-name="ro1">
          <table:table-cell/>
          <table:table-cell table:style-name="ce15" office:value-type="string" calcext:value-type="string" table:number-columns-spanned="12" table:number-rows-spanned="1">
            <text:p>Batch covariance matrix – final iteration</text:p>
          </table:table-cell>
          <table:covered-table-cell table:number-columns-repeated="10" table:style-name="ce18"/>
          <table:covered-table-cell table:style-name="ce21"/>
          <table:table-cell/>
        </table:table-row>
        <table:table-row table:style-name="ro1">
          <table:table-cell/>
          <table:table-cell office:value-type="float" office:value="0.013474" calcext:value-type="float">
            <text:p>1.35E-02</text:p>
          </table:table-cell>
          <table:table-cell office:value-type="float" office:value="0.00093566" calcext:value-type="float">
            <text:p>9.36E-04</text:p>
          </table:table-cell>
          <table:table-cell office:value-type="float" office:value="0.00062432" calcext:value-type="float">
            <text:p>6.24E-04</text:p>
          </table:table-cell>
          <table:table-cell office:value-type="float" office:value="-0.00003261" calcext:value-type="float">
            <text:p>-3.26E-05</text:p>
          </table:table-cell>
          <table:table-cell office:value-type="float" office:value="0.000014471" calcext:value-type="float">
            <text:p>1.45E-05</text:p>
          </table:table-cell>
          <table:table-cell office:value-type="float" office:value="0.0000028985" calcext:value-type="float">
            <text:p>2.90E-06</text:p>
          </table:table-cell>
          <table:table-cell office:value-type="float" office:value="-1101" calcext:value-type="float">
            <text:p>-1.10E+03</text:p>
          </table:table-cell>
          <table:table-cell office:value-type="float" office:value="0.0000000087757" calcext:value-type="float">
            <text:p>8.78E-09</text:p>
          </table:table-cell>
          <table:table-cell office:value-type="float" office:value="0.000024166" calcext:value-type="float">
            <text:p>2.42E-05</text:p>
          </table:table-cell>
          <table:table-cell office:value-type="float" office:value="0.00071604" calcext:value-type="float">
            <text:p>7.16E-04</text:p>
          </table:table-cell>
          <table:table-cell office:value-type="float" office:value="-0.0056875" calcext:value-type="float">
            <text:p>-5.69E-03</text:p>
          </table:table-cell>
          <table:table-cell office:value-type="float" office:value="-0.0082559" calcext:value-type="float">
            <text:p>-8.26E-03</text:p>
          </table:table-cell>
          <table:table-cell/>
        </table:table-row>
        <table:table-row table:style-name="ro1">
          <table:table-cell/>
          <table:table-cell office:value-type="float" office:value="0.00093566" calcext:value-type="float">
            <text:p>9.36E-04</text:p>
          </table:table-cell>
          <table:table-cell office:value-type="float" office:value="0.0001871" calcext:value-type="float">
            <text:p>1.87E-04</text:p>
          </table:table-cell>
          <table:table-cell office:value-type="float" office:value="0.00046165" calcext:value-type="float">
            <text:p>4.62E-04</text:p>
          </table:table-cell>
          <table:table-cell office:value-type="float" office:value="-0.0000017685" calcext:value-type="float">
            <text:p>-1.77E-06</text:p>
          </table:table-cell>
          <table:table-cell office:value-type="float" office:value="0.00000074384" calcext:value-type="float">
            <text:p>7.44E-07</text:p>
          </table:table-cell>
          <table:table-cell office:value-type="float" office:value="-0.0000020759" calcext:value-type="float">
            <text:p>-2.08E-06</text:p>
          </table:table-cell>
          <table:table-cell office:value-type="float" office:value="-48.824" calcext:value-type="float">
            <text:p>-4.88E+01</text:p>
          </table:table-cell>
          <table:table-cell office:value-type="float" office:value="-0.00000000018345" calcext:value-type="float">
            <text:p>-1.83E-10</text:p>
          </table:table-cell>
          <table:table-cell office:value-type="float" office:value="0.00000063966" calcext:value-type="float">
            <text:p>6.40E-07</text:p>
          </table:table-cell>
          <table:table-cell office:value-type="float" office:value="-0.00040459" calcext:value-type="float">
            <text:p>-4.05E-04</text:p>
          </table:table-cell>
          <table:table-cell office:value-type="float" office:value="0.00010534" calcext:value-type="float">
            <text:p>1.05E-04</text:p>
          </table:table-cell>
          <table:table-cell office:value-type="float" office:value="0.0012871" calcext:value-type="float">
            <text:p>1.29E-03</text:p>
          </table:table-cell>
          <table:table-cell/>
        </table:table-row>
        <table:table-row table:style-name="ro1">
          <table:table-cell/>
          <table:table-cell office:value-type="float" office:value="0.00062432" calcext:value-type="float">
            <text:p>6.24E-04</text:p>
          </table:table-cell>
          <table:table-cell office:value-type="float" office:value="0.00046165" calcext:value-type="float">
            <text:p>4.62E-04</text:p>
          </table:table-cell>
          <table:table-cell office:value-type="float" office:value="0.0033102" calcext:value-type="float">
            <text:p>3.31E-03</text:p>
          </table:table-cell>
          <table:table-cell office:value-type="float" office:value="0.000001415" calcext:value-type="float">
            <text:p>1.42E-06</text:p>
          </table:table-cell>
          <table:table-cell office:value-type="float" office:value="0.00000034814" calcext:value-type="float">
            <text:p>3.48E-07</text:p>
          </table:table-cell>
          <table:table-cell office:value-type="float" office:value="-0.000016031" calcext:value-type="float">
            <text:p>-1.60E-05</text:p>
          </table:table-cell>
          <table:table-cell office:value-type="float" office:value="-333.1" calcext:value-type="float">
            <text:p>-3.33E+02</text:p>
          </table:table-cell>
          <table:table-cell office:value-type="float" office:value="-0.0000000045482" calcext:value-type="float">
            <text:p>-4.55E-09</text:p>
          </table:table-cell>
          <table:table-cell office:value-type="float" office:value="0.000011326" calcext:value-type="float">
            <text:p>1.13E-05</text:p>
          </table:table-cell>
          <table:table-cell office:value-type="float" office:value="-0.0022774" calcext:value-type="float">
            <text:p>-2.28E-03</text:p>
          </table:table-cell>
          <table:table-cell office:value-type="float" office:value="0.0022435" calcext:value-type="float">
            <text:p>2.24E-03</text:p>
          </table:table-cell>
          <table:table-cell office:value-type="float" office:value="0.0092676" calcext:value-type="float">
            <text:p>9.27E-03</text:p>
          </table:table-cell>
          <table:table-cell/>
        </table:table-row>
        <table:table-row table:style-name="ro1">
          <table:table-cell/>
          <table:table-cell office:value-type="float" office:value="-0.00003261" calcext:value-type="float">
            <text:p>-3.26E-05</text:p>
          </table:table-cell>
          <table:table-cell office:value-type="float" office:value="-0.0000017685" calcext:value-type="float">
            <text:p>-1.77E-06</text:p>
          </table:table-cell>
          <table:table-cell office:value-type="float" office:value="0.000001415" calcext:value-type="float">
            <text:p>1.42E-06</text:p>
          </table:table-cell>
          <table:table-cell office:value-type="float" office:value="0.000000082738" calcext:value-type="float">
            <text:p>8.27E-08</text:p>
          </table:table-cell>
          <table:table-cell office:value-type="float" office:value="-0.000000036147" calcext:value-type="float">
            <text:p>-3.61E-08</text:p>
          </table:table-cell>
          <table:table-cell office:value-type="float" office:value="-0.000000024166" calcext:value-type="float">
            <text:p>-2.42E-08</text:p>
          </table:table-cell>
          <table:table-cell office:value-type="float" office:value="5.601" calcext:value-type="float">
            <text:p>5.60E+00</text:p>
          </table:table-cell>
          <table:table-cell office:value-type="float" office:value="-0.000000000027315" calcext:value-type="float">
            <text:p>-2.73E-11</text:p>
          </table:table-cell>
          <table:table-cell office:value-type="float" office:value="-0.000000037556" calcext:value-type="float">
            <text:p>-3.76E-08</text:p>
          </table:table-cell>
          <table:table-cell office:value-type="float" office:value="-0.0000042805" calcext:value-type="float">
            <text:p>-4.28E-06</text:p>
          </table:table-cell>
          <table:table-cell office:value-type="float" office:value="0.000016353" calcext:value-type="float">
            <text:p>1.64E-05</text:p>
          </table:table-cell>
          <table:table-cell office:value-type="float" office:value="0.00003016" calcext:value-type="float">
            <text:p>3.02E-05</text:p>
          </table:table-cell>
          <table:table-cell/>
        </table:table-row>
        <table:table-row table:style-name="ro1">
          <table:table-cell/>
          <table:table-cell office:value-type="float" office:value="0.000014471" calcext:value-type="float">
            <text:p>1.45E-05</text:p>
          </table:table-cell>
          <table:table-cell office:value-type="float" office:value="0.00000074384" calcext:value-type="float">
            <text:p>7.44E-07</text:p>
          </table:table-cell>
          <table:table-cell office:value-type="float" office:value="0.00000034814" calcext:value-type="float">
            <text:p>3.48E-07</text:p>
          </table:table-cell>
          <table:table-cell office:value-type="float" office:value="-0.000000036147" calcext:value-type="float">
            <text:p>-3.61E-08</text:p>
          </table:table-cell>
          <table:table-cell office:value-type="float" office:value="0.00000001682" calcext:value-type="float">
            <text:p>1.68E-08</text:p>
          </table:table-cell>
          <table:table-cell office:value-type="float" office:value="0.0000000066553" calcext:value-type="float">
            <text:p>6.66E-09</text:p>
          </table:table-cell>
          <table:table-cell office:value-type="float" office:value="-1.4189" calcext:value-type="float">
            <text:p>-1.42E+00</text:p>
          </table:table-cell>
          <table:table-cell office:value-type="float" office:value="0.000000000011388" calcext:value-type="float">
            <text:p>1.14E-11</text:p>
          </table:table-cell>
          <table:table-cell office:value-type="float" office:value="0.000000049531" calcext:value-type="float">
            <text:p>4.95E-08</text:p>
          </table:table-cell>
          <table:table-cell office:value-type="float" office:value="0.0000018393" calcext:value-type="float">
            <text:p>1.84E-06</text:p>
          </table:table-cell>
          <table:table-cell office:value-type="float" office:value="-0.0000071596" calcext:value-type="float">
            <text:p>-7.16E-06</text:p>
          </table:table-cell>
          <table:table-cell office:value-type="float" office:value="-0.00001265" calcext:value-type="float">
            <text:p>-1.27E-05</text:p>
          </table:table-cell>
          <table:table-cell/>
        </table:table-row>
        <table:table-row table:style-name="ro1">
          <table:table-cell/>
          <table:table-cell office:value-type="float" office:value="0.0000028985" calcext:value-type="float">
            <text:p>2.90E-06</text:p>
          </table:table-cell>
          <table:table-cell office:value-type="float" office:value="-0.0000020759" calcext:value-type="float">
            <text:p>-2.08E-06</text:p>
          </table:table-cell>
          <table:table-cell office:value-type="float" office:value="-0.000016031" calcext:value-type="float">
            <text:p>-1.60E-05</text:p>
          </table:table-cell>
          <table:table-cell office:value-type="float" office:value="-0.000000024166" calcext:value-type="float">
            <text:p>-2.42E-08</text:p>
          </table:table-cell>
          <table:table-cell office:value-type="float" office:value="0.0000000066553" calcext:value-type="float">
            <text:p>6.66E-09</text:p>
          </table:table-cell>
          <table:table-cell office:value-type="float" office:value="0.000000087775" calcext:value-type="float">
            <text:p>8.78E-08</text:p>
          </table:table-cell>
          <table:table-cell office:value-type="float" office:value="2.3777" calcext:value-type="float">
            <text:p>2.38E+00</text:p>
          </table:table-cell>
          <table:table-cell office:value-type="float" office:value="0.000000000031038" calcext:value-type="float">
            <text:p>3.10E-11</text:p>
          </table:table-cell>
          <table:table-cell office:value-type="float" office:value="-0.000000051742" calcext:value-type="float">
            <text:p>-5.17E-08</text:p>
          </table:table-cell>
          <table:table-cell office:value-type="float" office:value="0.000012534" calcext:value-type="float">
            <text:p>1.25E-05</text:p>
          </table:table-cell>
          <table:table-cell office:value-type="float" office:value="-0.000014261" calcext:value-type="float">
            <text:p>-1.43E-05</text:p>
          </table:table-cell>
          <table:table-cell office:value-type="float" office:value="-0.000052185" calcext:value-type="float">
            <text:p>-5.22E-05</text:p>
          </table:table-cell>
          <table:table-cell/>
        </table:table-row>
        <table:table-row table:style-name="ro1">
          <table:table-cell/>
          <table:table-cell office:value-type="float" office:value="-1101" calcext:value-type="float">
            <text:p>-1.10E+03</text:p>
          </table:table-cell>
          <table:table-cell office:value-type="float" office:value="-48.824" calcext:value-type="float">
            <text:p>-4.88E+01</text:p>
          </table:table-cell>
          <table:table-cell office:value-type="float" office:value="-333.1" calcext:value-type="float">
            <text:p>-3.33E+02</text:p>
          </table:table-cell>
          <table:table-cell office:value-type="float" office:value="5.601" calcext:value-type="float">
            <text:p>5.60E+00</text:p>
          </table:table-cell>
          <table:table-cell office:value-type="float" office:value="-1.4189" calcext:value-type="float">
            <text:p>-1.42E+00</text:p>
          </table:table-cell>
          <table:table-cell office:value-type="float" office:value="2.3777" calcext:value-type="float">
            <text:p>2.38E+00</text:p>
          </table:table-cell>
          <table:table-cell office:value-type="float" office:value="999990000000" calcext:value-type="float">
            <text:p>1.00E+12</text:p>
          </table:table-cell>
          <table:table-cell office:value-type="float" office:value="-0.00018652" calcext:value-type="float">
            <text:p>-1.87E-04</text:p>
          </table:table-cell>
          <table:table-cell office:value-type="float" office:value="-0.034613" calcext:value-type="float">
            <text:p>-3.46E-02</text:p>
          </table:table-cell>
          <table:table-cell office:value-type="float" office:value="72.957" calcext:value-type="float">
            <text:p>7.30E+01</text:p>
          </table:table-cell>
          <table:table-cell office:value-type="float" office:value="88.125" calcext:value-type="float">
            <text:p>8.81E+01</text:p>
          </table:table-cell>
          <table:table-cell office:value-type="float" office:value="405.17" calcext:value-type="float">
            <text:p>4.05E+02</text:p>
          </table:table-cell>
          <table:table-cell/>
        </table:table-row>
        <table:table-row table:style-name="ro1">
          <table:table-cell/>
          <table:table-cell office:value-type="float" office:value="0.0000000087757" calcext:value-type="float">
            <text:p>8.78E-09</text:p>
          </table:table-cell>
          <table:table-cell office:value-type="float" office:value="-0.00000000018345" calcext:value-type="float">
            <text:p>-1.83E-10</text:p>
          </table:table-cell>
          <table:table-cell office:value-type="float" office:value="-0.0000000045482" calcext:value-type="float">
            <text:p>-4.55E-09</text:p>
          </table:table-cell>
          <table:table-cell office:value-type="float" office:value="-0.000000000027315" calcext:value-type="float">
            <text:p>-2.73E-11</text:p>
          </table:table-cell>
          <table:table-cell office:value-type="float" office:value="0.000000000011388" calcext:value-type="float">
            <text:p>1.14E-11</text:p>
          </table:table-cell>
          <table:table-cell office:value-type="float" office:value="0.000000000031038" calcext:value-type="float">
            <text:p>3.10E-11</text:p>
          </table:table-cell>
          <table:table-cell office:value-type="float" office:value="-0.00018652" calcext:value-type="float">
            <text:p>-1.87E-04</text:p>
          </table:table-cell>
          <table:table-cell office:value-type="float" office:value="0.000000000000016451" calcext:value-type="float">
            <text:p>1.65E-14</text:p>
          </table:table-cell>
          <table:table-cell office:value-type="float" office:value="-0.0000000000073939" calcext:value-type="float">
            <text:p>-7.39E-12</text:p>
          </table:table-cell>
          <table:table-cell office:value-type="float" office:value="0.0000000046937" calcext:value-type="float">
            <text:p>4.69E-09</text:p>
          </table:table-cell>
          <table:table-cell office:value-type="float" office:value="-0.0000000080491" calcext:value-type="float">
            <text:p>-8.05E-09</text:p>
          </table:table-cell>
          <table:table-cell office:value-type="float" office:value="-0.000000022088" calcext:value-type="float">
            <text:p>-2.21E-08</text:p>
          </table:table-cell>
          <table:table-cell/>
        </table:table-row>
        <table:table-row table:style-name="ro1">
          <table:table-cell/>
          <table:table-cell office:value-type="float" office:value="0.000024166" calcext:value-type="float">
            <text:p>2.42E-05</text:p>
          </table:table-cell>
          <table:table-cell office:value-type="float" office:value="0.00000063966" calcext:value-type="float">
            <text:p>6.40E-07</text:p>
          </table:table-cell>
          <table:table-cell office:value-type="float" office:value="0.000011326" calcext:value-type="float">
            <text:p>1.13E-05</text:p>
          </table:table-cell>
          <table:table-cell office:value-type="float" office:value="-0.000000037556" calcext:value-type="float">
            <text:p>-3.76E-08</text:p>
          </table:table-cell>
          <table:table-cell office:value-type="float" office:value="0.000000049531" calcext:value-type="float">
            <text:p>4.95E-08</text:p>
          </table:table-cell>
          <table:table-cell office:value-type="float" office:value="-0.000000051742" calcext:value-type="float">
            <text:p>-5.17E-08</text:p>
          </table:table-cell>
          <table:table-cell office:value-type="float" office:value="-0.034613" calcext:value-type="float">
            <text:p>-3.46E-02</text:p>
          </table:table-cell>
          <table:table-cell office:value-type="float" office:value="-0.0000000000073939" calcext:value-type="float">
            <text:p>-7.39E-12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-0.0000026018" calcext:value-type="float">
            <text:p>-2.60E-06</text:p>
          </table:table-cell>
          <table:table-cell office:value-type="float" office:value="-0.0000071876" calcext:value-type="float">
            <text:p>-7.19E-06</text:p>
          </table:table-cell>
          <table:table-cell office:value-type="float" office:value="0.0000035424" calcext:value-type="float">
            <text:p>3.54E-06</text:p>
          </table:table-cell>
          <table:table-cell/>
        </table:table-row>
        <table:table-row table:style-name="ro1">
          <table:table-cell/>
          <table:table-cell office:value-type="float" office:value="0.00071604" calcext:value-type="float">
            <text:p>7.16E-04</text:p>
          </table:table-cell>
          <table:table-cell office:value-type="float" office:value="-0.00040459" calcext:value-type="float">
            <text:p>-4.05E-04</text:p>
          </table:table-cell>
          <table:table-cell office:value-type="float" office:value="-0.0022774" calcext:value-type="float">
            <text:p>-2.28E-03</text:p>
          </table:table-cell>
          <table:table-cell office:value-type="float" office:value="-0.0000042805" calcext:value-type="float">
            <text:p>-4.28E-06</text:p>
          </table:table-cell>
          <table:table-cell office:value-type="float" office:value="0.0000018393" calcext:value-type="float">
            <text:p>1.84E-06</text:p>
          </table:table-cell>
          <table:table-cell office:value-type="float" office:value="0.000012534" calcext:value-type="float">
            <text:p>1.25E-05</text:p>
          </table:table-cell>
          <table:table-cell office:value-type="float" office:value="72.957" calcext:value-type="float">
            <text:p>7.30E+01</text:p>
          </table:table-cell>
          <table:table-cell office:value-type="float" office:value="0.0000000046937" calcext:value-type="float">
            <text:p>4.69E-09</text:p>
          </table:table-cell>
          <table:table-cell office:value-type="float" office:value="-0.0000026018" calcext:value-type="float">
            <text:p>-2.60E-06</text:p>
          </table:table-cell>
          <table:table-cell office:value-type="float" office:value="0.0041035" calcext:value-type="float">
            <text:p>4.10E-03</text:p>
          </table:table-cell>
          <table:table-cell office:value-type="float" office:value="-0.0044601" calcext:value-type="float">
            <text:p>-4.46E-03</text:p>
          </table:table-cell>
          <table:table-cell office:value-type="float" office:value="-0.01544" calcext:value-type="float">
            <text:p>-1.54E-02</text:p>
          </table:table-cell>
          <table:table-cell/>
        </table:table-row>
        <table:table-row table:style-name="ro1">
          <table:table-cell/>
          <table:table-cell office:value-type="float" office:value="-0.0056875" calcext:value-type="float">
            <text:p>-5.69E-03</text:p>
          </table:table-cell>
          <table:table-cell office:value-type="float" office:value="0.00010534" calcext:value-type="float">
            <text:p>1.05E-04</text:p>
          </table:table-cell>
          <table:table-cell office:value-type="float" office:value="0.0022435" calcext:value-type="float">
            <text:p>2.24E-03</text:p>
          </table:table-cell>
          <table:table-cell office:value-type="float" office:value="0.000016353" calcext:value-type="float">
            <text:p>1.64E-05</text:p>
          </table:table-cell>
          <table:table-cell office:value-type="float" office:value="-0.0000071596" calcext:value-type="float">
            <text:p>-7.16E-06</text:p>
          </table:table-cell>
          <table:table-cell office:value-type="float" office:value="-0.000014261" calcext:value-type="float">
            <text:p>-1.43E-05</text:p>
          </table:table-cell>
          <table:table-cell office:value-type="float" office:value="88.125" calcext:value-type="float">
            <text:p>8.81E+01</text:p>
          </table:table-cell>
          <table:table-cell office:value-type="float" office:value="-0.0000000080491" calcext:value-type="float">
            <text:p>-8.05E-09</text:p>
          </table:table-cell>
          <table:table-cell office:value-type="float" office:value="-0.0000071876" calcext:value-type="float">
            <text:p>-7.19E-06</text:p>
          </table:table-cell>
          <table:table-cell office:value-type="float" office:value="-0.0044601" calcext:value-type="float">
            <text:p>-4.46E-03</text:p>
          </table:table-cell>
          <table:table-cell office:value-type="float" office:value="0.0067672" calcext:value-type="float">
            <text:p>6.77E-03</text:p>
          </table:table-cell>
          <table:table-cell office:value-type="float" office:value="0.019117" calcext:value-type="float">
            <text:p>1.91E-02</text:p>
          </table:table-cell>
          <table:table-cell/>
        </table:table-row>
        <table:table-row table:style-name="ro1">
          <table:table-cell/>
          <table:table-cell table:style-name="ce17" office:value-type="float" office:value="-0.0082559" calcext:value-type="float">
            <text:p>-8.26E-03</text:p>
          </table:table-cell>
          <table:table-cell table:style-name="ce20" office:value-type="float" office:value="0.0012871" calcext:value-type="float">
            <text:p>1.29E-03</text:p>
          </table:table-cell>
          <table:table-cell table:style-name="ce20" office:value-type="float" office:value="0.0092676" calcext:value-type="float">
            <text:p>9.27E-03</text:p>
          </table:table-cell>
          <table:table-cell table:style-name="ce20" office:value-type="float" office:value="0.00003016" calcext:value-type="float">
            <text:p>3.02E-05</text:p>
          </table:table-cell>
          <table:table-cell table:style-name="ce20" office:value-type="float" office:value="-0.00001265" calcext:value-type="float">
            <text:p>-1.27E-05</text:p>
          </table:table-cell>
          <table:table-cell table:style-name="ce20" office:value-type="float" office:value="-0.000052185" calcext:value-type="float">
            <text:p>-5.22E-05</text:p>
          </table:table-cell>
          <table:table-cell table:style-name="ce20" office:value-type="float" office:value="405.17" calcext:value-type="float">
            <text:p>4.05E+02</text:p>
          </table:table-cell>
          <table:table-cell table:style-name="ce20" office:value-type="float" office:value="-0.000000022088" calcext:value-type="float">
            <text:p>-2.21E-08</text:p>
          </table:table-cell>
          <table:table-cell table:style-name="ce20" office:value-type="float" office:value="0.0000035424" calcext:value-type="float">
            <text:p>3.54E-06</text:p>
          </table:table-cell>
          <table:table-cell table:style-name="ce20" office:value-type="float" office:value="-0.01544" calcext:value-type="float">
            <text:p>-1.54E-02</text:p>
          </table:table-cell>
          <table:table-cell table:style-name="ce20" office:value-type="float" office:value="0.019117" calcext:value-type="float">
            <text:p>1.91E-02</text:p>
          </table:table-cell>
          <table:table-cell table:style-name="ce23" office:value-type="float" office:value="0.061865" calcext:value-type="float">
            <text:p>6.19E-02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12"/>
          <table:table-cell/>
        </table:table-row>
        <table:table-row table:style-name="ro1">
          <table:table-cell/>
          <table:table-cell table:style-name="ce15" office:value-type="string" calcext:value-type="string" table:number-columns-spanned="12" table:number-rows-spanned="1">
            <text:p>Sequential covariance matrix – final iteration</text:p>
          </table:table-cell>
          <table:covered-table-cell table:number-columns-repeated="10" table:style-name="ce18"/>
          <table:covered-table-cell table:style-name="ce21"/>
          <table:table-cell/>
        </table:table-row>
        <table:table-row table:style-name="ro1">
          <table:table-cell/>
          <table:table-cell office:value-type="float" office:value="0.013474" calcext:value-type="float">
            <text:p>1.35E-02</text:p>
          </table:table-cell>
          <table:table-cell office:value-type="float" office:value="0.00093566" calcext:value-type="float">
            <text:p>9.36E-04</text:p>
          </table:table-cell>
          <table:table-cell office:value-type="float" office:value="0.00062432" calcext:value-type="float">
            <text:p>6.24E-04</text:p>
          </table:table-cell>
          <table:table-cell office:value-type="float" office:value="-0.00003261" calcext:value-type="float">
            <text:p>-3.26E-05</text:p>
          </table:table-cell>
          <table:table-cell office:value-type="float" office:value="0.000014471" calcext:value-type="float">
            <text:p>1.45E-05</text:p>
          </table:table-cell>
          <table:table-cell office:value-type="float" office:value="0.0000028985" calcext:value-type="float">
            <text:p>2.90E-06</text:p>
          </table:table-cell>
          <table:table-cell office:value-type="float" office:value="-1101" calcext:value-type="float">
            <text:p>-1.10E+03</text:p>
          </table:table-cell>
          <table:table-cell office:value-type="float" office:value="0.0000000087757" calcext:value-type="float">
            <text:p>8.78E-09</text:p>
          </table:table-cell>
          <table:table-cell office:value-type="float" office:value="0.000024166" calcext:value-type="float">
            <text:p>2.42E-05</text:p>
          </table:table-cell>
          <table:table-cell office:value-type="float" office:value="0.00071604" calcext:value-type="float">
            <text:p>7.16E-04</text:p>
          </table:table-cell>
          <table:table-cell office:value-type="float" office:value="-0.0056875" calcext:value-type="float">
            <text:p>-5.69E-03</text:p>
          </table:table-cell>
          <table:table-cell office:value-type="float" office:value="-0.0082559" calcext:value-type="float">
            <text:p>-8.26E-03</text:p>
          </table:table-cell>
          <table:table-cell/>
        </table:table-row>
        <table:table-row table:style-name="ro1">
          <table:table-cell/>
          <table:table-cell office:value-type="float" office:value="0.00093566" calcext:value-type="float">
            <text:p>9.36E-04</text:p>
          </table:table-cell>
          <table:table-cell office:value-type="float" office:value="0.0001871" calcext:value-type="float">
            <text:p>1.87E-04</text:p>
          </table:table-cell>
          <table:table-cell office:value-type="float" office:value="0.00046165" calcext:value-type="float">
            <text:p>4.62E-04</text:p>
          </table:table-cell>
          <table:table-cell office:value-type="float" office:value="-0.0000017685" calcext:value-type="float">
            <text:p>-1.77E-06</text:p>
          </table:table-cell>
          <table:table-cell office:value-type="float" office:value="0.00000074384" calcext:value-type="float">
            <text:p>7.44E-07</text:p>
          </table:table-cell>
          <table:table-cell office:value-type="float" office:value="-0.0000020759" calcext:value-type="float">
            <text:p>-2.08E-06</text:p>
          </table:table-cell>
          <table:table-cell office:value-type="float" office:value="-48.824" calcext:value-type="float">
            <text:p>-4.88E+01</text:p>
          </table:table-cell>
          <table:table-cell office:value-type="float" office:value="-0.00000000018345" calcext:value-type="float">
            <text:p>-1.83E-10</text:p>
          </table:table-cell>
          <table:table-cell office:value-type="float" office:value="0.00000063966" calcext:value-type="float">
            <text:p>6.40E-07</text:p>
          </table:table-cell>
          <table:table-cell office:value-type="float" office:value="-0.00040459" calcext:value-type="float">
            <text:p>-4.05E-04</text:p>
          </table:table-cell>
          <table:table-cell office:value-type="float" office:value="0.00010534" calcext:value-type="float">
            <text:p>1.05E-04</text:p>
          </table:table-cell>
          <table:table-cell office:value-type="float" office:value="0.0012871" calcext:value-type="float">
            <text:p>1.29E-03</text:p>
          </table:table-cell>
          <table:table-cell/>
        </table:table-row>
        <table:table-row table:style-name="ro1">
          <table:table-cell/>
          <table:table-cell office:value-type="float" office:value="0.00062432" calcext:value-type="float">
            <text:p>6.24E-04</text:p>
          </table:table-cell>
          <table:table-cell office:value-type="float" office:value="0.00046165" calcext:value-type="float">
            <text:p>4.62E-04</text:p>
          </table:table-cell>
          <table:table-cell office:value-type="float" office:value="0.0033102" calcext:value-type="float">
            <text:p>3.31E-03</text:p>
          </table:table-cell>
          <table:table-cell office:value-type="float" office:value="0.000001415" calcext:value-type="float">
            <text:p>1.42E-06</text:p>
          </table:table-cell>
          <table:table-cell office:value-type="float" office:value="0.00000034814" calcext:value-type="float">
            <text:p>3.48E-07</text:p>
          </table:table-cell>
          <table:table-cell office:value-type="float" office:value="-0.000016031" calcext:value-type="float">
            <text:p>-1.60E-05</text:p>
          </table:table-cell>
          <table:table-cell office:value-type="float" office:value="-333.1" calcext:value-type="float">
            <text:p>-3.33E+02</text:p>
          </table:table-cell>
          <table:table-cell office:value-type="float" office:value="-0.0000000045482" calcext:value-type="float">
            <text:p>-4.55E-09</text:p>
          </table:table-cell>
          <table:table-cell office:value-type="float" office:value="0.000011326" calcext:value-type="float">
            <text:p>1.13E-05</text:p>
          </table:table-cell>
          <table:table-cell office:value-type="float" office:value="-0.0022774" calcext:value-type="float">
            <text:p>-2.28E-03</text:p>
          </table:table-cell>
          <table:table-cell office:value-type="float" office:value="0.0022435" calcext:value-type="float">
            <text:p>2.24E-03</text:p>
          </table:table-cell>
          <table:table-cell office:value-type="float" office:value="0.0092676" calcext:value-type="float">
            <text:p>9.27E-03</text:p>
          </table:table-cell>
          <table:table-cell/>
        </table:table-row>
        <table:table-row table:style-name="ro1">
          <table:table-cell/>
          <table:table-cell office:value-type="float" office:value="-0.00003261" calcext:value-type="float">
            <text:p>-3.26E-05</text:p>
          </table:table-cell>
          <table:table-cell office:value-type="float" office:value="-0.0000017685" calcext:value-type="float">
            <text:p>-1.77E-06</text:p>
          </table:table-cell>
          <table:table-cell office:value-type="float" office:value="0.000001415" calcext:value-type="float">
            <text:p>1.42E-06</text:p>
          </table:table-cell>
          <table:table-cell office:value-type="float" office:value="0.000000082738" calcext:value-type="float">
            <text:p>8.27E-08</text:p>
          </table:table-cell>
          <table:table-cell office:value-type="float" office:value="-0.000000036147" calcext:value-type="float">
            <text:p>-3.61E-08</text:p>
          </table:table-cell>
          <table:table-cell office:value-type="float" office:value="-0.000000024166" calcext:value-type="float">
            <text:p>-2.42E-08</text:p>
          </table:table-cell>
          <table:table-cell office:value-type="float" office:value="5.601" calcext:value-type="float">
            <text:p>5.60E+00</text:p>
          </table:table-cell>
          <table:table-cell office:value-type="float" office:value="-0.000000000027315" calcext:value-type="float">
            <text:p>-2.73E-11</text:p>
          </table:table-cell>
          <table:table-cell office:value-type="float" office:value="-0.000000037556" calcext:value-type="float">
            <text:p>-3.76E-08</text:p>
          </table:table-cell>
          <table:table-cell office:value-type="float" office:value="-0.0000042805" calcext:value-type="float">
            <text:p>-4.28E-06</text:p>
          </table:table-cell>
          <table:table-cell office:value-type="float" office:value="0.000016353" calcext:value-type="float">
            <text:p>1.64E-05</text:p>
          </table:table-cell>
          <table:table-cell office:value-type="float" office:value="0.00003016" calcext:value-type="float">
            <text:p>3.02E-05</text:p>
          </table:table-cell>
          <table:table-cell/>
        </table:table-row>
        <table:table-row table:style-name="ro1">
          <table:table-cell/>
          <table:table-cell office:value-type="float" office:value="0.000014471" calcext:value-type="float">
            <text:p>1.45E-05</text:p>
          </table:table-cell>
          <table:table-cell office:value-type="float" office:value="0.00000074384" calcext:value-type="float">
            <text:p>7.44E-07</text:p>
          </table:table-cell>
          <table:table-cell office:value-type="float" office:value="0.00000034814" calcext:value-type="float">
            <text:p>3.48E-07</text:p>
          </table:table-cell>
          <table:table-cell office:value-type="float" office:value="-0.000000036147" calcext:value-type="float">
            <text:p>-3.61E-08</text:p>
          </table:table-cell>
          <table:table-cell office:value-type="float" office:value="0.00000001682" calcext:value-type="float">
            <text:p>1.68E-08</text:p>
          </table:table-cell>
          <table:table-cell office:value-type="float" office:value="0.0000000066553" calcext:value-type="float">
            <text:p>6.66E-09</text:p>
          </table:table-cell>
          <table:table-cell office:value-type="float" office:value="-1.4189" calcext:value-type="float">
            <text:p>-1.42E+00</text:p>
          </table:table-cell>
          <table:table-cell office:value-type="float" office:value="0.000000000011388" calcext:value-type="float">
            <text:p>1.14E-11</text:p>
          </table:table-cell>
          <table:table-cell office:value-type="float" office:value="0.000000049531" calcext:value-type="float">
            <text:p>4.95E-08</text:p>
          </table:table-cell>
          <table:table-cell office:value-type="float" office:value="0.0000018393" calcext:value-type="float">
            <text:p>1.84E-06</text:p>
          </table:table-cell>
          <table:table-cell office:value-type="float" office:value="-0.0000071596" calcext:value-type="float">
            <text:p>-7.16E-06</text:p>
          </table:table-cell>
          <table:table-cell office:value-type="float" office:value="-0.00001265" calcext:value-type="float">
            <text:p>-1.27E-05</text:p>
          </table:table-cell>
          <table:table-cell/>
        </table:table-row>
        <table:table-row table:style-name="ro1">
          <table:table-cell/>
          <table:table-cell office:value-type="float" office:value="0.0000028985" calcext:value-type="float">
            <text:p>2.90E-06</text:p>
          </table:table-cell>
          <table:table-cell office:value-type="float" office:value="-0.0000020759" calcext:value-type="float">
            <text:p>-2.08E-06</text:p>
          </table:table-cell>
          <table:table-cell office:value-type="float" office:value="-0.000016031" calcext:value-type="float">
            <text:p>-1.60E-05</text:p>
          </table:table-cell>
          <table:table-cell office:value-type="float" office:value="-0.000000024166" calcext:value-type="float">
            <text:p>-2.42E-08</text:p>
          </table:table-cell>
          <table:table-cell office:value-type="float" office:value="0.0000000066553" calcext:value-type="float">
            <text:p>6.66E-09</text:p>
          </table:table-cell>
          <table:table-cell office:value-type="float" office:value="0.000000087775" calcext:value-type="float">
            <text:p>8.78E-08</text:p>
          </table:table-cell>
          <table:table-cell office:value-type="float" office:value="2.3777" calcext:value-type="float">
            <text:p>2.38E+00</text:p>
          </table:table-cell>
          <table:table-cell office:value-type="float" office:value="0.000000000031038" calcext:value-type="float">
            <text:p>3.10E-11</text:p>
          </table:table-cell>
          <table:table-cell office:value-type="float" office:value="-0.000000051742" calcext:value-type="float">
            <text:p>-5.17E-08</text:p>
          </table:table-cell>
          <table:table-cell office:value-type="float" office:value="0.000012534" calcext:value-type="float">
            <text:p>1.25E-05</text:p>
          </table:table-cell>
          <table:table-cell office:value-type="float" office:value="-0.000014261" calcext:value-type="float">
            <text:p>-1.43E-05</text:p>
          </table:table-cell>
          <table:table-cell office:value-type="float" office:value="-0.000052185" calcext:value-type="float">
            <text:p>-5.22E-05</text:p>
          </table:table-cell>
          <table:table-cell/>
        </table:table-row>
        <table:table-row table:style-name="ro1">
          <table:table-cell/>
          <table:table-cell office:value-type="float" office:value="-1101" calcext:value-type="float">
            <text:p>-1.10E+03</text:p>
          </table:table-cell>
          <table:table-cell office:value-type="float" office:value="-48.824" calcext:value-type="float">
            <text:p>-4.88E+01</text:p>
          </table:table-cell>
          <table:table-cell office:value-type="float" office:value="-333.1" calcext:value-type="float">
            <text:p>-3.33E+02</text:p>
          </table:table-cell>
          <table:table-cell office:value-type="float" office:value="5.601" calcext:value-type="float">
            <text:p>5.60E+00</text:p>
          </table:table-cell>
          <table:table-cell office:value-type="float" office:value="-1.4189" calcext:value-type="float">
            <text:p>-1.42E+00</text:p>
          </table:table-cell>
          <table:table-cell office:value-type="float" office:value="2.3777" calcext:value-type="float">
            <text:p>2.38E+00</text:p>
          </table:table-cell>
          <table:table-cell office:value-type="float" office:value="999990000000" calcext:value-type="float">
            <text:p>1.00E+12</text:p>
          </table:table-cell>
          <table:table-cell office:value-type="float" office:value="-0.00018652" calcext:value-type="float">
            <text:p>-1.87E-04</text:p>
          </table:table-cell>
          <table:table-cell office:value-type="float" office:value="-0.034613" calcext:value-type="float">
            <text:p>-3.46E-02</text:p>
          </table:table-cell>
          <table:table-cell office:value-type="float" office:value="72.957" calcext:value-type="float">
            <text:p>7.30E+01</text:p>
          </table:table-cell>
          <table:table-cell office:value-type="float" office:value="88.125" calcext:value-type="float">
            <text:p>8.81E+01</text:p>
          </table:table-cell>
          <table:table-cell office:value-type="float" office:value="405.17" calcext:value-type="float">
            <text:p>4.05E+02</text:p>
          </table:table-cell>
          <table:table-cell/>
        </table:table-row>
        <table:table-row table:style-name="ro1">
          <table:table-cell/>
          <table:table-cell office:value-type="float" office:value="0.0000000087757" calcext:value-type="float">
            <text:p>8.78E-09</text:p>
          </table:table-cell>
          <table:table-cell office:value-type="float" office:value="-0.00000000018345" calcext:value-type="float">
            <text:p>-1.83E-10</text:p>
          </table:table-cell>
          <table:table-cell office:value-type="float" office:value="-0.0000000045482" calcext:value-type="float">
            <text:p>-4.55E-09</text:p>
          </table:table-cell>
          <table:table-cell office:value-type="float" office:value="-0.000000000027315" calcext:value-type="float">
            <text:p>-2.73E-11</text:p>
          </table:table-cell>
          <table:table-cell office:value-type="float" office:value="0.000000000011388" calcext:value-type="float">
            <text:p>1.14E-11</text:p>
          </table:table-cell>
          <table:table-cell office:value-type="float" office:value="0.000000000031038" calcext:value-type="float">
            <text:p>3.10E-11</text:p>
          </table:table-cell>
          <table:table-cell office:value-type="float" office:value="-0.00018652" calcext:value-type="float">
            <text:p>-1.87E-04</text:p>
          </table:table-cell>
          <table:table-cell office:value-type="float" office:value="0.000000000000016451" calcext:value-type="float">
            <text:p>1.65E-14</text:p>
          </table:table-cell>
          <table:table-cell office:value-type="float" office:value="-0.0000000000073939" calcext:value-type="float">
            <text:p>-7.39E-12</text:p>
          </table:table-cell>
          <table:table-cell office:value-type="float" office:value="0.0000000046937" calcext:value-type="float">
            <text:p>4.69E-09</text:p>
          </table:table-cell>
          <table:table-cell office:value-type="float" office:value="-0.0000000080491" calcext:value-type="float">
            <text:p>-8.05E-09</text:p>
          </table:table-cell>
          <table:table-cell office:value-type="float" office:value="-0.000000022088" calcext:value-type="float">
            <text:p>-2.21E-08</text:p>
          </table:table-cell>
          <table:table-cell/>
        </table:table-row>
        <table:table-row table:style-name="ro1">
          <table:table-cell/>
          <table:table-cell office:value-type="float" office:value="0.000024166" calcext:value-type="float">
            <text:p>2.42E-05</text:p>
          </table:table-cell>
          <table:table-cell office:value-type="float" office:value="0.00000063966" calcext:value-type="float">
            <text:p>6.40E-07</text:p>
          </table:table-cell>
          <table:table-cell office:value-type="float" office:value="0.000011326" calcext:value-type="float">
            <text:p>1.13E-05</text:p>
          </table:table-cell>
          <table:table-cell office:value-type="float" office:value="-0.000000037556" calcext:value-type="float">
            <text:p>-3.76E-08</text:p>
          </table:table-cell>
          <table:table-cell office:value-type="float" office:value="0.000000049531" calcext:value-type="float">
            <text:p>4.95E-08</text:p>
          </table:table-cell>
          <table:table-cell office:value-type="float" office:value="-0.000000051742" calcext:value-type="float">
            <text:p>-5.17E-08</text:p>
          </table:table-cell>
          <table:table-cell office:value-type="float" office:value="-0.034613" calcext:value-type="float">
            <text:p>-3.46E-02</text:p>
          </table:table-cell>
          <table:table-cell office:value-type="float" office:value="-0.0000000000073939" calcext:value-type="float">
            <text:p>-7.39E-12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-0.0000026018" calcext:value-type="float">
            <text:p>-2.60E-06</text:p>
          </table:table-cell>
          <table:table-cell office:value-type="float" office:value="-0.0000071876" calcext:value-type="float">
            <text:p>-7.19E-06</text:p>
          </table:table-cell>
          <table:table-cell office:value-type="float" office:value="0.0000035424" calcext:value-type="float">
            <text:p>3.54E-06</text:p>
          </table:table-cell>
          <table:table-cell/>
        </table:table-row>
        <table:table-row table:style-name="ro1">
          <table:table-cell/>
          <table:table-cell office:value-type="float" office:value="0.00071604" calcext:value-type="float">
            <text:p>7.16E-04</text:p>
          </table:table-cell>
          <table:table-cell office:value-type="float" office:value="-0.00040459" calcext:value-type="float">
            <text:p>-4.05E-04</text:p>
          </table:table-cell>
          <table:table-cell office:value-type="float" office:value="-0.0022774" calcext:value-type="float">
            <text:p>-2.28E-03</text:p>
          </table:table-cell>
          <table:table-cell office:value-type="float" office:value="-0.0000042805" calcext:value-type="float">
            <text:p>-4.28E-06</text:p>
          </table:table-cell>
          <table:table-cell office:value-type="float" office:value="0.0000018393" calcext:value-type="float">
            <text:p>1.84E-06</text:p>
          </table:table-cell>
          <table:table-cell office:value-type="float" office:value="0.000012534" calcext:value-type="float">
            <text:p>1.25E-05</text:p>
          </table:table-cell>
          <table:table-cell office:value-type="float" office:value="72.957" calcext:value-type="float">
            <text:p>7.30E+01</text:p>
          </table:table-cell>
          <table:table-cell office:value-type="float" office:value="0.0000000046937" calcext:value-type="float">
            <text:p>4.69E-09</text:p>
          </table:table-cell>
          <table:table-cell office:value-type="float" office:value="-0.0000026018" calcext:value-type="float">
            <text:p>-2.60E-06</text:p>
          </table:table-cell>
          <table:table-cell office:value-type="float" office:value="0.0041035" calcext:value-type="float">
            <text:p>4.10E-03</text:p>
          </table:table-cell>
          <table:table-cell office:value-type="float" office:value="-0.0044601" calcext:value-type="float">
            <text:p>-4.46E-03</text:p>
          </table:table-cell>
          <table:table-cell office:value-type="float" office:value="-0.01544" calcext:value-type="float">
            <text:p>-1.54E-02</text:p>
          </table:table-cell>
          <table:table-cell/>
        </table:table-row>
        <table:table-row table:style-name="ro1">
          <table:table-cell/>
          <table:table-cell office:value-type="float" office:value="-0.0056875" calcext:value-type="float">
            <text:p>-5.69E-03</text:p>
          </table:table-cell>
          <table:table-cell office:value-type="float" office:value="0.00010534" calcext:value-type="float">
            <text:p>1.05E-04</text:p>
          </table:table-cell>
          <table:table-cell office:value-type="float" office:value="0.0022435" calcext:value-type="float">
            <text:p>2.24E-03</text:p>
          </table:table-cell>
          <table:table-cell office:value-type="float" office:value="0.000016353" calcext:value-type="float">
            <text:p>1.64E-05</text:p>
          </table:table-cell>
          <table:table-cell office:value-type="float" office:value="-0.0000071596" calcext:value-type="float">
            <text:p>-7.16E-06</text:p>
          </table:table-cell>
          <table:table-cell office:value-type="float" office:value="-0.000014261" calcext:value-type="float">
            <text:p>-1.43E-05</text:p>
          </table:table-cell>
          <table:table-cell office:value-type="float" office:value="88.125" calcext:value-type="float">
            <text:p>8.81E+01</text:p>
          </table:table-cell>
          <table:table-cell office:value-type="float" office:value="-0.0000000080491" calcext:value-type="float">
            <text:p>-8.05E-09</text:p>
          </table:table-cell>
          <table:table-cell office:value-type="float" office:value="-0.0000071876" calcext:value-type="float">
            <text:p>-7.19E-06</text:p>
          </table:table-cell>
          <table:table-cell office:value-type="float" office:value="-0.0044601" calcext:value-type="float">
            <text:p>-4.46E-03</text:p>
          </table:table-cell>
          <table:table-cell office:value-type="float" office:value="0.0067672" calcext:value-type="float">
            <text:p>6.77E-03</text:p>
          </table:table-cell>
          <table:table-cell office:value-type="float" office:value="0.019117" calcext:value-type="float">
            <text:p>1.91E-02</text:p>
          </table:table-cell>
          <table:table-cell/>
        </table:table-row>
        <table:table-row table:style-name="ro1">
          <table:table-cell/>
          <table:table-cell table:style-name="ce17" office:value-type="float" office:value="-0.0082559" calcext:value-type="float">
            <text:p>-8.26E-03</text:p>
          </table:table-cell>
          <table:table-cell table:style-name="ce20" office:value-type="float" office:value="0.0012871" calcext:value-type="float">
            <text:p>1.29E-03</text:p>
          </table:table-cell>
          <table:table-cell table:style-name="ce20" office:value-type="float" office:value="0.0092676" calcext:value-type="float">
            <text:p>9.27E-03</text:p>
          </table:table-cell>
          <table:table-cell table:style-name="ce20" office:value-type="float" office:value="0.00003016" calcext:value-type="float">
            <text:p>3.02E-05</text:p>
          </table:table-cell>
          <table:table-cell table:style-name="ce20" office:value-type="float" office:value="-0.00001265" calcext:value-type="float">
            <text:p>-1.27E-05</text:p>
          </table:table-cell>
          <table:table-cell table:style-name="ce20" office:value-type="float" office:value="-0.000052185" calcext:value-type="float">
            <text:p>-5.22E-05</text:p>
          </table:table-cell>
          <table:table-cell table:style-name="ce20" office:value-type="float" office:value="405.17" calcext:value-type="float">
            <text:p>4.05E+02</text:p>
          </table:table-cell>
          <table:table-cell table:style-name="ce20" office:value-type="float" office:value="-0.000000022088" calcext:value-type="float">
            <text:p>-2.21E-08</text:p>
          </table:table-cell>
          <table:table-cell table:style-name="ce20" office:value-type="float" office:value="0.0000035424" calcext:value-type="float">
            <text:p>3.54E-06</text:p>
          </table:table-cell>
          <table:table-cell table:style-name="ce20" office:value-type="float" office:value="-0.01544" calcext:value-type="float">
            <text:p>-1.54E-02</text:p>
          </table:table-cell>
          <table:table-cell table:style-name="ce20" office:value-type="float" office:value="0.019117" calcext:value-type="float">
            <text:p>1.91E-02</text:p>
          </table:table-cell>
          <table:table-cell table:style-name="ce23" office:value-type="float" office:value="0.061865" calcext:value-type="float">
            <text:p>6.19E-02</text:p>
          </table:table-cell>
          <table:table-cell/>
        </table:table-row>
        <table:table-row table:style-name="ro1" table:number-rows-repeated="6">
          <table:table-cell/>
          <table:table-cell table:style-name="Default" table:number-columns-repeated="12"/>
          <table:table-cell/>
        </table:table-row>
        <table:table-row table:style-name="ro1">
          <table:table-cell/>
          <table:table-cell table:style-name="ce15" office:value-type="string" calcext:value-type="string" table:number-columns-spanned="12" table:number-rows-spanned="1">
            <text:p>Extended sequential covariance matrix – final iteration</text:p>
          </table:table-cell>
          <table:covered-table-cell table:number-columns-repeated="10" table:style-name="ce18"/>
          <table:covered-table-cell table:style-name="ce21"/>
          <table:table-cell/>
        </table:table-row>
        <table:table-row table:style-name="ro1">
          <table:table-cell/>
          <table:table-cell office:value-type="float" office:value="0.013481" calcext:value-type="float">
            <text:p>1.35E-02</text:p>
          </table:table-cell>
          <table:table-cell office:value-type="float" office:value="0.00093663" calcext:value-type="float">
            <text:p>9.37E-04</text:p>
          </table:table-cell>
          <table:table-cell office:value-type="float" office:value="0.00062459" calcext:value-type="float">
            <text:p>6.25E-04</text:p>
          </table:table-cell>
          <table:table-cell office:value-type="float" office:value="-0.000032626" calcext:value-type="float">
            <text:p>-3.26E-05</text:p>
          </table:table-cell>
          <table:table-cell office:value-type="float" office:value="0.000014477" calcext:value-type="float">
            <text:p>1.45E-05</text:p>
          </table:table-cell>
          <table:table-cell office:value-type="float" office:value="0.0000028988" calcext:value-type="float">
            <text:p>2.90E-06</text:p>
          </table:table-cell>
          <table:table-cell office:value-type="float" office:value="-1101.3" calcext:value-type="float">
            <text:p>-1.10E+03</text:p>
          </table:table-cell>
          <table:table-cell office:value-type="float" office:value="0.0000000087793" calcext:value-type="float">
            <text:p>8.78E-09</text:p>
          </table:table-cell>
          <table:table-cell office:value-type="float" office:value="0.000024171" calcext:value-type="float">
            <text:p>2.42E-05</text:p>
          </table:table-cell>
          <table:table-cell office:value-type="float" office:value="0.00071588" calcext:value-type="float">
            <text:p>7.16E-04</text:p>
          </table:table-cell>
          <table:table-cell office:value-type="float" office:value="-0.0056898" calcext:value-type="float">
            <text:p>-5.69E-03</text:p>
          </table:table-cell>
          <table:table-cell office:value-type="float" office:value="-0.0082581" calcext:value-type="float">
            <text:p>-8.26E-03</text:p>
          </table:table-cell>
          <table:table-cell/>
        </table:table-row>
        <table:table-row table:style-name="ro1">
          <table:table-cell/>
          <table:table-cell office:value-type="float" office:value="0.00093663" calcext:value-type="float">
            <text:p>9.37E-04</text:p>
          </table:table-cell>
          <table:table-cell office:value-type="float" office:value="0.00018722" calcext:value-type="float">
            <text:p>1.87E-04</text:p>
          </table:table-cell>
          <table:table-cell office:value-type="float" office:value="0.0004618" calcext:value-type="float">
            <text:p>4.62E-04</text:p>
          </table:table-cell>
          <table:table-cell office:value-type="float" office:value="-0.0000017707" calcext:value-type="float">
            <text:p>-1.77E-06</text:p>
          </table:table-cell>
          <table:table-cell office:value-type="float" office:value="0.00000074474" calcext:value-type="float">
            <text:p>7.45E-07</text:p>
          </table:table-cell>
          <table:table-cell office:value-type="float" office:value="-0.0000020764" calcext:value-type="float">
            <text:p>-2.08E-06</text:p>
          </table:table-cell>
          <table:table-cell office:value-type="float" office:value="-48.878" calcext:value-type="float">
            <text:p>-4.89E+01</text:p>
          </table:table-cell>
          <table:table-cell office:value-type="float" office:value="-0.00000000018312" calcext:value-type="float">
            <text:p>-1.83E-10</text:p>
          </table:table-cell>
          <table:table-cell office:value-type="float" office:value="0.00000064079" calcext:value-type="float">
            <text:p>6.41E-07</text:p>
          </table:table-cell>
          <table:table-cell office:value-type="float" office:value="-0.00040451" calcext:value-type="float">
            <text:p>-4.05E-04</text:p>
          </table:table-cell>
          <table:table-cell office:value-type="float" office:value="0.00010486" calcext:value-type="float">
            <text:p>1.05E-04</text:p>
          </table:table-cell>
          <table:table-cell office:value-type="float" office:value="0.0012864" calcext:value-type="float">
            <text:p>1.29E-03</text:p>
          </table:table-cell>
          <table:table-cell/>
        </table:table-row>
        <table:table-row table:style-name="ro1">
          <table:table-cell/>
          <table:table-cell office:value-type="float" office:value="0.00062459" calcext:value-type="float">
            <text:p>6.25E-04</text:p>
          </table:table-cell>
          <table:table-cell office:value-type="float" office:value="0.0004618" calcext:value-type="float">
            <text:p>4.62E-04</text:p>
          </table:table-cell>
          <table:table-cell office:value-type="float" office:value="0.003311" calcext:value-type="float">
            <text:p>3.31E-03</text:p>
          </table:table-cell>
          <table:table-cell office:value-type="float" office:value="0.0000014153" calcext:value-type="float">
            <text:p>1.42E-06</text:p>
          </table:table-cell>
          <table:table-cell office:value-type="float" office:value="0.00000034815" calcext:value-type="float">
            <text:p>3.48E-07</text:p>
          </table:table-cell>
          <table:table-cell office:value-type="float" office:value="-0.000016035" calcext:value-type="float">
            <text:p>-1.60E-05</text:p>
          </table:table-cell>
          <table:table-cell office:value-type="float" office:value="-333.18" calcext:value-type="float">
            <text:p>-3.33E+02</text:p>
          </table:table-cell>
          <table:table-cell office:value-type="float" office:value="-0.0000000045496" calcext:value-type="float">
            <text:p>-4.55E-09</text:p>
          </table:table-cell>
          <table:table-cell office:value-type="float" office:value="0.000011327" calcext:value-type="float">
            <text:p>1.13E-05</text:p>
          </table:table-cell>
          <table:table-cell office:value-type="float" office:value="-0.0022774" calcext:value-type="float">
            <text:p>-2.28E-03</text:p>
          </table:table-cell>
          <table:table-cell office:value-type="float" office:value="0.0022432" calcext:value-type="float">
            <text:p>2.24E-03</text:p>
          </table:table-cell>
          <table:table-cell office:value-type="float" office:value="0.0092672" calcext:value-type="float">
            <text:p>9.27E-03</text:p>
          </table:table-cell>
          <table:table-cell/>
        </table:table-row>
        <table:table-row table:style-name="ro1">
          <table:table-cell/>
          <table:table-cell office:value-type="float" office:value="-0.000032626" calcext:value-type="float">
            <text:p>-3.26E-05</text:p>
          </table:table-cell>
          <table:table-cell office:value-type="float" office:value="-0.0000017707" calcext:value-type="float">
            <text:p>-1.77E-06</text:p>
          </table:table-cell>
          <table:table-cell office:value-type="float" office:value="0.0000014153" calcext:value-type="float">
            <text:p>1.42E-06</text:p>
          </table:table-cell>
          <table:table-cell office:value-type="float" office:value="0.000000082776" calcext:value-type="float">
            <text:p>8.28E-08</text:p>
          </table:table-cell>
          <table:table-cell office:value-type="float" office:value="-0.000000036161" calcext:value-type="float">
            <text:p>-3.62E-08</text:p>
          </table:table-cell>
          <table:table-cell office:value-type="float" office:value="-0.000000024172" calcext:value-type="float">
            <text:p>-2.42E-08</text:p>
          </table:table-cell>
          <table:table-cell office:value-type="float" office:value="5.6015" calcext:value-type="float">
            <text:p>5.60E+00</text:p>
          </table:table-cell>
          <table:table-cell office:value-type="float" office:value="-0.000000000027325" calcext:value-type="float">
            <text:p>-2.73E-11</text:p>
          </table:table-cell>
          <table:table-cell office:value-type="float" office:value="-0.000000037565" calcext:value-type="float">
            <text:p>-3.76E-08</text:p>
          </table:table-cell>
          <table:table-cell office:value-type="float" office:value="-0.0000042801" calcext:value-type="float">
            <text:p>-4.28E-06</text:p>
          </table:table-cell>
          <table:table-cell office:value-type="float" office:value="0.000016358" calcext:value-type="float">
            <text:p>1.64E-05</text:p>
          </table:table-cell>
          <table:table-cell office:value-type="float" office:value="0.000030165" calcext:value-type="float">
            <text:p>3.02E-05</text:p>
          </table:table-cell>
          <table:table-cell/>
        </table:table-row>
        <table:table-row table:style-name="ro1">
          <table:table-cell/>
          <table:table-cell office:value-type="float" office:value="0.000014477" calcext:value-type="float">
            <text:p>1.45E-05</text:p>
          </table:table-cell>
          <table:table-cell office:value-type="float" office:value="0.00000074474" calcext:value-type="float">
            <text:p>7.45E-07</text:p>
          </table:table-cell>
          <table:table-cell office:value-type="float" office:value="0.00000034814" calcext:value-type="float">
            <text:p>3.48E-07</text:p>
          </table:table-cell>
          <table:table-cell office:value-type="float" office:value="-0.000000036161" calcext:value-type="float">
            <text:p>-3.62E-08</text:p>
          </table:table-cell>
          <table:table-cell office:value-type="float" office:value="0.000000016825" calcext:value-type="float">
            <text:p>1.68E-08</text:p>
          </table:table-cell>
          <table:table-cell office:value-type="float" office:value="0.0000000066567" calcext:value-type="float">
            <text:p>6.66E-09</text:p>
          </table:table-cell>
          <table:table-cell office:value-type="float" office:value="-1.419" calcext:value-type="float">
            <text:p>-1.42E+00</text:p>
          </table:table-cell>
          <table:table-cell office:value-type="float" office:value="0.000000000011392" calcext:value-type="float">
            <text:p>1.14E-11</text:p>
          </table:table-cell>
          <table:table-cell office:value-type="float" office:value="0.000000049534" calcext:value-type="float">
            <text:p>4.95E-08</text:p>
          </table:table-cell>
          <table:table-cell office:value-type="float" office:value="0.0000018389" calcext:value-type="float">
            <text:p>1.84E-06</text:p>
          </table:table-cell>
          <table:table-cell office:value-type="float" office:value="-0.0000071613" calcext:value-type="float">
            <text:p>-7.16E-06</text:p>
          </table:table-cell>
          <table:table-cell office:value-type="float" office:value="-0.00001265" calcext:value-type="float">
            <text:p>-1.27E-05</text:p>
          </table:table-cell>
          <table:table-cell/>
        </table:table-row>
        <table:table-row table:style-name="ro1">
          <table:table-cell/>
          <table:table-cell office:value-type="float" office:value="0.0000028988" calcext:value-type="float">
            <text:p>2.90E-06</text:p>
          </table:table-cell>
          <table:table-cell office:value-type="float" office:value="-0.0000020764" calcext:value-type="float">
            <text:p>-2.08E-06</text:p>
          </table:table-cell>
          <table:table-cell office:value-type="float" office:value="-0.000016035" calcext:value-type="float">
            <text:p>-1.60E-05</text:p>
          </table:table-cell>
          <table:table-cell office:value-type="float" office:value="-0.000000024172" calcext:value-type="float">
            <text:p>-2.42E-08</text:p>
          </table:table-cell>
          <table:table-cell office:value-type="float" office:value="0.0000000066567" calcext:value-type="float">
            <text:p>6.66E-09</text:p>
          </table:table-cell>
          <table:table-cell office:value-type="float" office:value="0.000000087799" calcext:value-type="float">
            <text:p>8.78E-08</text:p>
          </table:table-cell>
          <table:table-cell office:value-type="float" office:value="2.3781" calcext:value-type="float">
            <text:p>2.38E+00</text:p>
          </table:table-cell>
          <table:table-cell office:value-type="float" office:value="0.000000000031046" calcext:value-type="float">
            <text:p>3.10E-11</text:p>
          </table:table-cell>
          <table:table-cell office:value-type="float" office:value="-0.000000051747" calcext:value-type="float">
            <text:p>-5.17E-08</text:p>
          </table:table-cell>
          <table:table-cell office:value-type="float" office:value="0.000012534" calcext:value-type="float">
            <text:p>1.25E-05</text:p>
          </table:table-cell>
          <table:table-cell office:value-type="float" office:value="-0.000014261" calcext:value-type="float">
            <text:p>-1.43E-05</text:p>
          </table:table-cell>
          <table:table-cell office:value-type="float" office:value="-0.000052185" calcext:value-type="float">
            <text:p>-5.22E-05</text:p>
          </table:table-cell>
          <table:table-cell/>
        </table:table-row>
        <table:table-row table:style-name="ro1">
          <table:table-cell/>
          <table:table-cell office:value-type="float" office:value="-1101.3" calcext:value-type="float">
            <text:p>-1.10E+03</text:p>
          </table:table-cell>
          <table:table-cell office:value-type="float" office:value="-48.878" calcext:value-type="float">
            <text:p>-4.89E+01</text:p>
          </table:table-cell>
          <table:table-cell office:value-type="float" office:value="-333.18" calcext:value-type="float">
            <text:p>-3.33E+02</text:p>
          </table:table-cell>
          <table:table-cell office:value-type="float" office:value="5.6015" calcext:value-type="float">
            <text:p>5.60E+00</text:p>
          </table:table-cell>
          <table:table-cell office:value-type="float" office:value="-1.419" calcext:value-type="float">
            <text:p>-1.42E+00</text:p>
          </table:table-cell>
          <table:table-cell office:value-type="float" office:value="2.3781" calcext:value-type="float">
            <text:p>2.38E+00</text:p>
          </table:table-cell>
          <table:table-cell office:value-type="float" office:value="999990000000" calcext:value-type="float">
            <text:p>1.00E+12</text:p>
          </table:table-cell>
          <table:table-cell office:value-type="float" office:value="-0.0001865" calcext:value-type="float">
            <text:p>-1.87E-04</text:p>
          </table:table-cell>
          <table:table-cell office:value-type="float" office:value="-0.03463" calcext:value-type="float">
            <text:p>-3.46E-02</text:p>
          </table:table-cell>
          <table:table-cell office:value-type="float" office:value="72.979" calcext:value-type="float">
            <text:p>7.30E+01</text:p>
          </table:table-cell>
          <table:table-cell office:value-type="float" office:value="88.2" calcext:value-type="float">
            <text:p>8.82E+01</text:p>
          </table:table-cell>
          <table:table-cell office:value-type="float" office:value="405.19" calcext:value-type="float">
            <text:p>4.05E+02</text:p>
          </table:table-cell>
          <table:table-cell/>
        </table:table-row>
        <table:table-row table:style-name="ro1">
          <table:table-cell/>
          <table:table-cell office:value-type="float" office:value="0.0000000087793" calcext:value-type="float">
            <text:p>8.78E-09</text:p>
          </table:table-cell>
          <table:table-cell office:value-type="float" office:value="-0.00000000018312" calcext:value-type="float">
            <text:p>-1.83E-10</text:p>
          </table:table-cell>
          <table:table-cell office:value-type="float" office:value="-0.0000000045496" calcext:value-type="float">
            <text:p>-4.55E-09</text:p>
          </table:table-cell>
          <table:table-cell office:value-type="float" office:value="-0.000000000027325" calcext:value-type="float">
            <text:p>-2.73E-11</text:p>
          </table:table-cell>
          <table:table-cell office:value-type="float" office:value="0.000000000011392" calcext:value-type="float">
            <text:p>1.14E-11</text:p>
          </table:table-cell>
          <table:table-cell office:value-type="float" office:value="0.000000000031046" calcext:value-type="float">
            <text:p>3.10E-11</text:p>
          </table:table-cell>
          <table:table-cell office:value-type="float" office:value="-0.0001865" calcext:value-type="float">
            <text:p>-1.87E-04</text:p>
          </table:table-cell>
          <table:table-cell office:value-type="float" office:value="0.000000000000016456" calcext:value-type="float">
            <text:p>1.65E-14</text:p>
          </table:table-cell>
          <table:table-cell office:value-type="float" office:value="-0.0000000000073936" calcext:value-type="float">
            <text:p>-7.39E-12</text:p>
          </table:table-cell>
          <table:table-cell office:value-type="float" office:value="0.0000000046938" calcext:value-type="float">
            <text:p>4.69E-09</text:p>
          </table:table-cell>
          <table:table-cell office:value-type="float" office:value="-0.0000000080501" calcext:value-type="float">
            <text:p>-8.05E-09</text:p>
          </table:table-cell>
          <table:table-cell office:value-type="float" office:value="-0.000000022089" calcext:value-type="float">
            <text:p>-2.21E-08</text:p>
          </table:table-cell>
          <table:table-cell/>
        </table:table-row>
        <table:table-row table:style-name="ro1">
          <table:table-cell/>
          <table:table-cell office:value-type="float" office:value="0.000024171" calcext:value-type="float">
            <text:p>2.42E-05</text:p>
          </table:table-cell>
          <table:table-cell office:value-type="float" office:value="0.00000064079" calcext:value-type="float">
            <text:p>6.41E-07</text:p>
          </table:table-cell>
          <table:table-cell office:value-type="float" office:value="0.000011327" calcext:value-type="float">
            <text:p>1.13E-05</text:p>
          </table:table-cell>
          <table:table-cell office:value-type="float" office:value="-0.000000037565" calcext:value-type="float">
            <text:p>-3.76E-08</text:p>
          </table:table-cell>
          <table:table-cell office:value-type="float" office:value="0.000000049534" calcext:value-type="float">
            <text:p>4.95E-08</text:p>
          </table:table-cell>
          <table:table-cell office:value-type="float" office:value="-0.000000051747" calcext:value-type="float">
            <text:p>-5.17E-08</text:p>
          </table:table-cell>
          <table:table-cell office:value-type="float" office:value="-0.03463" calcext:value-type="float">
            <text:p>-3.46E-02</text:p>
          </table:table-cell>
          <table:table-cell office:value-type="float" office:value="-0.0000000000073936" calcext:value-type="float">
            <text:p>-7.39E-12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-0.0000026011" calcext:value-type="float">
            <text:p>-2.60E-06</text:p>
          </table:table-cell>
          <table:table-cell office:value-type="float" office:value="-0.0000071902" calcext:value-type="float">
            <text:p>-7.19E-06</text:p>
          </table:table-cell>
          <table:table-cell office:value-type="float" office:value="0.0000035377" calcext:value-type="float">
            <text:p>3.54E-06</text:p>
          </table:table-cell>
          <table:table-cell/>
        </table:table-row>
        <table:table-row table:style-name="ro1">
          <table:table-cell/>
          <table:table-cell office:value-type="float" office:value="0.00071588" calcext:value-type="float">
            <text:p>7.16E-04</text:p>
          </table:table-cell>
          <table:table-cell office:value-type="float" office:value="-0.00040451" calcext:value-type="float">
            <text:p>-4.05E-04</text:p>
          </table:table-cell>
          <table:table-cell office:value-type="float" office:value="-0.0022774" calcext:value-type="float">
            <text:p>-2.28E-03</text:p>
          </table:table-cell>
          <table:table-cell office:value-type="float" office:value="-0.0000042801" calcext:value-type="float">
            <text:p>-4.28E-06</text:p>
          </table:table-cell>
          <table:table-cell office:value-type="float" office:value="0.0000018389" calcext:value-type="float">
            <text:p>1.84E-06</text:p>
          </table:table-cell>
          <table:table-cell office:value-type="float" office:value="0.000012534" calcext:value-type="float">
            <text:p>1.25E-05</text:p>
          </table:table-cell>
          <table:table-cell office:value-type="float" office:value="72.979" calcext:value-type="float">
            <text:p>7.30E+01</text:p>
          </table:table-cell>
          <table:table-cell office:value-type="float" office:value="0.0000000046938" calcext:value-type="float">
            <text:p>4.69E-09</text:p>
          </table:table-cell>
          <table:table-cell office:value-type="float" office:value="-0.0000026011" calcext:value-type="float">
            <text:p>-2.60E-06</text:p>
          </table:table-cell>
          <table:table-cell office:value-type="float" office:value="0.0041011" calcext:value-type="float">
            <text:p>4.10E-03</text:p>
          </table:table-cell>
          <table:table-cell office:value-type="float" office:value="-0.0044571" calcext:value-type="float">
            <text:p>-4.46E-03</text:p>
          </table:table-cell>
          <table:table-cell office:value-type="float" office:value="-0.015431" calcext:value-type="float">
            <text:p>-1.54E-02</text:p>
          </table:table-cell>
          <table:table-cell/>
        </table:table-row>
        <table:table-row table:style-name="ro1">
          <table:table-cell/>
          <table:table-cell office:value-type="float" office:value="-0.0056898" calcext:value-type="float">
            <text:p>-5.69E-03</text:p>
          </table:table-cell>
          <table:table-cell office:value-type="float" office:value="0.00010486" calcext:value-type="float">
            <text:p>1.05E-04</text:p>
          </table:table-cell>
          <table:table-cell office:value-type="float" office:value="0.0022432" calcext:value-type="float">
            <text:p>2.24E-03</text:p>
          </table:table-cell>
          <table:table-cell office:value-type="float" office:value="0.000016358" calcext:value-type="float">
            <text:p>1.64E-05</text:p>
          </table:table-cell>
          <table:table-cell office:value-type="float" office:value="-0.0000071613" calcext:value-type="float">
            <text:p>-7.16E-06</text:p>
          </table:table-cell>
          <table:table-cell office:value-type="float" office:value="-0.000014261" calcext:value-type="float">
            <text:p>-1.43E-05</text:p>
          </table:table-cell>
          <table:table-cell office:value-type="float" office:value="88.2" calcext:value-type="float">
            <text:p>8.82E+01</text:p>
          </table:table-cell>
          <table:table-cell office:value-type="float" office:value="-0.0000000080501" calcext:value-type="float">
            <text:p>-8.05E-09</text:p>
          </table:table-cell>
          <table:table-cell office:value-type="float" office:value="-0.0000071902" calcext:value-type="float">
            <text:p>-7.19E-06</text:p>
          </table:table-cell>
          <table:table-cell office:value-type="float" office:value="-0.0044571" calcext:value-type="float">
            <text:p>-4.46E-03</text:p>
          </table:table-cell>
          <table:table-cell office:value-type="float" office:value="0.0067646" calcext:value-type="float">
            <text:p>6.76E-03</text:p>
          </table:table-cell>
          <table:table-cell office:value-type="float" office:value="0.019106" calcext:value-type="float">
            <text:p>1.91E-02</text:p>
          </table:table-cell>
          <table:table-cell/>
        </table:table-row>
        <table:table-row table:style-name="ro1">
          <table:table-cell/>
          <table:table-cell table:style-name="ce17" office:value-type="float" office:value="-0.0082581" calcext:value-type="float">
            <text:p>-8.26E-03</text:p>
          </table:table-cell>
          <table:table-cell table:style-name="ce20" office:value-type="float" office:value="0.0012864" calcext:value-type="float">
            <text:p>1.29E-03</text:p>
          </table:table-cell>
          <table:table-cell table:style-name="ce20" office:value-type="float" office:value="0.0092672" calcext:value-type="float">
            <text:p>9.27E-03</text:p>
          </table:table-cell>
          <table:table-cell table:style-name="ce20" office:value-type="float" office:value="0.000030165" calcext:value-type="float">
            <text:p>3.02E-05</text:p>
          </table:table-cell>
          <table:table-cell table:style-name="ce20" office:value-type="float" office:value="-0.00001265" calcext:value-type="float">
            <text:p>-1.27E-05</text:p>
          </table:table-cell>
          <table:table-cell table:style-name="ce20" office:value-type="float" office:value="-0.000052185" calcext:value-type="float">
            <text:p>-5.22E-05</text:p>
          </table:table-cell>
          <table:table-cell table:style-name="ce20" office:value-type="float" office:value="405.19" calcext:value-type="float">
            <text:p>4.05E+02</text:p>
          </table:table-cell>
          <table:table-cell table:style-name="ce20" office:value-type="float" office:value="-0.000000022089" calcext:value-type="float">
            <text:p>-2.21E-08</text:p>
          </table:table-cell>
          <table:table-cell table:style-name="ce20" office:value-type="float" office:value="0.0000035377" calcext:value-type="float">
            <text:p>3.54E-06</text:p>
          </table:table-cell>
          <table:table-cell table:style-name="ce20" office:value-type="float" office:value="-0.015431" calcext:value-type="float">
            <text:p>-1.54E-02</text:p>
          </table:table-cell>
          <table:table-cell table:style-name="ce20" office:value-type="float" office:value="0.019106" calcext:value-type="float">
            <text:p>1.91E-02</text:p>
          </table:table-cell>
          <table:table-cell table:style-name="ce23" office:value-type="float" office:value="0.061827" calcext:value-type="float">
            <text:p>6.18E-02</text:p>
          </table:table-cell>
          <table:table-cell/>
        </table:table-row>
        <table:table-row table:style-name="ro1" table:number-rows-repeated="4">
          <table:table-cell/>
          <table:table-cell table:style-name="Default" table:number-columns-repeated="12"/>
          <table:table-cell/>
        </table:table-row>
        <table:table-row table:style-name="ro1">
          <table:table-cell/>
          <table:table-cell table:style-name="ce15" office:value-type="string" calcext:value-type="string" table:number-columns-spanned="12" table:number-rows-spanned="1">
            <text:p>Batch – problem 5 covariance matrix – final iteration</text:p>
          </table:table-cell>
          <table:covered-table-cell table:number-columns-repeated="10" table:style-name="ce18"/>
          <table:covered-table-cell table:style-name="ce21"/>
          <table:table-cell/>
        </table:table-row>
        <table:table-row table:style-name="ro1">
          <table:table-cell/>
          <table:table-cell office:value-type="float" office:value="0.00061308" calcext:value-type="float">
            <text:p>6.13E-04</text:p>
          </table:table-cell>
          <table:table-cell office:value-type="float" office:value="0.000075199" calcext:value-type="float">
            <text:p>7.52E-05</text:p>
          </table:table-cell>
          <table:table-cell office:value-type="float" office:value="-0.0000045848" calcext:value-type="float">
            <text:p>-4.58E-06</text:p>
          </table:table-cell>
          <table:table-cell office:value-type="float" office:value="-0.0000018619" calcext:value-type="float">
            <text:p>-1.86E-06</text:p>
          </table:table-cell>
          <table:table-cell office:value-type="float" office:value="0.00000070984" calcext:value-type="float">
            <text:p>7.10E-07</text:p>
          </table:table-cell>
          <table:table-cell office:value-type="float" office:value="0.00000095672" calcext:value-type="float">
            <text:p>9.57E-07</text:p>
          </table:table-cell>
          <table:table-cell office:value-type="float" office:value="-896.21" calcext:value-type="float">
            <text:p>-8.96E+02</text:p>
          </table:table-cell>
          <table:table-cell office:value-type="float" office:value="0.00000000079036" calcext:value-type="float">
            <text:p>7.90E-10</text:p>
          </table:table-cell>
          <table:table-cell office:value-type="float" office:value="-0.0000036185" calcext:value-type="float">
            <text:p>-3.62E-06</text:p>
          </table:table-cell>
          <table:table-cell office:value-type="float" office:value="-0.00000000015253" calcext:value-type="float">
            <text:p>-1.53E-10</text:p>
          </table:table-cell>
          <table:table-cell office:value-type="float" office:value="-0.0000000003095" calcext:value-type="float">
            <text:p>-3.10E-10</text:p>
          </table:table-cell>
          <table:table-cell office:value-type="float" office:value="0.000000000044219" calcext:value-type="float">
            <text:p>4.42E-11</text:p>
          </table:table-cell>
          <table:table-cell/>
        </table:table-row>
        <table:table-row table:style-name="ro1">
          <table:table-cell/>
          <table:table-cell office:value-type="float" office:value="0.000075199" calcext:value-type="float">
            <text:p>7.52E-05</text:p>
          </table:table-cell>
          <table:table-cell office:value-type="float" office:value="0.000057211" calcext:value-type="float">
            <text:p>5.72E-05</text:p>
          </table:table-cell>
          <table:table-cell office:value-type="float" office:value="0.000015212" calcext:value-type="float">
            <text:p>1.52E-05</text:p>
          </table:table-cell>
          <table:table-cell office:value-type="float" office:value="-0.0000001194" calcext:value-type="float">
            <text:p>-1.19E-07</text:p>
          </table:table-cell>
          <table:table-cell office:value-type="float" office:value="-0.000000075333" calcext:value-type="float">
            <text:p>-7.53E-08</text:p>
          </table:table-cell>
          <table:table-cell office:value-type="float" office:value="-0.00000016491" calcext:value-type="float">
            <text:p>-1.65E-07</text:p>
          </table:table-cell>
          <table:table-cell office:value-type="float" office:value="-100.54" calcext:value-type="float">
            <text:p>-1.01E+02</text:p>
          </table:table-cell>
          <table:table-cell office:value-type="float" office:value="-0.000000000078399" calcext:value-type="float">
            <text:p>-7.84E-11</text:p>
          </table:table-cell>
          <table:table-cell office:value-type="float" office:value="-0.0000024605" calcext:value-type="float">
            <text:p>-2.46E-06</text:p>
          </table:table-cell>
          <table:table-cell office:value-type="float" office:value="0.00000000001636" calcext:value-type="float">
            <text:p>1.64E-11</text:p>
          </table:table-cell>
          <table:table-cell office:value-type="float" office:value="-0.000000000039919" calcext:value-type="float">
            <text:p>-3.99E-11</text:p>
          </table:table-cell>
          <table:table-cell office:value-type="float" office:value="0.000000000018502" calcext:value-type="float">
            <text:p>1.85E-11</text:p>
          </table:table-cell>
          <table:table-cell/>
        </table:table-row>
        <table:table-row table:style-name="ro1">
          <table:table-cell/>
          <table:table-cell office:value-type="float" office:value="-0.0000045848" calcext:value-type="float">
            <text:p>-4.58E-06</text:p>
          </table:table-cell>
          <table:table-cell office:value-type="float" office:value="0.000015212" calcext:value-type="float">
            <text:p>1.52E-05</text:p>
          </table:table-cell>
          <table:table-cell office:value-type="float" office:value="0.00098137" calcext:value-type="float">
            <text:p>9.81E-04</text:p>
          </table:table-cell>
          <table:table-cell office:value-type="float" office:value="0.0000006403" calcext:value-type="float">
            <text:p>6.40E-07</text:p>
          </table:table-cell>
          <table:table-cell office:value-type="float" office:value="0.00000016604" calcext:value-type="float">
            <text:p>1.66E-07</text:p>
          </table:table-cell>
          <table:table-cell office:value-type="float" office:value="-0.0000046589" calcext:value-type="float">
            <text:p>-4.66E-06</text:p>
          </table:table-cell>
          <table:table-cell office:value-type="float" office:value="-775.9" calcext:value-type="float">
            <text:p>-7.76E+02</text:p>
          </table:table-cell>
          <table:table-cell office:value-type="float" office:value="-0.0000000014092" calcext:value-type="float">
            <text:p>-1.41E-09</text:p>
          </table:table-cell>
          <table:table-cell office:value-type="float" office:value="0.0000023955" calcext:value-type="float">
            <text:p>2.40E-06</text:p>
          </table:table-cell>
          <table:table-cell office:value-type="float" office:value="0.00000000018951" calcext:value-type="float">
            <text:p>1.90E-10</text:p>
          </table:table-cell>
          <table:table-cell office:value-type="float" office:value="-0.00000000014069" calcext:value-type="float">
            <text:p>-1.41E-10</text:p>
          </table:table-cell>
          <table:table-cell office:value-type="float" office:value="0.00000000010578" calcext:value-type="float">
            <text:p>1.06E-10</text:p>
          </table:table-cell>
          <table:table-cell/>
        </table:table-row>
        <table:table-row table:style-name="ro1">
          <table:table-cell/>
          <table:table-cell office:value-type="float" office:value="-0.0000018619" calcext:value-type="float">
            <text:p>-1.86E-06</text:p>
          </table:table-cell>
          <table:table-cell office:value-type="float" office:value="-0.0000001194" calcext:value-type="float">
            <text:p>-1.19E-07</text:p>
          </table:table-cell>
          <table:table-cell office:value-type="float" office:value="0.0000006403" calcext:value-type="float">
            <text:p>6.40E-07</text:p>
          </table:table-cell>
          <table:table-cell office:value-type="float" office:value="0.0000000069249" calcext:value-type="float">
            <text:p>6.92E-09</text:p>
          </table:table-cell>
          <table:table-cell office:value-type="float" office:value="-0.0000000026685" calcext:value-type="float">
            <text:p>-2.67E-09</text:p>
          </table:table-cell>
          <table:table-cell office:value-type="float" office:value="-0.0000000080145" calcext:value-type="float">
            <text:p>-8.01E-09</text:p>
          </table:table-cell>
          <table:table-cell office:value-type="float" office:value="4.7487" calcext:value-type="float">
            <text:p>4.75E+00</text:p>
          </table:table-cell>
          <table:table-cell office:value-type="float" office:value="-0.0000000000046134" calcext:value-type="float">
            <text:p>-4.61E-12</text:p>
          </table:table-cell>
          <table:table-cell office:value-type="float" office:value="0.000000021917" calcext:value-type="float">
            <text:p>2.19E-08</text:p>
          </table:table-cell>
          <table:table-cell office:value-type="float" office:value="0.00000000000051103" calcext:value-type="float">
            <text:p>5.11E-13</text:p>
          </table:table-cell>
          <table:table-cell office:value-type="float" office:value="0.00000000000063281" calcext:value-type="float">
            <text:p>6.33E-13</text:p>
          </table:table-cell>
          <table:table-cell office:value-type="float" office:value="-0.000000000000019215" calcext:value-type="float">
            <text:p>-1.92E-14</text:p>
          </table:table-cell>
          <table:table-cell/>
        </table:table-row>
        <table:table-row table:style-name="ro1">
          <table:table-cell/>
          <table:table-cell office:value-type="float" office:value="0.00000070984" calcext:value-type="float">
            <text:p>7.10E-07</text:p>
          </table:table-cell>
          <table:table-cell office:value-type="float" office:value="-0.000000075333" calcext:value-type="float">
            <text:p>-7.53E-08</text:p>
          </table:table-cell>
          <table:table-cell office:value-type="float" office:value="0.00000016604" calcext:value-type="float">
            <text:p>1.66E-07</text:p>
          </table:table-cell>
          <table:table-cell office:value-type="float" office:value="-0.0000000026685" calcext:value-type="float">
            <text:p>-2.67E-09</text:p>
          </table:table-cell>
          <table:table-cell office:value-type="float" office:value="0.0000000017979" calcext:value-type="float">
            <text:p>1.80E-09</text:p>
          </table:table-cell>
          <table:table-cell office:value-type="float" office:value="0.0000000018325" calcext:value-type="float">
            <text:p>1.83E-09</text:p>
          </table:table-cell>
          <table:table-cell office:value-type="float" office:value="-1.2834" calcext:value-type="float">
            <text:p>-1.28E+00</text:p>
          </table:table-cell>
          <table:table-cell office:value-type="float" office:value="0.0000000000018576" calcext:value-type="float">
            <text:p>1.86E-12</text:p>
          </table:table-cell>
          <table:table-cell office:value-type="float" office:value="0.000000020265" calcext:value-type="float">
            <text:p>2.03E-08</text:p>
          </table:table-cell>
          <table:table-cell office:value-type="float" office:value="-0.0000000000001028" calcext:value-type="float">
            <text:p>-1.03E-13</text:p>
          </table:table-cell>
          <table:table-cell office:value-type="float" office:value="-0.0000000000003408" calcext:value-type="float">
            <text:p>-3.41E-13</text:p>
          </table:table-cell>
          <table:table-cell office:value-type="float" office:value="0.000000000000059208" calcext:value-type="float">
            <text:p>5.92E-14</text:p>
          </table:table-cell>
          <table:table-cell/>
        </table:table-row>
        <table:table-row table:style-name="ro1">
          <table:table-cell/>
          <table:table-cell office:value-type="float" office:value="0.00000095672" calcext:value-type="float">
            <text:p>9.57E-07</text:p>
          </table:table-cell>
          <table:table-cell office:value-type="float" office:value="-0.00000016491" calcext:value-type="float">
            <text:p>-1.65E-07</text:p>
          </table:table-cell>
          <table:table-cell office:value-type="float" office:value="-0.0000046589" calcext:value-type="float">
            <text:p>-4.66E-06</text:p>
          </table:table-cell>
          <table:table-cell office:value-type="float" office:value="-0.0000000080145" calcext:value-type="float">
            <text:p>-8.01E-09</text:p>
          </table:table-cell>
          <table:table-cell office:value-type="float" office:value="0.0000000018325" calcext:value-type="float">
            <text:p>1.83E-09</text:p>
          </table:table-cell>
          <table:table-cell office:value-type="float" office:value="0.000000029811" calcext:value-type="float">
            <text:p>2.98E-08</text:p>
          </table:table-cell>
          <table:table-cell office:value-type="float" office:value="4.392" calcext:value-type="float">
            <text:p>4.39E+00</text:p>
          </table:table-cell>
          <table:table-cell office:value-type="float" office:value="0.000000000011865" calcext:value-type="float">
            <text:p>1.19E-11</text:p>
          </table:table-cell>
          <table:table-cell office:value-type="float" office:value="-0.000000019925" calcext:value-type="float">
            <text:p>-1.99E-08</text:p>
          </table:table-cell>
          <table:table-cell office:value-type="float" office:value="-0.00000000000084914" calcext:value-type="float">
            <text:p>-8.49E-13</text:p>
          </table:table-cell>
          <table:table-cell office:value-type="float" office:value="0.00000000000052402" calcext:value-type="float">
            <text:p>5.24E-13</text:p>
          </table:table-cell>
          <table:table-cell office:value-type="float" office:value="-0.00000000000045834" calcext:value-type="float">
            <text:p>-4.58E-13</text:p>
          </table:table-cell>
          <table:table-cell/>
        </table:table-row>
        <table:table-row table:style-name="ro1">
          <table:table-cell/>
          <table:table-cell office:value-type="float" office:value="-896.21" calcext:value-type="float">
            <text:p>-8.96E+02</text:p>
          </table:table-cell>
          <table:table-cell office:value-type="float" office:value="-100.54" calcext:value-type="float">
            <text:p>-1.01E+02</text:p>
          </table:table-cell>
          <table:table-cell office:value-type="float" office:value="-775.9" calcext:value-type="float">
            <text:p>-7.76E+02</text:p>
          </table:table-cell>
          <table:table-cell office:value-type="float" office:value="4.7487" calcext:value-type="float">
            <text:p>4.75E+00</text:p>
          </table:table-cell>
          <table:table-cell office:value-type="float" office:value="-1.2834" calcext:value-type="float">
            <text:p>-1.28E+00</text:p>
          </table:table-cell>
          <table:table-cell office:value-type="float" office:value="4.392" calcext:value-type="float">
            <text:p>4.39E+00</text:p>
          </table:table-cell>
          <table:table-cell office:value-type="float" office:value="999730000000" calcext:value-type="float">
            <text:p>1.00E+12</text:p>
          </table:table-cell>
          <table:table-cell office:value-type="float" office:value="0.00041815" calcext:value-type="float">
            <text:p>4.18E-04</text:p>
          </table:table-cell>
          <table:table-cell office:value-type="float" office:value="-2.1649" calcext:value-type="float">
            <text:p>-2.16E+00</text:p>
          </table:table-cell>
          <table:table-cell office:value-type="float" office:value="0.00013664" calcext:value-type="float">
            <text:p>1.37E-04</text:p>
          </table:table-cell>
          <table:table-cell office:value-type="float" office:value="-0.000053771" calcext:value-type="float">
            <text:p>-5.38E-05</text:p>
          </table:table-cell>
          <table:table-cell office:value-type="float" office:value="0.000051388" calcext:value-type="float">
            <text:p>5.14E-05</text:p>
          </table:table-cell>
          <table:table-cell/>
        </table:table-row>
        <table:table-row table:style-name="ro1">
          <table:table-cell/>
          <table:table-cell office:value-type="float" office:value="0.00000000079036" calcext:value-type="float">
            <text:p>7.90E-10</text:p>
          </table:table-cell>
          <table:table-cell office:value-type="float" office:value="-0.000000000078399" calcext:value-type="float">
            <text:p>-7.84E-11</text:p>
          </table:table-cell>
          <table:table-cell office:value-type="float" office:value="-0.0000000014092" calcext:value-type="float">
            <text:p>-1.41E-09</text:p>
          </table:table-cell>
          <table:table-cell office:value-type="float" office:value="-0.0000000000046134" calcext:value-type="float">
            <text:p>-4.61E-12</text:p>
          </table:table-cell>
          <table:table-cell office:value-type="float" office:value="0.0000000000018576" calcext:value-type="float">
            <text:p>1.86E-12</text:p>
          </table:table-cell>
          <table:table-cell office:value-type="float" office:value="0.000000000011865" calcext:value-type="float">
            <text:p>1.19E-11</text:p>
          </table:table-cell>
          <table:table-cell office:value-type="float" office:value="0.00041815" calcext:value-type="float">
            <text:p>4.18E-04</text:p>
          </table:table-cell>
          <table:table-cell office:value-type="float" office:value="5.7926E-015" calcext:value-type="float">
            <text:p>5.79E-15</text:p>
          </table:table-cell>
          <table:table-cell office:value-type="float" office:value="-0.000000000014413" calcext:value-type="float">
            <text:p>-1.44E-11</text:p>
          </table:table-cell>
          <table:table-cell office:value-type="float" office:value="-2.7393E-016" calcext:value-type="float">
            <text:p>-2.74E-16</text:p>
          </table:table-cell>
          <table:table-cell office:value-type="float" office:value="-4.3216E-017" calcext:value-type="float">
            <text:p>-4.32E-17</text:p>
          </table:table-cell>
          <table:table-cell office:value-type="float" office:value="-9.0753E-017" calcext:value-type="float">
            <text:p>-9.08E-17</text:p>
          </table:table-cell>
          <table:table-cell/>
        </table:table-row>
        <table:table-row table:style-name="ro1">
          <table:table-cell/>
          <table:table-cell office:value-type="float" office:value="-0.0000036185" calcext:value-type="float">
            <text:p>-3.62E-06</text:p>
          </table:table-cell>
          <table:table-cell office:value-type="float" office:value="-0.0000024605" calcext:value-type="float">
            <text:p>-2.46E-06</text:p>
          </table:table-cell>
          <table:table-cell office:value-type="float" office:value="0.0000023955" calcext:value-type="float">
            <text:p>2.40E-06</text:p>
          </table:table-cell>
          <table:table-cell office:value-type="float" office:value="0.000000021917" calcext:value-type="float">
            <text:p>2.19E-08</text:p>
          </table:table-cell>
          <table:table-cell office:value-type="float" office:value="0.000000020265" calcext:value-type="float">
            <text:p>2.03E-08</text:p>
          </table:table-cell>
          <table:table-cell office:value-type="float" office:value="-0.000000019925" calcext:value-type="float">
            <text:p>-1.99E-08</text:p>
          </table:table-cell>
          <table:table-cell office:value-type="float" office:value="-2.1649" calcext:value-type="float">
            <text:p>-2.16E+00</text:p>
          </table:table-cell>
          <table:table-cell office:value-type="float" office:value="-0.000000000014413" calcext:value-type="float">
            <text:p>-1.44E-11</text:p>
          </table:table-cell>
          <table:table-cell office:value-type="float" office:value="0.000099908" calcext:value-type="float">
            <text:p>9.99E-05</text:p>
          </table:table-cell>
          <table:table-cell office:value-type="float" office:value="0.00000000000093272" calcext:value-type="float">
            <text:p>9.33E-13</text:p>
          </table:table-cell>
          <table:table-cell office:value-type="float" office:value="-0.0000000000013004" calcext:value-type="float">
            <text:p>-1.30E-12</text:p>
          </table:table-cell>
          <table:table-cell office:value-type="float" office:value="0.00000000000064052" calcext:value-type="float">
            <text:p>6.41E-13</text:p>
          </table:table-cell>
          <table:table-cell/>
        </table:table-row>
        <table:table-row table:style-name="ro1">
          <table:table-cell/>
          <table:table-cell office:value-type="float" office:value="-0.00000000015253" calcext:value-type="float">
            <text:p>-1.53E-10</text:p>
          </table:table-cell>
          <table:table-cell office:value-type="float" office:value="0.00000000001636" calcext:value-type="float">
            <text:p>1.64E-11</text:p>
          </table:table-cell>
          <table:table-cell office:value-type="float" office:value="0.00000000018951" calcext:value-type="float">
            <text:p>1.90E-10</text:p>
          </table:table-cell>
          <table:table-cell office:value-type="float" office:value="0.00000000000051103" calcext:value-type="float">
            <text:p>5.11E-13</text:p>
          </table:table-cell>
          <table:table-cell office:value-type="float" office:value="-0.0000000000001028" calcext:value-type="float">
            <text:p>-1.03E-13</text:p>
          </table:table-cell>
          <table:table-cell office:value-type="float" office:value="-0.00000000000084914" calcext:value-type="float">
            <text:p>-8.49E-13</text:p>
          </table:table-cell>
          <table:table-cell office:value-type="float" office:value="0.00013664" calcext:value-type="float">
            <text:p>1.37E-04</text:p>
          </table:table-cell>
          <table:table-cell office:value-type="float" office:value="-2.7393E-016" calcext:value-type="float">
            <text:p>-2.74E-16</text:p>
          </table:table-cell>
          <table:table-cell office:value-type="float" office:value="0.00000000000093272" calcext:value-type="float">
            <text:p>9.33E-13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.6368E-017" calcext:value-type="float">
            <text:p>2.64E-17</text:p>
          </table:table-cell>
          <table:table-cell office:value-type="float" office:value="-2.6338E-017" calcext:value-type="float">
            <text:p>-2.63E-17</text:p>
          </table:table-cell>
          <table:table-cell/>
        </table:table-row>
        <table:table-row table:style-name="ro1">
          <table:table-cell/>
          <table:table-cell office:value-type="float" office:value="-0.0000000003095" calcext:value-type="float">
            <text:p>-3.10E-10</text:p>
          </table:table-cell>
          <table:table-cell office:value-type="float" office:value="-0.000000000039919" calcext:value-type="float">
            <text:p>-3.99E-11</text:p>
          </table:table-cell>
          <table:table-cell office:value-type="float" office:value="-0.00000000014069" calcext:value-type="float">
            <text:p>-1.41E-10</text:p>
          </table:table-cell>
          <table:table-cell office:value-type="float" office:value="0.00000000000063281" calcext:value-type="float">
            <text:p>6.33E-13</text:p>
          </table:table-cell>
          <table:table-cell office:value-type="float" office:value="-0.0000000000003408" calcext:value-type="float">
            <text:p>-3.41E-13</text:p>
          </table:table-cell>
          <table:table-cell office:value-type="float" office:value="0.00000000000052402" calcext:value-type="float">
            <text:p>5.24E-13</text:p>
          </table:table-cell>
          <table:table-cell office:value-type="float" office:value="-0.000053771" calcext:value-type="float">
            <text:p>-5.38E-05</text:p>
          </table:table-cell>
          <table:table-cell office:value-type="float" office:value="-4.3216E-017" calcext:value-type="float">
            <text:p>-4.32E-17</text:p>
          </table:table-cell>
          <table:table-cell office:value-type="float" office:value="-0.0000000000013004" calcext:value-type="float">
            <text:p>-1.30E-12</text:p>
          </table:table-cell>
          <table:table-cell office:value-type="float" office:value="2.6368E-017" calcext:value-type="float">
            <text:p>2.64E-17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.3125E-017" calcext:value-type="float">
            <text:p>1.31E-17</text:p>
          </table:table-cell>
          <table:table-cell/>
        </table:table-row>
        <table:table-row table:style-name="ro1">
          <table:table-cell/>
          <table:table-cell table:style-name="ce17" office:value-type="float" office:value="0.000000000044219" calcext:value-type="float">
            <text:p>4.42E-11</text:p>
          </table:table-cell>
          <table:table-cell table:style-name="ce20" office:value-type="float" office:value="0.000000000018502" calcext:value-type="float">
            <text:p>1.85E-11</text:p>
          </table:table-cell>
          <table:table-cell table:style-name="ce20" office:value-type="float" office:value="0.00000000010578" calcext:value-type="float">
            <text:p>1.06E-10</text:p>
          </table:table-cell>
          <table:table-cell table:style-name="ce20" office:value-type="float" office:value="-0.000000000000019215" calcext:value-type="float">
            <text:p>-1.92E-14</text:p>
          </table:table-cell>
          <table:table-cell table:style-name="ce20" office:value-type="float" office:value="0.000000000000059208" calcext:value-type="float">
            <text:p>5.92E-14</text:p>
          </table:table-cell>
          <table:table-cell table:style-name="ce20" office:value-type="float" office:value="-0.00000000000045834" calcext:value-type="float">
            <text:p>-4.58E-13</text:p>
          </table:table-cell>
          <table:table-cell table:style-name="ce20" office:value-type="float" office:value="0.000051387" calcext:value-type="float">
            <text:p>5.14E-05</text:p>
          </table:table-cell>
          <table:table-cell table:style-name="ce20" office:value-type="float" office:value="-9.0753E-017" calcext:value-type="float">
            <text:p>-9.08E-17</text:p>
          </table:table-cell>
          <table:table-cell table:style-name="ce20" office:value-type="float" office:value="0.00000000000064052" calcext:value-type="float">
            <text:p>6.41E-13</text:p>
          </table:table-cell>
          <table:table-cell table:style-name="ce20" office:value-type="float" office:value="-2.6338E-017" calcext:value-type="float">
            <text:p>-2.63E-17</text:p>
          </table:table-cell>
          <table:table-cell table:style-name="ce20" office:value-type="float" office:value="1.3125E-017" calcext:value-type="float">
            <text:p>1.31E-17</text:p>
          </table:table-cell>
          <table:table-cell table:style-name="ce23" office:value-type="float" office:value="0.0000000001" calcext:value-type="float">
            <text:p>1.00E-10</text:p>
          </table:table-cell>
          <table:table-cell/>
        </table:table-row>
        <table:table-row table:style-name="ro1" table:number-rows-repeated="12">
          <table:table-cell/>
          <table:table-cell table:style-name="Default" table:number-columns-repeated="12"/>
          <table:table-cell/>
        </table:table-row>
        <table:table-row table:style-name="ro1">
          <table:table-cell/>
          <table:table-cell table:style-name="ce15" office:value-type="string" calcext:value-type="string" table:number-columns-spanned="12" table:number-rows-spanned="1">
            <text:p>Batch – problem 6 covariance matrix – after iter 1</text:p>
          </table:table-cell>
          <table:covered-table-cell table:number-columns-repeated="10" table:style-name="ce18"/>
          <table:covered-table-cell table:style-name="ce21"/>
          <table:table-cell/>
        </table:table-row>
        <table:table-row table:style-name="ro1">
          <table:table-cell/>
          <table:table-cell office:value-type="float" office:value="0.00061327" calcext:value-type="float">
            <text:p>6.13E-04</text:p>
          </table:table-cell>
          <table:table-cell office:value-type="float" office:value="0.000075217" calcext:value-type="float">
            <text:p>7.52E-05</text:p>
          </table:table-cell>
          <table:table-cell office:value-type="float" office:value="-0.0000045575" calcext:value-type="float">
            <text:p>-4.56E-06</text:p>
          </table:table-cell>
          <table:table-cell office:value-type="float" office:value="-0.0000018625" calcext:value-type="float">
            <text:p>-1.86E-06</text:p>
          </table:table-cell>
          <table:table-cell office:value-type="float" office:value="0.00000071013" calcext:value-type="float">
            <text:p>7.10E-07</text:p>
          </table:table-cell>
          <table:table-cell office:value-type="float" office:value="0.00000095679" calcext:value-type="float">
            <text:p>9.57E-07</text:p>
          </table:table-cell>
          <table:table-cell office:value-type="float" office:value="-896.16" calcext:value-type="float">
            <text:p>-8.96E+02</text:p>
          </table:table-cell>
          <table:table-cell office:value-type="float" office:value="0.00000000079054" calcext:value-type="float">
            <text:p>7.91E-10</text:p>
          </table:table-cell>
          <table:table-cell office:value-type="float" office:value="-0.0000036178" calcext:value-type="float">
            <text:p>-3.62E-06</text:p>
          </table:table-cell>
          <table:table-cell office:value-type="float" office:value="-0.00000000015256" calcext:value-type="float">
            <text:p>-1.53E-10</text:p>
          </table:table-cell>
          <table:table-cell office:value-type="float" office:value="-0.00000000030954" calcext:value-type="float">
            <text:p>-3.10E-10</text:p>
          </table:table-cell>
          <table:table-cell office:value-type="float" office:value="0.000000000044231" calcext:value-type="float">
            <text:p>4.42E-11</text:p>
          </table:table-cell>
          <table:table-cell/>
        </table:table-row>
        <table:table-row table:style-name="ro1">
          <table:table-cell/>
          <table:table-cell office:value-type="float" office:value="0.000075217" calcext:value-type="float">
            <text:p>7.52E-05</text:p>
          </table:table-cell>
          <table:table-cell office:value-type="float" office:value="0.000057211" calcext:value-type="float">
            <text:p>5.72E-05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-0.00000011941" calcext:value-type="float">
            <text:p>-1.19E-07</text:p>
          </table:table-cell>
          <table:table-cell office:value-type="float" office:value="-0.000000075278" calcext:value-type="float">
            <text:p>-7.53E-08</text:p>
          </table:table-cell>
          <table:table-cell office:value-type="float" office:value="-0.00000016527" calcext:value-type="float">
            <text:p>-1.65E-07</text:p>
          </table:table-cell>
          <table:table-cell office:value-type="float" office:value="-100.57" calcext:value-type="float">
            <text:p>-1.01E+02</text:p>
          </table:table-cell>
          <table:table-cell office:value-type="float" office:value="-0.000000000078478" calcext:value-type="float">
            <text:p>-7.85E-11</text:p>
          </table:table-cell>
          <table:table-cell office:value-type="float" office:value="-0.0000024601" calcext:value-type="float">
            <text:p>-2.46E-06</text:p>
          </table:table-cell>
          <table:table-cell office:value-type="float" office:value="0.000000000016379" calcext:value-type="float">
            <text:p>1.64E-11</text:p>
          </table:table-cell>
          <table:table-cell office:value-type="float" office:value="-0.000000000039933" calcext:value-type="float">
            <text:p>-3.99E-11</text:p>
          </table:table-cell>
          <table:table-cell office:value-type="float" office:value="0.000000000018508" calcext:value-type="float">
            <text:p>1.85E-11</text:p>
          </table:table-cell>
          <table:table-cell/>
        </table:table-row>
        <table:table-row table:style-name="ro1">
          <table:table-cell/>
          <table:table-cell office:value-type="float" office:value="-0.0000045575" calcext:value-type="float">
            <text:p>-4.56E-06</text:p>
          </table:table-cell>
          <table:table-cell office:value-type="float" office:value="0.0000153" calcext:value-type="float">
            <text:p>1.53E-05</text:p>
          </table:table-cell>
          <table:table-cell office:value-type="float" office:value="0.00098149" calcext:value-type="float">
            <text:p>9.81E-04</text:p>
          </table:table-cell>
          <table:table-cell office:value-type="float" office:value="0.00000064056" calcext:value-type="float">
            <text:p>6.41E-07</text:p>
          </table:table-cell>
          <table:table-cell office:value-type="float" office:value="0.00000016576" calcext:value-type="float">
            <text:p>1.66E-07</text:p>
          </table:table-cell>
          <table:table-cell office:value-type="float" office:value="-0.0000046596" calcext:value-type="float">
            <text:p>-4.66E-06</text:p>
          </table:table-cell>
          <table:table-cell office:value-type="float" office:value="-775.87" calcext:value-type="float">
            <text:p>-7.76E+02</text:p>
          </table:table-cell>
          <table:table-cell office:value-type="float" office:value="-0.0000000014095" calcext:value-type="float">
            <text:p>-1.41E-09</text:p>
          </table:table-cell>
          <table:table-cell office:value-type="float" office:value="0.0000023955" calcext:value-type="float">
            <text:p>2.40E-06</text:p>
          </table:table-cell>
          <table:table-cell office:value-type="float" office:value="0.00000000018951" calcext:value-type="float">
            <text:p>1.90E-10</text:p>
          </table:table-cell>
          <table:table-cell office:value-type="float" office:value="-0.00000000014073" calcext:value-type="float">
            <text:p>-1.41E-10</text:p>
          </table:table-cell>
          <table:table-cell office:value-type="float" office:value="0.00000000010577" calcext:value-type="float">
            <text:p>1.06E-10</text:p>
          </table:table-cell>
          <table:table-cell/>
        </table:table-row>
        <table:table-row table:style-name="ro1">
          <table:table-cell/>
          <table:table-cell office:value-type="float" office:value="-0.0000018625" calcext:value-type="float">
            <text:p>-1.86E-06</text:p>
          </table:table-cell>
          <table:table-cell office:value-type="float" office:value="-0.00000011941" calcext:value-type="float">
            <text:p>-1.19E-07</text:p>
          </table:table-cell>
          <table:table-cell office:value-type="float" office:value="0.00000064056" calcext:value-type="float">
            <text:p>6.41E-07</text:p>
          </table:table-cell>
          <table:table-cell office:value-type="float" office:value="0.0000000069274" calcext:value-type="float">
            <text:p>6.93E-09</text:p>
          </table:table-cell>
          <table:table-cell office:value-type="float" office:value="-0.0000000026697" calcext:value-type="float">
            <text:p>-2.67E-09</text:p>
          </table:table-cell>
          <table:table-cell office:value-type="float" office:value="-0.0000000080167" calcext:value-type="float">
            <text:p>-8.02E-09</text:p>
          </table:table-cell>
          <table:table-cell office:value-type="float" office:value="4.7483" calcext:value-type="float">
            <text:p>4.75E+00</text:p>
          </table:table-cell>
          <table:table-cell office:value-type="float" office:value="-0.0000000000046147" calcext:value-type="float">
            <text:p>-4.61E-12</text:p>
          </table:table-cell>
          <table:table-cell office:value-type="float" office:value="0.000000021915" calcext:value-type="float">
            <text:p>2.19E-08</text:p>
          </table:table-cell>
          <table:table-cell office:value-type="float" office:value="0.00000000000051117" calcext:value-type="float">
            <text:p>5.11E-13</text:p>
          </table:table-cell>
          <table:table-cell office:value-type="float" office:value="0.0000000000006329" calcext:value-type="float">
            <text:p>6.33E-13</text:p>
          </table:table-cell>
          <table:table-cell office:value-type="float" office:value="-0.000000000000019242" calcext:value-type="float">
            <text:p>-1.92E-14</text:p>
          </table:table-cell>
          <table:table-cell/>
        </table:table-row>
        <table:table-row table:style-name="ro1">
          <table:table-cell/>
          <table:table-cell office:value-type="float" office:value="0.00000071013" calcext:value-type="float">
            <text:p>7.10E-07</text:p>
          </table:table-cell>
          <table:table-cell office:value-type="float" office:value="-0.000000075278" calcext:value-type="float">
            <text:p>-7.53E-08</text:p>
          </table:table-cell>
          <table:table-cell office:value-type="float" office:value="0.00000016576" calcext:value-type="float">
            <text:p>1.66E-07</text:p>
          </table:table-cell>
          <table:table-cell office:value-type="float" office:value="-0.0000000026697" calcext:value-type="float">
            <text:p>-2.67E-09</text:p>
          </table:table-cell>
          <table:table-cell office:value-type="float" office:value="0.0000000017982" calcext:value-type="float">
            <text:p>1.80E-09</text:p>
          </table:table-cell>
          <table:table-cell office:value-type="float" office:value="0.0000000018342" calcext:value-type="float">
            <text:p>1.83E-09</text:p>
          </table:table-cell>
          <table:table-cell office:value-type="float" office:value="-1.2832" calcext:value-type="float">
            <text:p>-1.28E+00</text:p>
          </table:table-cell>
          <table:table-cell office:value-type="float" office:value="0.0000000000018583" calcext:value-type="float">
            <text:p>1.86E-12</text:p>
          </table:table-cell>
          <table:table-cell office:value-type="float" office:value="0.00000002026" calcext:value-type="float">
            <text:p>2.03E-08</text:p>
          </table:table-cell>
          <table:table-cell office:value-type="float" office:value="-0.00000000000010292" calcext:value-type="float">
            <text:p>-1.03E-13</text:p>
          </table:table-cell>
          <table:table-cell office:value-type="float" office:value="-0.00000000000034082" calcext:value-type="float">
            <text:p>-3.41E-13</text:p>
          </table:table-cell>
          <table:table-cell office:value-type="float" office:value="0.000000000000059182" calcext:value-type="float">
            <text:p>5.92E-14</text:p>
          </table:table-cell>
          <table:table-cell/>
        </table:table-row>
        <table:table-row table:style-name="ro1">
          <table:table-cell/>
          <table:table-cell office:value-type="float" office:value="0.00000095679" calcext:value-type="float">
            <text:p>9.57E-07</text:p>
          </table:table-cell>
          <table:table-cell office:value-type="float" office:value="-0.00000016527" calcext:value-type="float">
            <text:p>-1.65E-07</text:p>
          </table:table-cell>
          <table:table-cell office:value-type="float" office:value="-0.0000046596" calcext:value-type="float">
            <text:p>-4.66E-06</text:p>
          </table:table-cell>
          <table:table-cell office:value-type="float" office:value="-0.0000000080167" calcext:value-type="float">
            <text:p>-8.02E-09</text:p>
          </table:table-cell>
          <table:table-cell office:value-type="float" office:value="0.0000000018342" calcext:value-type="float">
            <text:p>1.83E-09</text:p>
          </table:table-cell>
          <table:table-cell office:value-type="float" office:value="0.000000029814" calcext:value-type="float">
            <text:p>2.98E-08</text:p>
          </table:table-cell>
          <table:table-cell office:value-type="float" office:value="4.3921" calcext:value-type="float">
            <text:p>4.39E+00</text:p>
          </table:table-cell>
          <table:table-cell office:value-type="float" office:value="0.000000000011866" calcext:value-type="float">
            <text:p>1.19E-11</text:p>
          </table:table-cell>
          <table:table-cell office:value-type="float" office:value="-0.000000019926" calcext:value-type="float">
            <text:p>-1.99E-08</text:p>
          </table:table-cell>
          <table:table-cell office:value-type="float" office:value="-0.00000000000084919" calcext:value-type="float">
            <text:p>-8.49E-13</text:p>
          </table:table-cell>
          <table:table-cell office:value-type="float" office:value="0.00000000000052418" calcext:value-type="float">
            <text:p>5.24E-13</text:p>
          </table:table-cell>
          <table:table-cell office:value-type="float" office:value="-0.00000000000045828" calcext:value-type="float">
            <text:p>-4.58E-13</text:p>
          </table:table-cell>
          <table:table-cell/>
        </table:table-row>
        <table:table-row table:style-name="ro1">
          <table:table-cell/>
          <table:table-cell office:value-type="float" office:value="-896.16" calcext:value-type="float">
            <text:p>-8.96E+02</text:p>
          </table:table-cell>
          <table:table-cell office:value-type="float" office:value="-100.57" calcext:value-type="float">
            <text:p>-1.01E+02</text:p>
          </table:table-cell>
          <table:table-cell office:value-type="float" office:value="-775.87" calcext:value-type="float">
            <text:p>-7.76E+02</text:p>
          </table:table-cell>
          <table:table-cell office:value-type="float" office:value="4.7483" calcext:value-type="float">
            <text:p>4.75E+00</text:p>
          </table:table-cell>
          <table:table-cell office:value-type="float" office:value="-1.2832" calcext:value-type="float">
            <text:p>-1.28E+00</text:p>
          </table:table-cell>
          <table:table-cell office:value-type="float" office:value="4.3921" calcext:value-type="float">
            <text:p>4.39E+00</text:p>
          </table:table-cell>
          <table:table-cell office:value-type="float" office:value="999730000000" calcext:value-type="float">
            <text:p>1.00E+12</text:p>
          </table:table-cell>
          <table:table-cell office:value-type="float" office:value="0.00041908" calcext:value-type="float">
            <text:p>4.19E-04</text:p>
          </table:table-cell>
          <table:table-cell office:value-type="float" office:value="-2.1634" calcext:value-type="float">
            <text:p>-2.16E+00</text:p>
          </table:table-cell>
          <table:table-cell office:value-type="float" office:value="0.00013661" calcext:value-type="float">
            <text:p>1.37E-04</text:p>
          </table:table-cell>
          <table:table-cell office:value-type="float" office:value="-0.000053754" calcext:value-type="float">
            <text:p>-5.38E-05</text:p>
          </table:table-cell>
          <table:table-cell office:value-type="float" office:value="0.000051361" calcext:value-type="float">
            <text:p>5.14E-05</text:p>
          </table:table-cell>
          <table:table-cell/>
        </table:table-row>
        <table:table-row table:style-name="ro1">
          <table:table-cell/>
          <table:table-cell office:value-type="float" office:value="0.00000000079054" calcext:value-type="float">
            <text:p>7.91E-10</text:p>
          </table:table-cell>
          <table:table-cell office:value-type="float" office:value="-0.000000000078478" calcext:value-type="float">
            <text:p>-7.85E-11</text:p>
          </table:table-cell>
          <table:table-cell office:value-type="float" office:value="-0.0000000014095" calcext:value-type="float">
            <text:p>-1.41E-09</text:p>
          </table:table-cell>
          <table:table-cell office:value-type="float" office:value="-0.0000000000046147" calcext:value-type="float">
            <text:p>-4.61E-12</text:p>
          </table:table-cell>
          <table:table-cell office:value-type="float" office:value="0.0000000000018583" calcext:value-type="float">
            <text:p>1.86E-12</text:p>
          </table:table-cell>
          <table:table-cell office:value-type="float" office:value="0.000000000011866" calcext:value-type="float">
            <text:p>1.19E-11</text:p>
          </table:table-cell>
          <table:table-cell office:value-type="float" office:value="0.00041908" calcext:value-type="float">
            <text:p>4.19E-04</text:p>
          </table:table-cell>
          <table:table-cell office:value-type="float" office:value="5.7934E-015" calcext:value-type="float">
            <text:p>5.79E-15</text:p>
          </table:table-cell>
          <table:table-cell office:value-type="float" office:value="-0.000000000014411" calcext:value-type="float">
            <text:p>-1.44E-11</text:p>
          </table:table-cell>
          <table:table-cell office:value-type="float" office:value="-2.7398E-016" calcext:value-type="float">
            <text:p>-2.74E-16</text:p>
          </table:table-cell>
          <table:table-cell office:value-type="float" office:value="-4.3168E-017" calcext:value-type="float">
            <text:p>-4.32E-17</text:p>
          </table:table-cell>
          <table:table-cell office:value-type="float" office:value="-9.0745E-017" calcext:value-type="float">
            <text:p>-9.07E-17</text:p>
          </table:table-cell>
          <table:table-cell/>
        </table:table-row>
        <table:table-row table:style-name="ro1">
          <table:table-cell/>
          <table:table-cell office:value-type="float" office:value="-0.0000036178" calcext:value-type="float">
            <text:p>-3.62E-06</text:p>
          </table:table-cell>
          <table:table-cell office:value-type="float" office:value="-0.0000024601" calcext:value-type="float">
            <text:p>-2.46E-06</text:p>
          </table:table-cell>
          <table:table-cell office:value-type="float" office:value="0.0000023955" calcext:value-type="float">
            <text:p>2.40E-06</text:p>
          </table:table-cell>
          <table:table-cell office:value-type="float" office:value="0.000000021915" calcext:value-type="float">
            <text:p>2.19E-08</text:p>
          </table:table-cell>
          <table:table-cell office:value-type="float" office:value="0.00000002026" calcext:value-type="float">
            <text:p>2.03E-08</text:p>
          </table:table-cell>
          <table:table-cell office:value-type="float" office:value="-0.000000019926" calcext:value-type="float">
            <text:p>-1.99E-08</text:p>
          </table:table-cell>
          <table:table-cell office:value-type="float" office:value="-2.1634" calcext:value-type="float">
            <text:p>-2.16E+00</text:p>
          </table:table-cell>
          <table:table-cell office:value-type="float" office:value="-0.000000000014411" calcext:value-type="float">
            <text:p>-1.44E-11</text:p>
          </table:table-cell>
          <table:table-cell office:value-type="float" office:value="0.000099908" calcext:value-type="float">
            <text:p>9.99E-05</text:p>
          </table:table-cell>
          <table:table-cell office:value-type="float" office:value="0.00000000000093252" calcext:value-type="float">
            <text:p>9.33E-13</text:p>
          </table:table-cell>
          <table:table-cell office:value-type="float" office:value="-0.0000000000013007" calcext:value-type="float">
            <text:p>-1.30E-12</text:p>
          </table:table-cell>
          <table:table-cell office:value-type="float" office:value="0.00000000000064041" calcext:value-type="float">
            <text:p>6.40E-13</text:p>
          </table:table-cell>
          <table:table-cell/>
        </table:table-row>
        <table:table-row table:style-name="ro1">
          <table:table-cell/>
          <table:table-cell office:value-type="float" office:value="-0.00000000015256" calcext:value-type="float">
            <text:p>-1.53E-10</text:p>
          </table:table-cell>
          <table:table-cell office:value-type="float" office:value="0.000000000016379" calcext:value-type="float">
            <text:p>1.64E-11</text:p>
          </table:table-cell>
          <table:table-cell office:value-type="float" office:value="0.00000000018951" calcext:value-type="float">
            <text:p>1.90E-10</text:p>
          </table:table-cell>
          <table:table-cell office:value-type="float" office:value="0.00000000000051117" calcext:value-type="float">
            <text:p>5.11E-13</text:p>
          </table:table-cell>
          <table:table-cell office:value-type="float" office:value="-0.00000000000010292" calcext:value-type="float">
            <text:p>-1.03E-13</text:p>
          </table:table-cell>
          <table:table-cell office:value-type="float" office:value="-0.00000000000084919" calcext:value-type="float">
            <text:p>-8.49E-13</text:p>
          </table:table-cell>
          <table:table-cell office:value-type="float" office:value="0.00013661" calcext:value-type="float">
            <text:p>1.37E-04</text:p>
          </table:table-cell>
          <table:table-cell office:value-type="float" office:value="-2.7398E-016" calcext:value-type="float">
            <text:p>-2.74E-16</text:p>
          </table:table-cell>
          <table:table-cell office:value-type="float" office:value="0.00000000000093252" calcext:value-type="float">
            <text:p>9.33E-13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.6369E-017" calcext:value-type="float">
            <text:p>2.64E-17</text:p>
          </table:table-cell>
          <table:table-cell office:value-type="float" office:value="-2.6333E-017" calcext:value-type="float">
            <text:p>-2.63E-17</text:p>
          </table:table-cell>
          <table:table-cell/>
        </table:table-row>
        <table:table-row table:style-name="ro1">
          <table:table-cell/>
          <table:table-cell office:value-type="float" office:value="-0.00000000030954" calcext:value-type="float">
            <text:p>-3.10E-10</text:p>
          </table:table-cell>
          <table:table-cell office:value-type="float" office:value="-0.000000000039933" calcext:value-type="float">
            <text:p>-3.99E-11</text:p>
          </table:table-cell>
          <table:table-cell office:value-type="float" office:value="-0.00000000014073" calcext:value-type="float">
            <text:p>-1.41E-10</text:p>
          </table:table-cell>
          <table:table-cell office:value-type="float" office:value="0.0000000000006329" calcext:value-type="float">
            <text:p>6.33E-13</text:p>
          </table:table-cell>
          <table:table-cell office:value-type="float" office:value="-0.00000000000034082" calcext:value-type="float">
            <text:p>-3.41E-13</text:p>
          </table:table-cell>
          <table:table-cell office:value-type="float" office:value="0.00000000000052418" calcext:value-type="float">
            <text:p>5.24E-13</text:p>
          </table:table-cell>
          <table:table-cell office:value-type="float" office:value="-0.000053754" calcext:value-type="float">
            <text:p>-5.38E-05</text:p>
          </table:table-cell>
          <table:table-cell office:value-type="float" office:value="-4.3168E-017" calcext:value-type="float">
            <text:p>-4.32E-17</text:p>
          </table:table-cell>
          <table:table-cell office:value-type="float" office:value="-0.0000000000013007" calcext:value-type="float">
            <text:p>-1.30E-12</text:p>
          </table:table-cell>
          <table:table-cell office:value-type="float" office:value="2.6369E-017" calcext:value-type="float">
            <text:p>2.64E-17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.3124E-017" calcext:value-type="float">
            <text:p>1.31E-17</text:p>
          </table:table-cell>
          <table:table-cell/>
        </table:table-row>
        <table:table-row table:style-name="ro1">
          <table:table-cell/>
          <table:table-cell table:style-name="ce17" office:value-type="float" office:value="0.000000000044231" calcext:value-type="float">
            <text:p>4.42E-11</text:p>
          </table:table-cell>
          <table:table-cell table:style-name="ce20" office:value-type="float" office:value="0.000000000018508" calcext:value-type="float">
            <text:p>1.85E-11</text:p>
          </table:table-cell>
          <table:table-cell table:style-name="ce20" office:value-type="float" office:value="0.00000000010577" calcext:value-type="float">
            <text:p>1.06E-10</text:p>
          </table:table-cell>
          <table:table-cell table:style-name="ce20" office:value-type="float" office:value="-0.000000000000019242" calcext:value-type="float">
            <text:p>-1.92E-14</text:p>
          </table:table-cell>
          <table:table-cell table:style-name="ce20" office:value-type="float" office:value="0.000000000000059182" calcext:value-type="float">
            <text:p>5.92E-14</text:p>
          </table:table-cell>
          <table:table-cell table:style-name="ce20" office:value-type="float" office:value="-0.00000000000045828" calcext:value-type="float">
            <text:p>-4.58E-13</text:p>
          </table:table-cell>
          <table:table-cell table:style-name="ce20" office:value-type="float" office:value="0.00005136" calcext:value-type="float">
            <text:p>5.14E-05</text:p>
          </table:table-cell>
          <table:table-cell table:style-name="ce20" office:value-type="float" office:value="-9.0745E-017" calcext:value-type="float">
            <text:p>-9.07E-17</text:p>
          </table:table-cell>
          <table:table-cell table:style-name="ce20" office:value-type="float" office:value="0.00000000000064041" calcext:value-type="float">
            <text:p>6.40E-13</text:p>
          </table:table-cell>
          <table:table-cell table:style-name="ce20" office:value-type="float" office:value="-2.6333E-017" calcext:value-type="float">
            <text:p>-2.63E-17</text:p>
          </table:table-cell>
          <table:table-cell table:style-name="ce20" office:value-type="float" office:value="1.3124E-017" calcext:value-type="float">
            <text:p>1.31E-17</text:p>
          </table:table-cell>
          <table:table-cell table:style-name="ce23" office:value-type="float" office:value="0.0000000001" calcext:value-type="float">
            <text:p>1.00E-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09:54:32.001407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3:39:48.174865000</meta:creation-date>
    <dc:date>2016-05-13T11:18:52.702071727</dc:date>
    <meta:editing-duration>PT24M12S</meta:editing-duration>
    <meta:editing-cycles>2</meta:editing-cycles>
    <meta:generator>LibreOffice/4.3.7.2$Linux_X86_64 LibreOffice_project/430$Build-2</meta:generator>
    <dc:creator>Timothy Smith</dc:creator>
    <meta:document-statistic meta:table-count="7" meta:cell-count="1971" meta:object-count="0"/>
  </office:meta>
</office:document-meta>
</file>